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>
            <text:p>po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7"/>
          <table:table-cell office:value-type="string">
            <text:p>~regiments</text:p>
          </table:table-cell>
          <table:table-cell table:number-columns-repeated="18"/>
          <table:table-cell office:value-type="string">
            <text:p>~origins</text:p>
          </table:table-cell>
          <table:table-cell table:number-columns-repeated="13"/>
        </table:table-row>
        <table:table-row table:style-name="ro1">
          <table:table-cell table:number-columns-repeated="27"/>
          <table:table-cell office:value-type="string">
            <text:p>abbr</text:p>
          </table:table-cell>
          <table:table-cell office:value-type="string">
            <text:p>origin</text:p>
          </table:table-cell>
          <table:table-cell office:value-type="string">
            <text:p>name</text:p>
          </table:table-cell>
          <table:table-cell office:value-type="string">
            <text:p>side</text:p>
          </table:table-cell>
          <table:table-cell office:value-type="string">
            <text:p>flag1</text:p>
          </table:table-cell>
          <table:table-cell office:value-type="string">
            <text:p>flag2</text:p>
          </table:table-cell>
          <table:table-cell office:value-type="string">
            <text:p>class</text:p>
          </table:table-cell>
          <table:table-cell office:value-type="string">
            <text:p>weapon</text:p>
          </table:table-cell>
          <table:table-cell office:value-type="string">
            <text:p>freq</text:p>
          </table:table-cell>
          <table:table-cell table:number-columns-repeated="10"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actio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~player_levels</text:p>
          </table:table-cell>
          <table:table-cell table:number-columns-repeated="24"/>
          <table:table-cell office:value-type="string">
            <text:p>u_ar</text:p>
          </table:table-cell>
          <table:table-cell office:value-type="string">
            <text:p>u_ar</text:p>
          </table:table-cell>
          <table:table-cell office:value-type="string">
            <text:p>Arkansas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6">
            <text:p>6</text:p>
          </table:table-cell>
          <table:table-cell/>
          <table:table-cell table:formula="of:=[.AB6]" office:value-type="string" office:string-value="u_ar">
            <text:p>u_ar</text:p>
          </table:table-cell>
          <table:table-cell table:formula="of:=INT([.AJ6]*[.AN6])" office:value-type="float" office:value="4">
            <text:p>4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u_pa</text:p>
          </table:table-cell>
          <table:table-cell office:value-type="float" office:value="200">
            <text:p>200</text:p>
          </table:table-cell>
          <table:table-cell office:value-type="string">
            <text:p>u_pa</text:p>
          </table:table-cell>
          <table:table-cell office:value-type="float" office:value="19427">
            <text:p>19427</text:p>
          </table:table-cell>
          <table:table-cell/>
          <table:table-cell office:value-type="string">
            <text:p>u_ar</text:p>
          </table:table-cell>
          <table:table-cell office:value-type="string">
            <text:p>Arkansas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>
            <text:p>id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guns</text:p>
          </table:table-cell>
          <table:table-cell office:value-type="string">
            <text:p>rank</text:p>
          </table:table-cell>
          <table:table-cell office:value-type="string">
            <text:p>rank_full</text:p>
          </table:table-cell>
          <table:table-cell office:value-type="string">
            <text:p>allowed_regts</text:p>
          </table:table-cell>
          <table:table-cell office:value-type="string">
            <text:p>allowed_guns</text:p>
          </table:table-cell>
          <table:table-cell table:number-columns-repeated="17"/>
          <table:table-cell office:value-type="string">
            <text:p>u_al</text:p>
          </table:table-cell>
          <table:table-cell office:value-type="string">
            <text:p>u_al</text:p>
          </table:table-cell>
          <table:table-cell office:value-type="string">
            <text:p>Alabam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">
            <text:p>4</text:p>
          </table:table-cell>
          <table:table-cell/>
          <table:table-cell table:formula="of:=[.AB7]" office:value-type="string" office:string-value="u_al">
            <text:p>u_al</text:p>
          </table:table-cell>
          <table:table-cell table:formula="of:=INT([.AJ7]*[.AN7])" office:value-type="float" office:value="2">
            <text:p>2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u_oh</text:p>
          </table:table-cell>
          <table:table-cell office:value-type="float" office:value="197">
            <text:p>197</text:p>
          </table:table-cell>
          <table:table-cell office:value-type="string">
            <text:p>u_oh</text:p>
          </table:table-cell>
          <table:table-cell office:value-type="float" office:value="18911">
            <text:p>18911</text:p>
          </table:table-cell>
          <table:table-cell/>
          <table:table-cell office:value-type="string">
            <text:p>u_al</text:p>
          </table:table-cell>
          <table:table-cell office:value-type="string">
            <text:p>Alabam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assuming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Pvt</text:p>
          </table:table-cell>
          <table:table-cell office:value-type="string">
            <text:p>Private</text:p>
          </table:table-cell>
          <table:table-cell office:value-type="float" office:value="5">
            <text:p>5</text:p>
          </table:table-cell>
          <table:table-cell table:formula="of:=[.I8]+1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I8]*1.2" office:value-type="float" office:value="6">
            <text:p>6</text:p>
          </table:table-cell>
          <table:table-cell table:number-columns-repeated="15"/>
          <table:table-cell table:number-columns-repeated="2" office:value-type="string">
            <text:p>u_ca</text:p>
          </table:table-cell>
          <table:table-cell office:value-type="string">
            <text:p>Californi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8">
            <text:p>8</text:p>
          </table:table-cell>
          <table:table-cell/>
          <table:table-cell table:formula="of:=[.AB8]" office:value-type="string" office:string-value="u_ca">
            <text:p>u_ca</text:p>
          </table:table-cell>
          <table:table-cell table:formula="of:=INT([.AJ8]*[.AN8])" office:value-type="float" office:value="5">
            <text:p>5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u_ny</text:p>
          </table:table-cell>
          <table:table-cell office:value-type="float" office:value="194">
            <text:p>194</text:p>
          </table:table-cell>
          <table:table-cell office:value-type="string">
            <text:p>u_ny</text:p>
          </table:table-cell>
          <table:table-cell office:value-type="float" office:value="18700">
            <text:p>18700</text:p>
          </table:table-cell>
          <table:table-cell/>
          <table:table-cell office:value-type="string">
            <text:p>u_ca</text:p>
          </table:table-cell>
          <table:table-cell office:value-type="string">
            <text:p>Californi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+25 pts for win (base)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office:value-type="string">
            <text:p>Cpl</text:p>
          </table:table-cell>
          <table:table-cell office:value-type="string">
            <text:p>Corporal</text:p>
          </table:table-cell>
          <table:table-cell office:value-type="float" office:value="6">
            <text:p>6</text:p>
          </table:table-cell>
          <table:table-cell table:formula="of:=[.I9]+1" office:value-type="float" office:value="7">
            <text:p>7</text:p>
          </table:table-cell>
          <table:table-cell table:formula="of:=[.E9]/250" office:value-type="float" office:value="9">
            <text:p>9</text:p>
          </table:table-cell>
          <table:table-cell table:number-columns-repeated="16"/>
          <table:table-cell table:number-columns-repeated="2" office:value-type="string">
            <text:p>u_co</text:p>
          </table:table-cell>
          <table:table-cell office:value-type="string">
            <text:p>Colorado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">
            <text:p>3</text:p>
          </table:table-cell>
          <table:table-cell/>
          <table:table-cell table:formula="of:=[.AB9]" office:value-type="string" office:string-value="u_co">
            <text:p>u_co</text:p>
          </table:table-cell>
          <table:table-cell table:formula="of:=INT([.AJ9]*[.AN9])" office:value-type="float" office:value="2">
            <text:p>2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u_in</text:p>
          </table:table-cell>
          <table:table-cell office:value-type="float" office:value="159">
            <text:p>159</text:p>
          </table:table-cell>
          <table:table-cell office:value-type="string">
            <text:p>u_in</text:p>
          </table:table-cell>
          <table:table-cell office:value-type="float" office:value="15465">
            <text:p>15465</text:p>
          </table:table-cell>
          <table:table-cell/>
          <table:table-cell office:value-type="string">
            <text:p>u_co</text:p>
          </table:table-cell>
          <table:table-cell office:value-type="string">
            <text:p>Colorado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Sgt</text:p>
          </table:table-cell>
          <table:table-cell office:value-type="string">
            <text:p>Sergeant</text:p>
          </table:table-cell>
          <table:table-cell office:value-type="float" office:value="7">
            <text:p>7</text:p>
          </table:table-cell>
          <table:table-cell table:formula="of:=[.I10]+1" office:value-type="float" office:value="8">
            <text:p>8</text:p>
          </table:table-cell>
          <table:table-cell table:formula="of:=[.E10]/250" office:value-type="float" office:value="10">
            <text:p>10</text:p>
          </table:table-cell>
          <table:table-cell table:number-columns-repeated="16"/>
          <table:table-cell table:number-columns-repeated="2" office:value-type="string">
            <text:p>u_ct</text:p>
          </table:table-cell>
          <table:table-cell office:value-type="string">
            <text:p>Connecticut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CT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0">
            <text:p>30</text:p>
          </table:table-cell>
          <table:table-cell/>
          <table:table-cell table:formula="of:=[.AB10]" office:value-type="string" office:string-value="u_ct">
            <text:p>u_ct</text:p>
          </table:table-cell>
          <table:table-cell table:formula="of:=INT([.AJ10]*[.AN10])"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il</text:p>
          </table:table-cell>
          <table:table-cell office:value-type="float" office:value="156">
            <text:p>156</text:p>
          </table:table-cell>
          <table:table-cell office:value-type="string">
            <text:p>u_il</text:p>
          </table:table-cell>
          <table:table-cell office:value-type="float" office:value="14951">
            <text:p>14951</text:p>
          </table:table-cell>
          <table:table-cell/>
          <table:table-cell office:value-type="string">
            <text:p>u_ct</text:p>
          </table:table-cell>
          <table:table-cell office:value-type="string">
            <text:p>Connecticu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>
            <text:p>1st Sgt</text:p>
          </table:table-cell>
          <table:table-cell office:value-type="string">
            <text:p>First Sergeant</text:p>
          </table:table-cell>
          <table:table-cell office:value-type="float" office:value="7">
            <text:p>7</text:p>
          </table:table-cell>
          <table:table-cell table:formula="of:=[.I11]+1" office:value-type="float" office:value="8">
            <text:p>8</text:p>
          </table:table-cell>
          <table:table-cell table:formula="of:=[.E11]/250" office:value-type="float" office:value="11">
            <text:p>11</text:p>
          </table:table-cell>
          <table:table-cell table:number-columns-repeated="16"/>
          <table:table-cell office:value-type="string">
            <text:p>u_de</text:p>
          </table:table-cell>
          <table:table-cell office:value-type="string">
            <text:p>u_de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DE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9">
            <text:p>9</text:p>
          </table:table-cell>
          <table:table-cell/>
          <table:table-cell table:formula="of:=[.AB11]" office:value-type="string" office:string-value="u_de">
            <text:p>u_de</text:p>
          </table:table-cell>
          <table:table-cell table:formula="of:=INT([.AJ11]*[.AN11])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ma</text:p>
          </table:table-cell>
          <table:table-cell office:value-type="float" office:value="62">
            <text:p>62</text:p>
          </table:table-cell>
          <table:table-cell office:value-type="string">
            <text:p>u_ma</text:p>
          </table:table-cell>
          <table:table-cell office:value-type="float" office:value="5865">
            <text:p>5865</text:p>
          </table:table-cell>
          <table:table-cell/>
          <table:table-cell office:value-type="string">
            <text:p>u_de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60000">
            <text:p>60000</text:p>
          </table:table-cell>
          <table:table-cell table:number-columns-repeated="5"/>
          <table:table-cell table:formula="of:=[.BF10]/5" office:value-type="float" office:value="2000">
            <text:p>20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string">
            <text:p>Ord Sgt</text:p>
          </table:table-cell>
          <table:table-cell office:value-type="string">
            <text:p>Ordnance Sergeant</text:p>
          </table:table-cell>
          <table:table-cell office:value-type="float" office:value="8">
            <text:p>8</text:p>
          </table:table-cell>
          <table:table-cell table:formula="of:=[.I12]+1" office:value-type="float" office:value="9">
            <text:p>9</text:p>
          </table:table-cell>
          <table:table-cell table:formula="of:=[.E12]/250" office:value-type="float" office:value="12">
            <text:p>12</text:p>
          </table:table-cell>
          <table:table-cell table:number-columns-repeated="16"/>
          <table:table-cell office:value-type="string">
            <text:p>u_ga</text:p>
          </table:table-cell>
          <table:table-cell office:value-type="string">
            <text:p>u_ga</text:p>
          </table:table-cell>
          <table:table-cell office:value-type="string">
            <text:p>Georg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">
            <text:p>1</text:p>
          </table:table-cell>
          <table:table-cell/>
          <table:table-cell table:formula="of:=[.AB12]" office:value-type="string" office:string-value="u_ga">
            <text:p>u_ga</text:p>
          </table:table-cell>
          <table:table-cell table:formula="of:=INT([.AJ12]*[.AN12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wi</text:p>
          </table:table-cell>
          <table:table-cell office:value-type="float" office:value="53">
            <text:p>53</text:p>
          </table:table-cell>
          <table:table-cell office:value-type="string">
            <text:p>u_wi</text:p>
          </table:table-cell>
          <table:table-cell office:value-type="float" office:value="5155">
            <text:p>5155</text:p>
          </table:table-cell>
          <table:table-cell/>
          <table:table-cell office:value-type="string">
            <text:p>u_ga</text:p>
          </table:table-cell>
          <table:table-cell office:value-type="string">
            <text:p>Georgi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inner</text:p>
          </table:table-cell>
          <table:table-cell office:value-type="float" office:value="4">
            <text:p>4</text:p>
          </table:table-cell>
          <table:table-cell table:formula="of:=[.BA12]*1000" office:value-type="float" office:value="4000">
            <text:p>4000</text:p>
          </table:table-cell>
          <table:table-cell table:formula="of:=[.BB12]" office:value-type="float" office:value="4000">
            <text:p>4000</text:p>
          </table:table-cell>
          <table:table-cell table:number-columns-repeated="2"/>
          <table:table-cell table:formula="of:=[.BF10]/20" office:value-type="float" office:value="500">
            <text:p>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3250">
            <text:p>3250</text:p>
          </table:table-cell>
          <table:table-cell office:value-type="float" office:value="8">
            <text:p>8</text:p>
          </table:table-cell>
          <table:table-cell office:value-type="string">
            <text:p>QM Sgt</text:p>
          </table:table-cell>
          <table:table-cell office:value-type="string">
            <text:p>Quartermaster Sergeant</text:p>
          </table:table-cell>
          <table:table-cell office:value-type="float" office:value="8">
            <text:p>8</text:p>
          </table:table-cell>
          <table:table-cell table:formula="of:=[.I13]+1" office:value-type="float" office:value="9">
            <text:p>9</text:p>
          </table:table-cell>
          <table:table-cell table:formula="of:=[.E13]/250" office:value-type="float" office:value="13">
            <text:p>13</text:p>
          </table:table-cell>
          <table:table-cell table:number-columns-repeated="16"/>
          <table:table-cell office:value-type="string">
            <text:p>u_il</text:p>
          </table:table-cell>
          <table:table-cell office:value-type="string">
            <text:p>u_il</text:p>
          </table:table-cell>
          <table:table-cell office:value-type="string">
            <text:p>Illinoi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56">
            <text:p>156</text:p>
          </table:table-cell>
          <table:table-cell/>
          <table:table-cell table:formula="of:=[.AB13]" office:value-type="string" office:string-value="u_il">
            <text:p>u_il</text:p>
          </table:table-cell>
          <table:table-cell table:formula="of:=INT([.AJ13]*[.AN13])" office:value-type="float" office:value="156">
            <text:p>1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usct</text:p>
          </table:table-cell>
          <table:table-cell office:value-type="float" office:value="41">
            <text:p>41</text:p>
          </table:table-cell>
          <table:table-cell office:value-type="string">
            <text:p>u_usct</text:p>
          </table:table-cell>
          <table:table-cell office:value-type="float" office:value="3942">
            <text:p>3942</text:p>
          </table:table-cell>
          <table:table-cell/>
          <table:table-cell office:value-type="string">
            <text:p>u_il</text:p>
          </table:table-cell>
          <table:table-cell office:value-type="string">
            <text:p>Illinoi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oser</text:p>
          </table:table-cell>
          <table:table-cell office:value-type="float" office:value="2">
            <text:p>2</text:p>
          </table:table-cell>
          <table:table-cell table:formula="of:=[.BA13]*1000" office:value-type="float" office:value="2000">
            <text:p>2000</text:p>
          </table:table-cell>
          <table:table-cell table:formula="of:=-[.BB13]" office:value-type="float" office:value="-2000">
            <text:p>-2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string">
            <text:p>Sgt Maj</text:p>
          </table:table-cell>
          <table:table-cell office:value-type="string">
            <text:p>Sergeant Major</text:p>
          </table:table-cell>
          <table:table-cell office:value-type="float" office:value="9">
            <text:p>9</text:p>
          </table:table-cell>
          <table:table-cell table:formula="of:=[.I14]+1" office:value-type="float" office:value="10">
            <text:p>10</text:p>
          </table:table-cell>
          <table:table-cell table:formula="of:=[.E14]/250" office:value-type="float" office:value="14">
            <text:p>14</text:p>
          </table:table-cell>
          <table:table-cell table:number-columns-repeated="16"/>
          <table:table-cell table:number-columns-repeated="2" office:value-type="string">
            <text:p>u_in</text:p>
          </table:table-cell>
          <table:table-cell office:value-type="string">
            <text:p>Indian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IN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59">
            <text:p>159</text:p>
          </table:table-cell>
          <table:table-cell/>
          <table:table-cell table:formula="of:=[.AB14]" office:value-type="string" office:string-value="u_in">
            <text:p>u_in</text:p>
          </table:table-cell>
          <table:table-cell table:formula="of:=INT([.AJ14]*[.AN14])" office:value-type="float" office:value="159">
            <text:p>15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mo</text:p>
          </table:table-cell>
          <table:table-cell office:value-type="float" office:value="40">
            <text:p>40</text:p>
          </table:table-cell>
          <table:table-cell office:value-type="string">
            <text:p>u_nj</text:p>
          </table:table-cell>
          <table:table-cell office:value-type="float" office:value="3823">
            <text:p>3823</text:p>
          </table:table-cell>
          <table:table-cell/>
          <table:table-cell office:value-type="string">
            <text:p>u_in</text:p>
          </table:table-cell>
          <table:table-cell office:value-type="string">
            <text:p>Indian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ts</text:p>
          </table:table-cell>
          <table:table-cell/>
          <table:table-cell office:value-type="float" office:value="0">
            <text:p>0</text:p>
          </table:table-cell>
          <table:table-cell table:formula="of:=[.BB14]*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3750">
            <text:p>3750</text:p>
          </table:table-cell>
          <table:table-cell office:value-type="float" office:value="10">
            <text:p>10</text:p>
          </table:table-cell>
          <table:table-cell office:value-type="string">
            <text:p>2Lt</text:p>
          </table:table-cell>
          <table:table-cell office:value-type="string">
            <text:p>Second Lieutenant</text:p>
          </table:table-cell>
          <table:table-cell office:value-type="float" office:value="10">
            <text:p>10</text:p>
          </table:table-cell>
          <table:table-cell table:formula="of:=[.I15]+1" office:value-type="float" office:value="11">
            <text:p>11</text:p>
          </table:table-cell>
          <table:table-cell table:formula="of:=[.E15]/250" office:value-type="float" office:value="15">
            <text:p>15</text:p>
          </table:table-cell>
          <table:table-cell table:number-columns-repeated="16"/>
          <table:table-cell office:value-type="string">
            <text:p>u_ia</text:p>
          </table:table-cell>
          <table:table-cell office:value-type="string">
            <text:p>u_ia</text:p>
          </table:table-cell>
          <table:table-cell office:value-type="string">
            <text:p>Iow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I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8">
            <text:p>48</text:p>
          </table:table-cell>
          <table:table-cell/>
          <table:table-cell table:formula="of:=[.AB15]" office:value-type="string" office:string-value="u_ia">
            <text:p>u_ia</text:p>
          </table:table-cell>
          <table:table-cell table:formula="of:=INT([.AJ15]*[.AN15])" office:value-type="float" office:value="19">
            <text:p>19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u_nj</text:p>
          </table:table-cell>
          <table:table-cell office:value-type="float" office:value="40">
            <text:p>40</text:p>
          </table:table-cell>
          <table:table-cell office:value-type="string">
            <text:p>u_mo</text:p>
          </table:table-cell>
          <table:table-cell office:value-type="float" office:value="3761">
            <text:p>3761</text:p>
          </table:table-cell>
          <table:table-cell/>
          <table:table-cell office:value-type="string">
            <text:p>u_ia</text:p>
          </table:table-cell>
          <table:table-cell office:value-type="string">
            <text:p>Iowa</text:p>
          </table:table-cell>
          <table:table-cell office:value-type="float" office:value="1">
            <text:p>1</text:p>
          </table:table-cell>
          <table:table-cell table:number-columns-repeated="10"/>
          <table:table-cell table:formula="of:=[.BH11]/3" office:value-type="float" office:value="666.666666666667">
            <text:p>666.6666666667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1Lt</text:p>
          </table:table-cell>
          <table:table-cell office:value-type="string">
            <text:p>First Lieutenant</text:p>
          </table:table-cell>
          <table:table-cell office:value-type="float" office:value="11">
            <text:p>11</text:p>
          </table:table-cell>
          <table:table-cell table:formula="of:=[.I16]+1" office:value-type="float" office:value="12">
            <text:p>12</text:p>
          </table:table-cell>
          <table:table-cell table:formula="of:=[.E16]/250" office:value-type="float" office:value="16">
            <text:p>16</text:p>
          </table:table-cell>
          <table:table-cell table:number-columns-repeated="16"/>
          <table:table-cell table:number-columns-repeated="2" office:value-type="string">
            <text:p>u_ks</text:p>
          </table:table-cell>
          <table:table-cell office:value-type="string">
            <text:p>Kansas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5">
            <text:p>15</text:p>
          </table:table-cell>
          <table:table-cell/>
          <table:table-cell table:formula="of:=[.AB16]" office:value-type="string" office:string-value="u_ks">
            <text:p>u_ks</text:p>
          </table:table-cell>
          <table:table-cell table:formula="of:=INT([.AJ16]*[.AN16])"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u_ky</text:p>
          </table:table-cell>
          <table:table-cell office:value-type="float" office:value="36">
            <text:p>36</text:p>
          </table:table-cell>
          <table:table-cell office:value-type="string">
            <text:p>u_ky</text:p>
          </table:table-cell>
          <table:table-cell office:value-type="float" office:value="3546">
            <text:p>3546</text:p>
          </table:table-cell>
          <table:table-cell/>
          <table:table-cell office:value-type="string">
            <text:p>u_ks</text:p>
          </table:table-cell>
          <table:table-cell office:value-type="string">
            <text:p>Kansas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4200">
            <text:p>4200</text:p>
          </table:table-cell>
          <table:table-cell office:value-type="float" office:value="12">
            <text:p>12</text:p>
          </table:table-cell>
          <table:table-cell office:value-type="string">
            <text:p>Capt</text:p>
          </table:table-cell>
          <table:table-cell office:value-type="string">
            <text:p>Captain</text:p>
          </table:table-cell>
          <table:table-cell office:value-type="float" office:value="12">
            <text:p>12</text:p>
          </table:table-cell>
          <table:table-cell table:formula="of:=[.I17]+1" office:value-type="float" office:value="13">
            <text:p>13</text:p>
          </table:table-cell>
          <table:table-cell table:formula="of:=[.E17]/250" office:value-type="float" office:value="16.8">
            <text:p>16.8</text:p>
          </table:table-cell>
          <table:table-cell table:number-columns-repeated="16"/>
          <table:table-cell office:value-type="string">
            <text:p>u_ksm</text:p>
          </table:table-cell>
          <table:table-cell office:value-type="string">
            <text:p>u_ks</text:p>
          </table:table-cell>
          <table:table-cell office:value-type="string">
            <text:p>Kansas Milit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22">
            <text:p>22</text:p>
          </table:table-cell>
          <table:table-cell/>
          <table:table-cell table:formula="of:=[.AB17]" office:value-type="string" office:string-value="u_ksm">
            <text:p>u_ksm</text:p>
          </table:table-cell>
          <table:table-cell table:formula="of:=INT([.AJ17]*[.AN17])" office:value-type="float" office:value="2">
            <text:p>2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u_me</text:p>
          </table:table-cell>
          <table:table-cell office:value-type="float" office:value="32">
            <text:p>32</text:p>
          </table:table-cell>
          <table:table-cell office:value-type="string">
            <text:p>u_me</text:p>
          </table:table-cell>
          <table:table-cell office:value-type="float" office:value="3113">
            <text:p>3113</text:p>
          </table:table-cell>
          <table:table-cell/>
          <table:table-cell office:value-type="string">
            <text:p>u_ky</text:p>
          </table:table-cell>
          <table:table-cell office:value-type="string">
            <text:p>Kentucky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BC12:.BC14])"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400">
            <text:p>4400</text:p>
          </table:table-cell>
          <table:table-cell office:value-type="float" office:value="12">
            <text:p>12</text:p>
          </table:table-cell>
          <table:table-cell office:value-type="string">
            <text:p>Maj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table:formula="of:=[.I18]+1" office:value-type="float" office:value="14">
            <text:p>14</text:p>
          </table:table-cell>
          <table:table-cell table:formula="of:=[.E18]/250" office:value-type="float" office:value="17.6">
            <text:p>17.6</text:p>
          </table:table-cell>
          <table:table-cell table:number-columns-repeated="16"/>
          <table:table-cell office:value-type="string">
            <text:p>u_ky</text:p>
          </table:table-cell>
          <table:table-cell office:value-type="string">
            <text:p>u_ky</text:p>
          </table:table-cell>
          <table:table-cell office:value-type="string">
            <text:p>Kentucky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0">
            <text:p>40</text:p>
          </table:table-cell>
          <table:table-cell/>
          <table:table-cell table:formula="of:=[.AB18]" office:value-type="string" office:string-value="u_ky">
            <text:p>u_ky</text:p>
          </table:table-cell>
          <table:table-cell table:formula="of:=INT([.AJ18]*[.AN18])" office:value-type="float" office:value="36">
            <text:p>36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u_ct</text:p>
          </table:table-cell>
          <table:table-cell office:value-type="float" office:value="30">
            <text:p>30</text:p>
          </table:table-cell>
          <table:table-cell office:value-type="string">
            <text:p>u_ct</text:p>
          </table:table-cell>
          <table:table-cell office:value-type="float" office:value="2926">
            <text:p>2926</text:p>
          </table:table-cell>
          <table:table-cell/>
          <table:table-cell office:value-type="string">
            <text:p>u_la</text:p>
          </table:table-cell>
          <table:table-cell office:value-type="string">
            <text:p>Louisian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700">
            <text:p>700</text:p>
          </table:table-cell>
          <table:table-cell office:value-type="float" office:value="4600">
            <text:p>4600</text:p>
          </table:table-cell>
          <table:table-cell office:value-type="float" office:value="14">
            <text:p>14</text:p>
          </table:table-cell>
          <table:table-cell office:value-type="string">
            <text:p>Lt Col</text:p>
          </table:table-cell>
          <table:table-cell office:value-type="string">
            <text:p>Lieutenant Colonel</text:p>
          </table:table-cell>
          <table:table-cell office:value-type="float" office:value="14">
            <text:p>14</text:p>
          </table:table-cell>
          <table:table-cell table:formula="of:=[.I19]+1" office:value-type="float" office:value="15">
            <text:p>15</text:p>
          </table:table-cell>
          <table:table-cell table:formula="of:=[.E19]/250" office:value-type="float" office:value="18.4">
            <text:p>18.4</text:p>
          </table:table-cell>
          <table:table-cell table:number-columns-repeated="16"/>
          <table:table-cell table:number-columns-repeated="2" office:value-type="string">
            <text:p>u_la</text:p>
          </table:table-cell>
          <table:table-cell office:value-type="string">
            <text:p>Louisian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2">
            <text:p>12</text:p>
          </table:table-cell>
          <table:table-cell/>
          <table:table-cell table:formula="of:=[.AB19]" office:value-type="string" office:string-value="u_la">
            <text:p>u_la</text:p>
          </table:table-cell>
          <table:table-cell table:formula="of:=INT([.AJ19]*[.AN19])" office:value-type="float" office:value="4">
            <text:p>4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u_mi</text:p>
          </table:table-cell>
          <table:table-cell office:value-type="float" office:value="30">
            <text:p>30</text:p>
          </table:table-cell>
          <table:table-cell office:value-type="string">
            <text:p>u_mi</text:p>
          </table:table-cell>
          <table:table-cell office:value-type="float" office:value="2903">
            <text:p>2903</text:p>
          </table:table-cell>
          <table:table-cell/>
          <table:table-cell office:value-type="string">
            <text:p>u_me</text:p>
          </table:table-cell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BB11]/100" office:value-type="float" office:value="600">
            <text:p>600</text:p>
          </table:table-cell>
          <table:table-cell/>
          <table:table-cell table:formula="of:=[.BB11]/20"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office:value-type="float" office:value="4750">
            <text:p>4750</text:p>
          </table:table-cell>
          <table:table-cell office:value-type="float" office:value="14">
            <text:p>14</text:p>
          </table:table-cell>
          <table:table-cell office:value-type="string">
            <text:p>Col</text:p>
          </table:table-cell>
          <table:table-cell office:value-type="string">
            <text:p>Colonel</text:p>
          </table:table-cell>
          <table:table-cell office:value-type="float" office:value="15">
            <text:p>15</text:p>
          </table:table-cell>
          <table:table-cell table:formula="of:=[.I20]+1" office:value-type="float" office:value="16">
            <text:p>16</text:p>
          </table:table-cell>
          <table:table-cell table:formula="of:=[.E20]/250" office:value-type="float" office:value="19">
            <text:p>19</text:p>
          </table:table-cell>
          <table:table-cell table:number-columns-repeated="16"/>
          <table:table-cell table:number-columns-repeated="2" office:value-type="string">
            <text:p>u_me</text:p>
          </table:table-cell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E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2">
            <text:p>32</text:p>
          </table:table-cell>
          <table:table-cell/>
          <table:table-cell table:formula="of:=[.AB20]" office:value-type="string" office:string-value="u_me">
            <text:p>u_me</text:p>
          </table:table-cell>
          <table:table-cell table:formula="of:=INT([.AJ20]*[.AN20])"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us</text:p>
          </table:table-cell>
          <table:table-cell office:value-type="float" office:value="20">
            <text:p>20</text:p>
          </table:table-cell>
          <table:table-cell office:value-type="string">
            <text:p>u_usv</text:p>
          </table:table-cell>
          <table:table-cell office:value-type="float" office:value="2473">
            <text:p>2473</text:p>
          </table:table-cell>
          <table:table-cell/>
          <table:table-cell office:value-type="string">
            <text:p>u_md</text:p>
          </table:table-cell>
          <table:table-cell office:value-type="string">
            <text:p>Maryland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4900">
            <text:p>4900</text:p>
          </table:table-cell>
          <table:table-cell office:value-type="float" office:value="14">
            <text:p>14</text:p>
          </table:table-cell>
          <table:table-cell office:value-type="string">
            <text:p>Brig Gen</text:p>
          </table:table-cell>
          <table:table-cell office:value-type="string">
            <text:p>Brigadier General</text:p>
          </table:table-cell>
          <table:table-cell office:value-type="float" office:value="16">
            <text:p>16</text:p>
          </table:table-cell>
          <table:table-cell table:formula="of:=[.I21]+1" office:value-type="float" office:value="17">
            <text:p>17</text:p>
          </table:table-cell>
          <table:table-cell table:formula="of:=[.E21]/250" office:value-type="float" office:value="19.6">
            <text:p>19.6</text:p>
          </table:table-cell>
          <table:table-cell table:number-columns-repeated="16"/>
          <table:table-cell office:value-type="string">
            <text:p>u_md</text:p>
          </table:table-cell>
          <table:table-cell office:value-type="string">
            <text:p>u_md</text:p>
          </table:table-cell>
          <table:table-cell office:value-type="string">
            <text:p>Maryland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D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20">
            <text:p>20</text:p>
          </table:table-cell>
          <table:table-cell/>
          <table:table-cell table:formula="of:=[.AB21]" office:value-type="string" office:string-value="u_md">
            <text:p>u_md</text:p>
          </table:table-cell>
          <table:table-cell table:formula="of:=INT([.AJ21]*[.AN21])" office:value-type="float" office:value="16">
            <text:p>16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u_ia</text:p>
          </table:table-cell>
          <table:table-cell office:value-type="float" office:value="19">
            <text:p>19</text:p>
          </table:table-cell>
          <table:table-cell office:value-type="string">
            <text:p>u_ia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u_ma</text:p>
          </table:table-cell>
          <table:table-cell office:value-type="string">
            <text:p>Massachusetts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1]+300" office:value-type="float" office:value="1300">
            <text:p>1300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office:value-type="string">
            <text:p>Maj Gen</text:p>
          </table:table-cell>
          <table:table-cell office:value-type="string">
            <text:p>Major General</text:p>
          </table:table-cell>
          <table:table-cell office:value-type="float" office:value="17">
            <text:p>17</text:p>
          </table:table-cell>
          <table:table-cell table:formula="of:=[.I22]+1" office:value-type="float" office:value="18">
            <text:p>18</text:p>
          </table:table-cell>
          <table:table-cell table:formula="of:=[.E22]/250" office:value-type="float" office:value="20">
            <text:p>20</text:p>
          </table:table-cell>
          <table:table-cell table:number-columns-repeated="2"/>
          <table:table-cell office:value-type="string">
            <text:p>~regiments</text:p>
          </table:table-cell>
          <table:table-cell table:number-columns-repeated="8"/>
          <table:table-cell office:value-type="string">
            <text:p>~states</text:p>
          </table:table-cell>
          <table:table-cell table:number-columns-repeated="4"/>
          <table:table-cell table:number-columns-repeated="2" office:value-type="string">
            <text:p>u_ma</text:p>
          </table:table-cell>
          <table:table-cell office:value-type="string">
            <text:p>Massachusett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62">
            <text:p>62</text:p>
          </table:table-cell>
          <table:table-cell/>
          <table:table-cell table:formula="of:=[.AB22]" office:value-type="string" office:string-value="u_ma">
            <text:p>u_ma</text:p>
          </table:table-cell>
          <table:table-cell table:formula="of:=INT([.AJ22]*[.AN22])"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nh</text:p>
          </table:table-cell>
          <table:table-cell office:value-type="float" office:value="18">
            <text:p>18</text:p>
          </table:table-cell>
          <table:table-cell office:value-type="string">
            <text:p>u_vt</text:p>
          </table:table-cell>
          <table:table-cell office:value-type="float" office:value="1751">
            <text:p>1751</text:p>
          </table:table-cell>
          <table:table-cell/>
          <table:table-cell office:value-type="string">
            <text:p>u_mi</text:p>
          </table:table-cell>
          <table:table-cell office:value-type="string">
            <text:p>Michiga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formula="of:=[.D22]+300" office:value-type="float" office:value="1600">
            <text:p>1600</text:p>
          </table:table-cell>
          <table:table-cell office:value-type="float" office:value="5200">
            <text:p>5200</text:p>
          </table:table-cell>
          <table:table-cell office:value-type="float" office:value="16">
            <text:p>16</text:p>
          </table:table-cell>
          <table:table-cell office:value-type="string">
            <text:p>Maj Gen</text:p>
          </table:table-cell>
          <table:table-cell office:value-type="string">
            <text:p>Major General</text:p>
          </table:table-cell>
          <table:table-cell office:value-type="float" office:value="17">
            <text:p>17</text:p>
          </table:table-cell>
          <table:table-cell table:formula="of:=[.I23]+1" office:value-type="float" office:value="18">
            <text:p>18</text:p>
          </table:table-cell>
          <table:table-cell table:formula="of:=[.E23]/250" office:value-type="float" office:value="20.8">
            <text:p>20.8</text:p>
          </table:table-cell>
          <table:table-cell table:number-columns-repeated="2"/>
          <table:table-cell office:value-type="string">
            <text:p>abbr</text:p>
          </table:table-cell>
          <table:table-cell office:value-type="string">
            <text:p>name</text:p>
          </table:table-cell>
          <table:table-cell office:value-type="string">
            <text:p>side</text:p>
          </table:table-cell>
          <table:table-cell office:value-type="string">
            <text:p>flag1</text:p>
          </table:table-cell>
          <table:table-cell office:value-type="string">
            <text:p>flag2</text:p>
          </table:table-cell>
          <table:table-cell office:value-type="string">
            <text:p>class</text:p>
          </table:table-cell>
          <table:table-cell office:value-type="string">
            <text:p>weapon</text:p>
          </table:table-cell>
          <table:table-cell office:value-type="string">
            <text:p>freq</text:p>
          </table:table-cell>
          <table:table-cell/>
          <table:table-cell office:value-type="string">
            <text:p>abbr</text:p>
          </table:table-cell>
          <table:table-cell office:value-type="string">
            <text:p>name</text:p>
          </table:table-cell>
          <table:table-cell office:value-type="string">
            <text:p>side</text:p>
          </table:table-cell>
          <table:table-cell office:value-type="string">
            <text:p>freq</text:p>
          </table:table-cell>
          <table:table-cell/>
          <table:table-cell table:number-columns-repeated="2" office:value-type="string">
            <text:p>u_mi</text:p>
          </table:table-cell>
          <table:table-cell office:value-type="string">
            <text:p>Michigan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I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0">
            <text:p>30</text:p>
          </table:table-cell>
          <table:table-cell/>
          <table:table-cell table:formula="of:=[.AB23]" office:value-type="string" office:string-value="u_mi">
            <text:p>u_mi</text:p>
          </table:table-cell>
          <table:table-cell table:formula="of:=INT([.AJ23]*[.AN23])"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vt</text:p>
          </table:table-cell>
          <table:table-cell office:value-type="float" office:value="18">
            <text:p>18</text:p>
          </table:table-cell>
          <table:table-cell office:value-type="string">
            <text:p>u_nh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u_mn</text:p>
          </table:table-cell>
          <table:table-cell office:value-type="string">
            <text:p>Minnesot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3]+300" office:value-type="float" office:value="1900">
            <text:p>1900</text:p>
          </table:table-cell>
          <table:table-cell office:value-type="float" office:value="5400">
            <text:p>5400</text:p>
          </table:table-cell>
          <table:table-cell office:value-type="float" office:value="18">
            <text:p>18</text:p>
          </table:table-cell>
          <table:table-cell office:value-type="string">
            <text:p>Maj Gen</text:p>
          </table:table-cell>
          <table:table-cell office:value-type="string">
            <text:p>Major General</text:p>
          </table:table-cell>
          <table:table-cell office:value-type="float" office:value="18">
            <text:p>18</text:p>
          </table:table-cell>
          <table:table-cell table:formula="of:=[.I24]+1" office:value-type="float" office:value="19">
            <text:p>19</text:p>
          </table:table-cell>
          <table:table-cell table:formula="of:=[.E24]/250" office:value-type="float" office:value="21.6">
            <text:p>21.6</text:p>
          </table:table-cell>
          <table:table-cell table:number-columns-repeated="2"/>
          <table:table-cell office:value-type="string">
            <text:p>u_ny</text:p>
          </table:table-cell>
          <table:table-cell office:value-type="string">
            <text:p>New York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Y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u_ny</text:p>
          </table:table-cell>
          <table:table-cell office:value-type="string">
            <text:p>New York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u_mn</text:p>
          </table:table-cell>
          <table:table-cell office:value-type="string">
            <text:p>u_mn</text:p>
          </table:table-cell>
          <table:table-cell office:value-type="string">
            <text:p>Minnesot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1">
            <text:p>11</text:p>
          </table:table-cell>
          <table:table-cell/>
          <table:table-cell table:formula="of:=[.AB24]" office:value-type="string" office:string-value="u_mn">
            <text:p>u_mn</text:p>
          </table:table-cell>
          <table:table-cell table:formula="of:=INT([.AJ24]*[.AN24])"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md</text:p>
          </table:table-cell>
          <table:table-cell office:value-type="float" office:value="16">
            <text:p>16</text:p>
          </table:table-cell>
          <table:table-cell office:value-type="string">
            <text:p>u_md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u_mo</text:p>
          </table:table-cell>
          <table:table-cell office:value-type="string">
            <text:p>Missouri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formula="of:=[.D24]+300" office:value-type="float" office:value="2200">
            <text:p>2200</text:p>
          </table:table-cell>
          <table:table-cell office:value-type="float" office:value="5600">
            <text:p>5600</text:p>
          </table:table-cell>
          <table:table-cell office:value-type="float" office:value="18">
            <text:p>18</text:p>
          </table:table-cell>
          <table:table-cell office:value-type="string">
            <text:p>Lt Gen</text:p>
          </table:table-cell>
          <table:table-cell office:value-type="string">
            <text:p>Lieutenant General</text:p>
          </table:table-cell>
          <table:table-cell office:value-type="float" office:value="18">
            <text:p>18</text:p>
          </table:table-cell>
          <table:table-cell table:formula="of:=[.I25]+1" office:value-type="float" office:value="19">
            <text:p>19</text:p>
          </table:table-cell>
          <table:table-cell table:formula="of:=[.E25]/250" office:value-type="float" office:value="22.4">
            <text:p>22.4</text:p>
          </table:table-cell>
          <table:table-cell table:number-columns-repeated="2"/>
          <table:table-cell office:value-type="string">
            <text:p>u_pa</text:p>
          </table:table-cell>
          <table:table-cell office:value-type="string">
            <text:p>Pennsylvan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P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u_pa</text:p>
          </table:table-cell>
          <table:table-cell office:value-type="string">
            <text:p>Pennsylvania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/>
          <table:table-cell table:number-columns-repeated="2" office:value-type="string">
            <text:p>u_mo</text:p>
          </table:table-cell>
          <table:table-cell office:value-type="string">
            <text:p>Missouri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5">
            <text:p>45</text:p>
          </table:table-cell>
          <table:table-cell/>
          <table:table-cell table:formula="of:=[.AB25]" office:value-type="string" office:string-value="u_mo">
            <text:p>u_mo</text:p>
          </table:table-cell>
          <table:table-cell table:formula="of:=INT([.AJ25]*[.AN25])" office:value-type="float" office:value="40">
            <text:p>4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u_wv</text:p>
          </table:table-cell>
          <table:table-cell office:value-type="float" office:value="13">
            <text:p>13</text:p>
          </table:table-cell>
          <table:table-cell office:value-type="string">
            <text:p>u_wv</text:p>
          </table:table-cell>
          <table:table-cell office:value-type="float" office:value="1255">
            <text:p>1255</text:p>
          </table:table-cell>
          <table:table-cell/>
          <table:table-cell office:value-type="string">
            <text:p>u_ne</text:p>
          </table:table-cell>
          <table:table-cell office:value-type="string">
            <text:p>Nebrask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formula="of:=[.D25]+300" office:value-type="float" office:value="2500">
            <text:p>2500</text:p>
          </table:table-cell>
          <table:table-cell office:value-type="float" office:value="5800">
            <text:p>5800</text:p>
          </table:table-cell>
          <table:table-cell office:value-type="float" office:value="20">
            <text:p>20</text:p>
          </table:table-cell>
          <table:table-cell office:value-type="string">
            <text:p>Lt Gen</text:p>
          </table:table-cell>
          <table:table-cell office:value-type="string">
            <text:p>Lieutenant General</text:p>
          </table:table-cell>
          <table:table-cell office:value-type="float" office:value="19">
            <text:p>19</text:p>
          </table:table-cell>
          <table:table-cell table:formula="of:=[.I26]+1" office:value-type="float" office:value="20">
            <text:p>20</text:p>
          </table:table-cell>
          <table:table-cell table:formula="of:=[.E26]/250" office:value-type="float" office:value="23.2">
            <text:p>23.2</text:p>
          </table:table-cell>
          <table:table-cell table:number-columns-repeated="2"/>
          <table:table-cell office:value-type="string">
            <text:p>u_oh</text:p>
          </table:table-cell>
          <table:table-cell office:value-type="string">
            <text:p>Ohio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u_oh</text:p>
          </table:table-cell>
          <table:table-cell office:value-type="string">
            <text:p>Ohio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u_ne</text:p>
          </table:table-cell>
          <table:table-cell office:value-type="string">
            <text:p>u_ne</text:p>
          </table:table-cell>
          <table:table-cell office:value-type="string">
            <text:p>Nebrask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">
            <text:p>1</text:p>
          </table:table-cell>
          <table:table-cell/>
          <table:table-cell table:formula="of:=[.AB26]" office:value-type="string" office:string-value="u_ne">
            <text:p>u_ne</text:p>
          </table:table-cell>
          <table:table-cell table:formula="of:=INT([.AJ26]*[.AN26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ri</text:p>
          </table:table-cell>
          <table:table-cell office:value-type="float" office:value="12">
            <text:p>12</text:p>
          </table:table-cell>
          <table:table-cell office:value-type="string">
            <text:p>u_ri</text:p>
          </table:table-cell>
          <table:table-cell office:value-type="float" office:value="1139">
            <text:p>1139</text:p>
          </table:table-cell>
          <table:table-cell/>
          <table:table-cell office:value-type="string">
            <text:p>u_nv</text:p>
          </table:table-cell>
          <table:table-cell office:value-type="string">
            <text:p>Nevad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6000">
            <text:p>600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General</text:p>
          </table:table-cell>
          <table:table-cell office:value-type="float" office:value="19">
            <text:p>19</text:p>
          </table:table-cell>
          <table:table-cell table:formula="of:=[.I27]+1" office:value-type="float" office:value="20">
            <text:p>20</text:p>
          </table:table-cell>
          <table:table-cell table:formula="of:=[.E27]/250" office:value-type="float" office:value="24">
            <text:p>24</text:p>
          </table:table-cell>
          <table:table-cell table:number-columns-repeated="2"/>
          <table:table-cell office:value-type="string">
            <text:p>u_ma</text:p>
          </table:table-cell>
          <table:table-cell office:value-type="string">
            <text:p>Massachusett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u_ma</text:p>
          </table:table-cell>
          <table:table-cell office:value-type="string">
            <text:p>Massachusetts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u_nv</text:p>
          </table:table-cell>
          <table:table-cell office:value-type="string">
            <text:p>u_nv</text:p>
          </table:table-cell>
          <table:table-cell office:value-type="string">
            <text:p>Nevad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">
            <text:p>1</text:p>
          </table:table-cell>
          <table:table-cell/>
          <table:table-cell table:formula="of:=[.AB27]" office:value-type="string" office:string-value="u_nv">
            <text:p>u_nv</text:p>
          </table:table-cell>
          <table:table-cell table:formula="of:=INT([.AJ27]*[.AN27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mn</text:p>
          </table:table-cell>
          <table:table-cell office:value-type="float" office:value="11">
            <text:p>11</text:p>
          </table:table-cell>
          <table:table-cell office:value-type="string">
            <text:p>u_mn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u_nh</text:p>
          </table:table-cell>
          <table:table-cell office:value-type="string">
            <text:p>New Hampshire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wi</text:p>
          </table:table-cell>
          <table:table-cell office:value-type="string">
            <text:p>Wisconsin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u_wi</text:p>
          </table:table-cell>
          <table:table-cell office:value-type="string">
            <text:p>Wisconsin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u_nh</text:p>
          </table:table-cell>
          <table:table-cell office:value-type="string">
            <text:p>u_nh</text:p>
          </table:table-cell>
          <table:table-cell office:value-type="string">
            <text:p>New Hampshire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H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8">
            <text:p>18</text:p>
          </table:table-cell>
          <table:table-cell/>
          <table:table-cell table:formula="of:=[.AB28]" office:value-type="string" office:string-value="u_nh">
            <text:p>u_nh</text:p>
          </table:table-cell>
          <table:table-cell table:formula="of:=INT([.AJ28]*[.AN28])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par</text:p>
          </table:table-cell>
          <table:table-cell office:value-type="float" office:value="11">
            <text:p>11</text:p>
          </table:table-cell>
          <table:table-cell office:value-type="string">
            <text:p>u_par</text:p>
          </table:table-cell>
          <table:table-cell office:value-type="float" office:value="1039">
            <text:p>1039</text:p>
          </table:table-cell>
          <table:table-cell/>
          <table:table-cell office:value-type="string">
            <text:p>u_nj</text:p>
          </table:table-cell>
          <table:table-cell office:value-type="string">
            <text:p>New Jersey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il</text:p>
          </table:table-cell>
          <table:table-cell office:value-type="string">
            <text:p>Illinoi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_il</text:p>
          </table:table-cell>
          <table:table-cell office:value-type="string">
            <text:p>Illinois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_nj</text:p>
          </table:table-cell>
          <table:table-cell office:value-type="string">
            <text:p>u_nj</text:p>
          </table:table-cell>
          <table:table-cell office:value-type="string">
            <text:p>New Jersey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J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0">
            <text:p>40</text:p>
          </table:table-cell>
          <table:table-cell/>
          <table:table-cell table:formula="of:=[.AB29]" office:value-type="string" office:string-value="u_nj">
            <text:p>u_nj</text:p>
          </table:table-cell>
          <table:table-cell table:formula="of:=INT([.AJ29]*[.AN29])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nym</text:p>
          </table:table-cell>
          <table:table-cell office:value-type="float" office:value="10">
            <text:p>10</text:p>
          </table:table-cell>
          <table:table-cell office:value-type="string">
            <text:p>u_tn</text:p>
          </table:table-cell>
          <table:table-cell office:value-type="float" office:value="979">
            <text:p>979</text:p>
          </table:table-cell>
          <table:table-cell/>
          <table:table-cell office:value-type="string">
            <text:p>u_ny</text:p>
          </table:table-cell>
          <table:table-cell office:value-type="string">
            <text:p>New Yor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3000">
            <text:p>43000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>
            <text:p>u_in</text:p>
          </table:table-cell>
          <table:table-cell office:value-type="string">
            <text:p>Indian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IN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_in</text:p>
          </table:table-cell>
          <table:table-cell office:value-type="string">
            <text:p>Indian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_ny</text:p>
          </table:table-cell>
          <table:table-cell office:value-type="string">
            <text:p>u_ny</text:p>
          </table:table-cell>
          <table:table-cell office:value-type="string">
            <text:p>New York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Y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94">
            <text:p>194</text:p>
          </table:table-cell>
          <table:table-cell/>
          <table:table-cell table:formula="of:=[.AB30]" office:value-type="string" office:string-value="u_ny">
            <text:p>u_ny</text:p>
          </table:table-cell>
          <table:table-cell table:formula="of:=INT([.AJ30]*[.AN30])" office:value-type="float" office:value="194">
            <text:p>19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tn</text:p>
          </table:table-cell>
          <table:table-cell office:value-type="float" office:value="10">
            <text:p>10</text:p>
          </table:table-cell>
          <table:table-cell office:value-type="string">
            <text:p>u_nym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u_nc</text:p>
          </table:table-cell>
          <table:table-cell office:value-type="string">
            <text:p>North Carolin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Z29]/5" office:value-type="float" office:value="8600">
            <text:p>8600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>
            <text:p>u_ia</text:p>
          </table:table-cell>
          <table:table-cell office:value-type="string">
            <text:p>Iow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I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_ia</text:p>
          </table:table-cell>
          <table:table-cell office:value-type="string">
            <text:p>Iow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_nym</text:p>
          </table:table-cell>
          <table:table-cell office:value-type="string">
            <text:p>u_ny</text:p>
          </table:table-cell>
          <table:table-cell office:value-type="string">
            <text:p>New York State Milit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Y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0">
            <text:p>10</text:p>
          </table:table-cell>
          <table:table-cell/>
          <table:table-cell table:formula="of:=[.AB31]" office:value-type="string" office:string-value="u_nym">
            <text:p>u_nym</text:p>
          </table:table-cell>
          <table:table-cell table:formula="of:=INT([.AJ31]*[.AN31])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de</text:p>
          </table:table-cell>
          <table:table-cell office:value-type="float" office:value="9">
            <text:p>9</text:p>
          </table:table-cell>
          <table:table-cell office:value-type="string">
            <text:p>u_de</text:p>
          </table:table-cell>
          <table:table-cell office:value-type="float" office:value="874">
            <text:p>874</text:p>
          </table:table-cell>
          <table:table-cell/>
          <table:table-cell office:value-type="string">
            <text:p>u_oh</text:p>
          </table:table-cell>
          <table:table-cell office:value-type="string">
            <text:p>Ohio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nj</text:p>
          </table:table-cell>
          <table:table-cell office:value-type="string">
            <text:p>New Jersey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J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_nj</text:p>
          </table:table-cell>
          <table:table-cell office:value-type="string">
            <text:p>New Jersey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_nc</text:p>
          </table:table-cell>
          <table:table-cell office:value-type="string">
            <text:p>u_nc</text:p>
          </table:table-cell>
          <table:table-cell office:value-type="string">
            <text:p>North Carolin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">
            <text:p>3</text:p>
          </table:table-cell>
          <table:table-cell/>
          <table:table-cell table:formula="of:=[.AB32]" office:value-type="string" office:string-value="u_nc">
            <text:p>u_nc</text:p>
          </table:table-cell>
          <table:table-cell table:formula="of:=INT([.AJ32]*[.AN32])" office:value-type="float" office:value="2">
            <text:p>2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u_ks</text:p>
          </table:table-cell>
          <table:table-cell office:value-type="float" office:value="6">
            <text:p>6</text:p>
          </table:table-cell>
          <table:table-cell office:value-type="string">
            <text:p>u_ks</text:p>
          </table:table-cell>
          <table:table-cell office:value-type="float" office:value="581">
            <text:p>581</text:p>
          </table:table-cell>
          <table:table-cell/>
          <table:table-cell office:value-type="string">
            <text:p>u_or</text:p>
          </table:table-cell>
          <table:table-cell office:value-type="string">
            <text:p>Orego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me</text:p>
          </table:table-cell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E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u_me</text:p>
          </table:table-cell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string">
            <text:p>u_oh</text:p>
          </table:table-cell>
          <table:table-cell office:value-type="string">
            <text:p>Ohio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97">
            <text:p>197</text:p>
          </table:table-cell>
          <table:table-cell/>
          <table:table-cell table:formula="of:=[.AB33]" office:value-type="string" office:string-value="u_oh">
            <text:p>u_oh</text:p>
          </table:table-cell>
          <table:table-cell table:formula="of:=INT([.AJ33]*[.AN33])" office:value-type="float" office:value="197">
            <text:p>19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usv</text:p>
          </table:table-cell>
          <table:table-cell office:value-type="float" office:value="6">
            <text:p>6</text:p>
          </table:table-cell>
          <table:table-cell office:value-type="string">
            <text:p>u_ca</text:p>
          </table:table-cell>
          <table:table-cell office:value-type="float" office:value="477">
            <text:p>477</text:p>
          </table:table-cell>
          <table:table-cell/>
          <table:table-cell office:value-type="string">
            <text:p>u_pa</text:p>
          </table:table-cell>
          <table:table-cell office:value-type="string">
            <text:p>Pennsylvani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ct</text:p>
          </table:table-cell>
          <table:table-cell office:value-type="string">
            <text:p>Connecticut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CT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u_ct</text:p>
          </table:table-cell>
          <table:table-cell office:value-type="string">
            <text:p>Connecticu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number-columns-repeated="2" office:value-type="string">
            <text:p>u_or</text:p>
          </table:table-cell>
          <table:table-cell office:value-type="string">
            <text:p>Oregon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">
            <text:p>1</text:p>
          </table:table-cell>
          <table:table-cell/>
          <table:table-cell table:formula="of:=[.AB34]" office:value-type="string" office:string-value="u_or">
            <text:p>u_or</text:p>
          </table:table-cell>
          <table:table-cell table:formula="of:=INT([.AJ34]*[.AN34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ca</text:p>
          </table:table-cell>
          <table:table-cell office:value-type="float" office:value="5">
            <text:p>5</text:p>
          </table:table-cell>
          <table:table-cell office:value-type="string">
            <text:p>u_ar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u_ri</text:p>
          </table:table-cell>
          <table:table-cell office:value-type="string">
            <text:p>Rhode Island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35]&amp;&quot;&quot;&quot;,&quot;" office:value-type="string" office:string-value="&quot;u_oh&quot;,">
            <text:p>"u_oh",</text:p>
          </table:table-cell>
          <table:table-cell office:value-type="string">
            <text:p>u_oh</text:p>
          </table:table-cell>
          <table:table-cell office:value-type="string">
            <text:p>Ohio</text:p>
          </table:table-cell>
          <table:table-cell/>
          <table:table-cell office:value-type="string">
            <text:p>u_ky</text:p>
          </table:table-cell>
          <table:table-cell office:value-type="string">
            <text:p>Kentucky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u_ky</text:p>
          </table:table-cell>
          <table:table-cell office:value-type="string">
            <text:p>Kentucky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number-columns-repeated="2" office:value-type="string">
            <text:p>u_pa</text:p>
          </table:table-cell>
          <table:table-cell office:value-type="string">
            <text:p>Pennsylvan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P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200">
            <text:p>200</text:p>
          </table:table-cell>
          <table:table-cell/>
          <table:table-cell table:formula="of:=[.AB35]" office:value-type="string" office:string-value="u_pa">
            <text:p>u_pa</text:p>
          </table:table-cell>
          <table:table-cell table:formula="of:=INT([.AJ35]*[.AN35])"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ar</text:p>
          </table:table-cell>
          <table:table-cell office:value-type="float" office:value="4">
            <text:p>4</text:p>
          </table:table-cell>
          <table:table-cell office:value-type="string">
            <text:p>u_la</text:p>
          </table:table-cell>
          <table:table-cell office:value-type="float" office:value="376">
            <text:p>376</text:p>
          </table:table-cell>
          <table:table-cell/>
          <table:table-cell office:value-type="string">
            <text:p>u_sc</text:p>
          </table:table-cell>
          <table:table-cell office:value-type="string">
            <text:p>South Carolin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36]&amp;&quot;&quot;&quot;,&quot;" office:value-type="string" office:string-value="&quot;u_wi&quot;,">
            <text:p>"u_wi",</text:p>
          </table:table-cell>
          <table:table-cell office:value-type="string">
            <text:p>u_wi</text:p>
          </table:table-cell>
          <table:table-cell office:value-type="string">
            <text:p>Wisconsin</text:p>
          </table:table-cell>
          <table:table-cell/>
          <table:table-cell office:value-type="string">
            <text:p>u_mi</text:p>
          </table:table-cell>
          <table:table-cell office:value-type="string">
            <text:p>Michigan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I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u_mi</text:p>
          </table:table-cell>
          <table:table-cell office:value-type="string">
            <text:p>Michigan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u_par</text:p>
          </table:table-cell>
          <table:table-cell office:value-type="string">
            <text:p>u_pa</text:p>
          </table:table-cell>
          <table:table-cell office:value-type="string">
            <text:p>Pennsylvania Reserve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PA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3">
            <text:p>13</text:p>
          </table:table-cell>
          <table:table-cell/>
          <table:table-cell table:formula="of:=[.AB36]" office:value-type="string" office:string-value="u_par">
            <text:p>u_par</text:p>
          </table:table-cell>
          <table:table-cell table:formula="of:=INT([.AJ36]*[.AN36])" office:value-type="float" office:value="11">
            <text:p>11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u_la</text:p>
          </table:table-cell>
          <table:table-cell office:value-type="float" office:value="4">
            <text:p>4</text:p>
          </table:table-cell>
          <table:table-cell office:value-type="string">
            <text:p>u_sc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u_tn</text:p>
          </table:table-cell>
          <table:table-cell office:value-type="string">
            <text:p>Tennessee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37]&amp;&quot;&quot;&quot;,&quot;" office:value-type="string" office:string-value="&quot;u_il&quot;,">
            <text:p>"u_il",</text:p>
          </table:table-cell>
          <table:table-cell office:value-type="string">
            <text:p>u_il</text:p>
          </table:table-cell>
          <table:table-cell office:value-type="string">
            <text:p>Illinois</text:p>
          </table:table-cell>
          <table:table-cell/>
          <table:table-cell office:value-type="string">
            <text:p>u_us</text:p>
          </table:table-cell>
          <table:table-cell office:value-type="string">
            <text:p>U.S. Infantry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u_us</text:p>
          </table:table-cell>
          <table:table-cell office:value-type="string">
            <text:p>U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u_ri</text:p>
          </table:table-cell>
          <table:table-cell office:value-type="string">
            <text:p>u_ri</text:p>
          </table:table-cell>
          <table:table-cell office:value-type="string">
            <text:p>Rhode Island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RI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2">
            <text:p>12</text:p>
          </table:table-cell>
          <table:table-cell/>
          <table:table-cell table:formula="of:=[.AB37]" office:value-type="string" office:string-value="u_ri">
            <text:p>u_ri</text:p>
          </table:table-cell>
          <table:table-cell table:formula="of:=INT([.AJ37]*[.AN37])"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sc</text:p>
          </table:table-cell>
          <table:table-cell office:value-type="float" office:value="4">
            <text:p>4</text:p>
          </table:table-cell>
          <table:table-cell office:value-type="string">
            <text:p>u_nm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u_vt</text:p>
          </table:table-cell>
          <table:table-cell office:value-type="string">
            <text:p>Vermont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38]&amp;&quot;&quot;&quot;,&quot;" office:value-type="string" office:string-value="&quot;u_in&quot;,">
            <text:p>"u_in",</text:p>
          </table:table-cell>
          <table:table-cell office:value-type="string">
            <text:p>u_in</text:p>
          </table:table-cell>
          <table:table-cell office:value-type="string">
            <text:p>Indiana</text:p>
          </table:table-cell>
          <table:table-cell/>
          <table:table-cell office:value-type="string">
            <text:p>u_nh</text:p>
          </table:table-cell>
          <table:table-cell office:value-type="string">
            <text:p>New Hampshire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NH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u_nh</text:p>
          </table:table-cell>
          <table:table-cell office:value-type="string">
            <text:p>New Hampshire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u_sc</text:p>
          </table:table-cell>
          <table:table-cell office:value-type="string">
            <text:p>u_sc</text:p>
          </table:table-cell>
          <table:table-cell office:value-type="string">
            <text:p>South Carolina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4">
            <text:p>4</text:p>
          </table:table-cell>
          <table:table-cell/>
          <table:table-cell table:formula="of:=[.AB38]" office:value-type="string" office:string-value="u_sc">
            <text:p>u_sc</text:p>
          </table:table-cell>
          <table:table-cell table:formula="of:=INT([.AJ38]*[.AN38])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nm</text:p>
          </table:table-cell>
          <table:table-cell office:value-type="float" office:value="3">
            <text:p>3</text:p>
          </table:table-cell>
          <table:table-cell office:value-type="string">
            <text:p>u_al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u_wv</text:p>
          </table:table-cell>
          <table:table-cell office:value-type="string">
            <text:p>West Virginia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39]&amp;&quot;&quot;&quot;,&quot;" office:value-type="string" office:string-value="&quot;u_ia&quot;,">
            <text:p>"u_ia",</text:p>
          </table:table-cell>
          <table:table-cell office:value-type="string">
            <text:p>u_ia</text:p>
          </table:table-cell>
          <table:table-cell office:value-type="string">
            <text:p>Iowa</text:p>
          </table:table-cell>
          <table:table-cell/>
          <table:table-cell office:value-type="string">
            <text:p>u_vt</text:p>
          </table:table-cell>
          <table:table-cell office:value-type="string">
            <text:p>Vermont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VT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u_vt</text:p>
          </table:table-cell>
          <table:table-cell office:value-type="string">
            <text:p>Vermon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string">
            <text:p>u_tn</text:p>
          </table:table-cell>
          <table:table-cell office:value-type="string">
            <text:p>Tennessee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0">
            <text:p>10</text:p>
          </table:table-cell>
          <table:table-cell/>
          <table:table-cell table:formula="of:=[.AB39]" office:value-type="string" office:string-value="u_tn">
            <text:p>u_tn</text:p>
          </table:table-cell>
          <table:table-cell table:formula="of:=INT([.AJ39]*[.AN39])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al</text:p>
          </table:table-cell>
          <table:table-cell office:value-type="float" office:value="2">
            <text:p>2</text:p>
          </table:table-cell>
          <table:table-cell office:value-type="string">
            <text:p>u_co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u_wi</text:p>
          </table:table-cell>
          <table:table-cell office:value-type="string">
            <text:p>Wisconsi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40]&amp;&quot;&quot;&quot;,&quot;" office:value-type="string" office:string-value="&quot;u_ky&quot;,">
            <text:p>"u_ky",</text:p>
          </table:table-cell>
          <table:table-cell office:value-type="string">
            <text:p>u_ky</text:p>
          </table:table-cell>
          <table:table-cell office:value-type="string">
            <text:p>Kentucky</text:p>
          </table:table-cell>
          <table:table-cell/>
          <table:table-cell office:value-type="string">
            <text:p>u_wv</text:p>
          </table:table-cell>
          <table:table-cell office:value-type="string">
            <text:p>West Virgin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u_wv</text:p>
          </table:table-cell>
          <table:table-cell office:value-type="string">
            <text:p>West Virginia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u_vt</text:p>
          </table:table-cell>
          <table:table-cell office:value-type="string">
            <text:p>u_vt</text:p>
          </table:table-cell>
          <table:table-cell office:value-type="string">
            <text:p>Vermont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VT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8">
            <text:p>18</text:p>
          </table:table-cell>
          <table:table-cell/>
          <table:table-cell table:formula="of:=[.AB40]" office:value-type="string" office:string-value="u_vt">
            <text:p>u_vt</text:p>
          </table:table-cell>
          <table:table-cell table:formula="of:=INT([.AJ40]*[.AN40])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co</text:p>
          </table:table-cell>
          <table:table-cell office:value-type="float" office:value="2">
            <text:p>2</text:p>
          </table:table-cell>
          <table:table-cell office:value-type="string">
            <text:p>u_ksm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u_us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41]&amp;&quot;&quot;&quot;,&quot;" office:value-type="string" office:string-value="&quot;u_mi&quot;,">
            <text:p>"u_mi",</text:p>
          </table:table-cell>
          <table:table-cell office:value-type="string">
            <text:p>u_mi</text:p>
          </table:table-cell>
          <table:table-cell office:value-type="string">
            <text:p>Michigan</text:p>
          </table:table-cell>
          <table:table-cell/>
          <table:table-cell office:value-type="string">
            <text:p>u_md</text:p>
          </table:table-cell>
          <table:table-cell office:value-type="string">
            <text:p>Maryland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MD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u_md</text:p>
          </table:table-cell>
          <table:table-cell office:value-type="string">
            <text:p>Maryland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u_wv</text:p>
          </table:table-cell>
          <table:table-cell office:value-type="string">
            <text:p>u_wv</text:p>
          </table:table-cell>
          <table:table-cell office:value-type="string">
            <text:p>West Virgini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7">
            <text:p>17</text:p>
          </table:table-cell>
          <table:table-cell/>
          <table:table-cell table:formula="of:=[.AB41]" office:value-type="string" office:string-value="u_wv">
            <text:p>u_wv</text:p>
          </table:table-cell>
          <table:table-cell table:formula="of:=INT([.AJ41]*[.AN41])" office:value-type="float" office:value="13">
            <text:p>13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u_ksm</text:p>
          </table:table-cell>
          <table:table-cell office:value-type="float" office:value="2">
            <text:p>2</text:p>
          </table:table-cell>
          <table:table-cell office:value-type="string">
            <text:p>u_nc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u_nm</text:p>
          </table:table-cell>
          <table:table-cell office:value-type="string">
            <text:p>New Mexico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42]&amp;&quot;&quot;&quot;,&quot;" office:value-type="string" office:string-value="&quot;u_mn&quot;,">
            <text:p>"u_mn",</text:p>
          </table:table-cell>
          <table:table-cell office:value-type="string">
            <text:p>u_mn</text:p>
          </table:table-cell>
          <table:table-cell office:value-type="string">
            <text:p>Minnesota</text:p>
          </table:table-cell>
          <table:table-cell/>
          <table:table-cell office:value-type="string">
            <text:p>u_ri</text:p>
          </table:table-cell>
          <table:table-cell office:value-type="string">
            <text:p>Rhode Island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RI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u_ri</text:p>
          </table:table-cell>
          <table:table-cell office:value-type="string">
            <text:p>Rhode Island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u_wi</text:p>
          </table:table-cell>
          <table:table-cell office:value-type="string">
            <text:p>u_wi</text:p>
          </table:table-cell>
          <table:table-cell office:value-type="string">
            <text:p>Wisconsin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53">
            <text:p>53</text:p>
          </table:table-cell>
          <table:table-cell/>
          <table:table-cell table:formula="of:=[.AB42]" office:value-type="string" office:string-value="u_wi">
            <text:p>u_wi</text:p>
          </table:table-cell>
          <table:table-cell table:formula="of:=INT([.AJ42]*[.AN42])"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nc</text:p>
          </table:table-cell>
          <table:table-cell office:value-type="float" office:value="2">
            <text:p>2</text:p>
          </table:table-cell>
          <table:table-cell office:value-type="string">
            <text:p>u_or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u_wa</text:p>
          </table:table-cell>
          <table:table-cell office:value-type="string">
            <text:p>Washingto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&quot;&quot;&quot;&quot;&amp;[.K43]&amp;&quot;&quot;&quot;,&quot;" office:value-type="string" office:string-value="&quot;u_ks&quot;,">
            <text:p>"u_ks",</text:p>
          </table:table-cell>
          <table:table-cell office:value-type="string">
            <text:p>u_ks</text:p>
          </table:table-cell>
          <table:table-cell office:value-type="string">
            <text:p>Kansas</text:p>
          </table:table-cell>
          <table:table-cell/>
          <table:table-cell office:value-type="string">
            <text:p>u_mn</text:p>
          </table:table-cell>
          <table:table-cell office:value-type="string">
            <text:p>Minnesota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u_mn</text:p>
          </table:table-cell>
          <table:table-cell office:value-type="string">
            <text:p>Minnesot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u_us</text:p>
          </table:table-cell>
          <table:table-cell office:value-type="string">
            <text:p>U.S. Infantry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20">
            <text:p>20</text:p>
          </table:table-cell>
          <table:table-cell/>
          <table:table-cell table:formula="of:=[.AB43]" office:value-type="string" office:string-value="u_us">
            <text:p>u_us</text:p>
          </table:table-cell>
          <table:table-cell table:formula="of:=INT([.AJ43]*[.AN43]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ga</text:p>
          </table:table-cell>
          <table:table-cell office:value-type="float" office:value="1">
            <text:p>1</text:p>
          </table:table-cell>
          <table:table-cell office:value-type="string">
            <text:p>u_nv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_cs</text:p>
          </table:table-cell>
          <table:table-cell office:value-type="string">
            <text:p>Confederate States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ks</text:p>
          </table:table-cell>
          <table:table-cell office:value-type="string">
            <text:p>Kansa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u_ks</text:p>
          </table:table-cell>
          <table:table-cell office:value-type="string">
            <text:p>Kansa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u_usv</text:p>
          </table:table-cell>
          <table:table-cell office:value-type="string">
            <text:p>u_us</text:p>
          </table:table-cell>
          <table:table-cell office:value-type="string">
            <text:p>U.S.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6">
            <text:p>6</text:p>
          </table:table-cell>
          <table:table-cell/>
          <table:table-cell table:formula="of:=[.AB44]" office:value-type="string" office:string-value="u_usv">
            <text:p>u_usv</text:p>
          </table:table-cell>
          <table:table-cell table:formula="of:=INT([.AJ44]*[.AN44])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ne</text:p>
          </table:table-cell>
          <table:table-cell office:value-type="float" office:value="1">
            <text:p>1</text:p>
          </table:table-cell>
          <table:table-cell office:value-type="string">
            <text:p>u_wa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c_al</text:p>
          </table:table-cell>
          <table:table-cell office:value-type="string">
            <text:p>Alabam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de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GFX_US_DE_Regt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u_de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u_usct</text:p>
          </table:table-cell>
          <table:table-cell office:value-type="string">
            <text:p>u_us</text:p>
          </table:table-cell>
          <table:table-cell office:value-type="string">
            <text:p>U.S. Colored Troop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38">
            <text:p>138</text:p>
          </table:table-cell>
          <table:table-cell/>
          <table:table-cell table:formula="of:=[.AB45]" office:value-type="string" office:string-value="u_usct">
            <text:p>u_usct</text:p>
          </table:table-cell>
          <table:table-cell table:formula="of:=INT([.AJ45]*[.AN45])" office:value-type="float" office:value="41">
            <text:p>41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u_nv</text:p>
          </table:table-cell>
          <table:table-cell office:value-type="float" office:value="1">
            <text:p>1</text:p>
          </table:table-cell>
          <table:table-cell office:value-type="string">
            <text:p>u_ne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c_ar</text:p>
          </table:table-cell>
          <table:table-cell office:value-type="string">
            <text:p>Arkansas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al</text:p>
          </table:table-cell>
          <table:table-cell office:value-type="string">
            <text:p>Alabama Volunteers</text:p>
          </table:table-cell>
          <table:table-cell office:value-type="float" office:value="4">
            <text:p>4</text:p>
          </table:table-cell>
          <table:table-cell table:number-columns-repeated="11"/>
          <table:table-cell office:value-type="string">
            <text:p>u_nm</text:p>
          </table:table-cell>
          <table:table-cell office:value-type="string">
            <text:p>u_nm</text:p>
          </table:table-cell>
          <table:table-cell office:value-type="string">
            <text:p>New Mexico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6">
            <text:p>6</text:p>
          </table:table-cell>
          <table:table-cell/>
          <table:table-cell table:formula="of:=[.AB46]" office:value-type="string" office:string-value="u_nm">
            <text:p>u_nm</text:p>
          </table:table-cell>
          <table:table-cell table:formula="of:=INT([.AJ46]*[.AN46])" office:value-type="float" office:value="3">
            <text:p>3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u_or</text:p>
          </table:table-cell>
          <table:table-cell office:value-type="float" office:value="1">
            <text:p>1</text:p>
          </table:table-cell>
          <table:table-cell office:value-type="string">
            <text:p>u_ga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c_fl</text:p>
          </table:table-cell>
          <table:table-cell office:value-type="string">
            <text:p>Florid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ar</text:p>
          </table:table-cell>
          <table:table-cell office:value-type="string">
            <text:p>Arkansas Volunteers</text:p>
          </table:table-cell>
          <table:table-cell office:value-type="float" office:value="6">
            <text:p>6</text:p>
          </table:table-cell>
          <table:table-cell table:number-columns-repeated="11"/>
          <table:table-cell office:value-type="string">
            <text:p>u_wa</text:p>
          </table:table-cell>
          <table:table-cell office:value-type="string">
            <text:p>u_wa</text:p>
          </table:table-cell>
          <table:table-cell office:value-type="string">
            <text:p>Washington Volunteers</text:p>
          </table:table-cell>
          <table:table-cell office:value-type="float" office:value="1">
            <text:p>1</text:p>
          </table:table-cell>
          <table:table-cell office:value-type="string">
            <text:p>u_regt</text:p>
          </table:table-cell>
          <table:table-cell office:value-type="string">
            <text:p>u_regt2</text:p>
          </table:table-cell>
          <table:table-cell office:value-type="string">
            <text:p>u_regt</text:p>
          </table:table-cell>
          <table:table-cell office:value-type="string">
            <text:p>u_regt</text:p>
          </table:table-cell>
          <table:table-cell office:value-type="float" office:value="1">
            <text:p>1</text:p>
          </table:table-cell>
          <table:table-cell/>
          <table:table-cell table:formula="of:=[.AB47]" office:value-type="string" office:string-value="u_wa">
            <text:p>u_wa</text:p>
          </table:table-cell>
          <table:table-cell table:formula="of:=INT([.AJ47]*[.AN47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_w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_ga</text:p>
          </table:table-cell>
          <table:table-cell office:value-type="string">
            <text:p>Georgi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ca</text:p>
          </table:table-cell>
          <table:table-cell office:value-type="string">
            <text:p>California Volunteers</text:p>
          </table:table-cell>
          <table:table-cell office:value-type="float" office:value="8">
            <text:p>8</text:p>
          </table:table-cell>
          <table:table-cell table:number-columns-repeated="30"/>
          <table:table-cell office:value-type="string">
            <text:p>c_ky</text:p>
          </table:table-cell>
          <table:table-cell office:value-type="string">
            <text:p>Kentucky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u_co</text:p>
          </table:table-cell>
          <table:table-cell office:value-type="string">
            <text:p>Colorado</text:p>
          </table:table-cell>
          <table:table-cell office:value-type="float" office:value="3">
            <text:p>3</text:p>
          </table:table-cell>
          <table:table-cell table:number-columns-repeated="11"/>
          <table:table-cell table:number-columns-repeated="2" office:value-type="string">
            <text:p>c_cs</text:p>
          </table:table-cell>
          <table:table-cell office:value-type="string">
            <text:p>C.S. Infantry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7">
            <text:p>7</text:p>
          </table:table-cell>
          <table:table-cell/>
          <table:table-cell table:formula="of:=[.AB49]" office:value-type="string" office:string-value="c_cs">
            <text:p>c_cs</text:p>
          </table:table-cell>
          <table:table-cell table:formula="of:=INT([.AJ49]*[.AN49]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al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c_la</text:p>
          </table:table-cell>
          <table:table-cell office:value-type="string">
            <text:p>Louisian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office:value-type="string">
            <text:p>c_al</text:p>
          </table:table-cell>
          <table:table-cell office:value-type="string">
            <text:p>c_al</text:p>
          </table:table-cell>
          <table:table-cell office:value-type="string">
            <text:p>Alabam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5">
            <text:p>65</text:p>
          </table:table-cell>
          <table:table-cell/>
          <table:table-cell table:formula="of:=[.AB50]" office:value-type="string" office:string-value="c_al">
            <text:p>c_al</text:p>
          </table:table-cell>
          <table:table-cell table:formula="of:=INT([.AJ50]*[.AN50])" office:value-type="float" office:value="65">
            <text:p>6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va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c_md</text:p>
          </table:table-cell>
          <table:table-cell office:value-type="string">
            <text:p>Maryland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office:value-type="string">
            <text:p>c_ar</text:p>
          </table:table-cell>
          <table:table-cell office:value-type="string">
            <text:p>c_ar</text:p>
          </table:table-cell>
          <table:table-cell office:value-type="string">
            <text:p>Arkansas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39">
            <text:p>39</text:p>
          </table:table-cell>
          <table:table-cell/>
          <table:table-cell table:formula="of:=[.AB51]" office:value-type="string" office:string-value="c_ar">
            <text:p>c_ar</text:p>
          </table:table-cell>
          <table:table-cell table:formula="of:=INT([.AJ51]*[.AN51])"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ga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c_ms</text:p>
          </table:table-cell>
          <table:table-cell office:value-type="string">
            <text:p>Mississippi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table:number-columns-repeated="2" office:value-type="string">
            <text:p>c_fl</text:p>
          </table:table-cell>
          <table:table-cell office:value-type="string">
            <text:p>Florid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11">
            <text:p>11</text:p>
          </table:table-cell>
          <table:table-cell/>
          <table:table-cell table:formula="of:=[.AB52]" office:value-type="string" office:string-value="c_fl">
            <text:p>c_fl</text:p>
          </table:table-cell>
          <table:table-cell table:formula="of:=INT([.AJ52]*[.AN52])"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tn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c_mo</text:p>
          </table:table-cell>
          <table:table-cell office:value-type="string">
            <text:p>Missouri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office:value-type="string">
            <text:p>c_ga</text:p>
          </table:table-cell>
          <table:table-cell office:value-type="string">
            <text:p>c_ga</text:p>
          </table:table-cell>
          <table:table-cell office:value-type="string">
            <text:p>Georgi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1">
            <text:p>61</text:p>
          </table:table-cell>
          <table:table-cell/>
          <table:table-cell table:formula="of:=[.AB53]" office:value-type="string" office:string-value="c_ga">
            <text:p>c_ga</text:p>
          </table:table-cell>
          <table:table-cell table:formula="of:=INT([.AJ53]*[.AN53])"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ms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c_nc</text:p>
          </table:table-cell>
          <table:table-cell office:value-type="string">
            <text:p>North Carolin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office:value-type="string">
            <text:p>c_ky</text:p>
          </table:table-cell>
          <table:table-cell office:value-type="string">
            <text:p>c_ky</text:p>
          </table:table-cell>
          <table:table-cell office:value-type="string">
            <text:p>Kentucky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9">
            <text:p>9</text:p>
          </table:table-cell>
          <table:table-cell/>
          <table:table-cell table:formula="of:=[.AB54]" office:value-type="string" office:string-value="c_ky">
            <text:p>c_ky</text:p>
          </table:table-cell>
          <table:table-cell table:formula="of:=INT([.AJ54]*[.AN54])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ar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c_sc</text:p>
          </table:table-cell>
          <table:table-cell office:value-type="string">
            <text:p>South Carolin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table:number-columns-repeated="2" office:value-type="string">
            <text:p>c_la</text:p>
          </table:table-cell>
          <table:table-cell office:value-type="string">
            <text:p>Louisian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31">
            <text:p>31</text:p>
          </table:table-cell>
          <table:table-cell/>
          <table:table-cell table:formula="of:=[.AB55]" office:value-type="string" office:string-value="c_la">
            <text:p>c_la</text:p>
          </table:table-cell>
          <table:table-cell table:formula="of:=INT([.AJ55]*[.AN55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la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c_tn</text:p>
          </table:table-cell>
          <table:table-cell office:value-type="string">
            <text:p>Tennessee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office:value-type="string">
            <text:p>c_md</text:p>
          </table:table-cell>
          <table:table-cell office:value-type="string">
            <text:p>c_md</text:p>
          </table:table-cell>
          <table:table-cell office:value-type="string">
            <text:p>Maryland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2">
            <text:p>2</text:p>
          </table:table-cell>
          <table:table-cell/>
          <table:table-cell table:formula="of:=[.AB56]" office:value-type="string" office:string-value="c_md">
            <text:p>c_md</text:p>
          </table:table-cell>
          <table:table-cell table:formula="of:=INT([.AJ56]*[.AN56]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sc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c_tx</text:p>
          </table:table-cell>
          <table:table-cell office:value-type="string">
            <text:p>Texas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table:number-columns-repeated="2" office:value-type="string">
            <text:p>c_ms</text:p>
          </table:table-cell>
          <table:table-cell office:value-type="string">
            <text:p>Mississippi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48">
            <text:p>48</text:p>
          </table:table-cell>
          <table:table-cell/>
          <table:table-cell table:formula="of:=[.AB57]" office:value-type="string" office:string-value="c_ms">
            <text:p>c_ms</text:p>
          </table:table-cell>
          <table:table-cell table:formula="of:=INT([.AJ57]*[.AN57])" office:value-type="float" office:value="48">
            <text:p>4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tx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c_va</text:p>
          </table:table-cell>
          <table:table-cell office:value-type="string">
            <text:p>Virginia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7"/>
          <table:table-cell table:number-columns-repeated="2" office:value-type="string">
            <text:p>c_mo</text:p>
          </table:table-cell>
          <table:table-cell office:value-type="string">
            <text:p>Missouri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13">
            <text:p>13</text:p>
          </table:table-cell>
          <table:table-cell/>
          <table:table-cell table:formula="of:=[.AB58]" office:value-type="string" office:string-value="c_mo">
            <text:p>c_mo</text:p>
          </table:table-cell>
          <table:table-cell table:formula="of:=INT([.AJ58]*[.AN58])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nc</text:p>
          </table:table-cell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>
            <text:p>c_nc</text:p>
          </table:table-cell>
          <table:table-cell office:value-type="string">
            <text:p>North Carolin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_nc</text:p>
          </table:table-cell>
          <table:table-cell office:value-type="string">
            <text:p>North Carolina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_nc</text:p>
          </table:table-cell>
          <table:table-cell office:value-type="string">
            <text:p>c_nc</text:p>
          </table:table-cell>
          <table:table-cell office:value-type="string">
            <text:p>North Carolin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16">
            <text:p>16</text:p>
          </table:table-cell>
          <table:table-cell/>
          <table:table-cell table:formula="of:=[.AB59]" office:value-type="string" office:string-value="c_nc">
            <text:p>c_nc</text:p>
          </table:table-cell>
          <table:table-cell table:formula="of:=INT([.AJ59]*[.AN59])"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mo</text:p>
          </table:table-cell>
          <table:table-cell office:value-type="float" office:value="13">
            <text:p>13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&quot;&quot;&quot;&quot;&amp;[.K60]&amp;&quot;&quot;&quot;,&quot;" office:value-type="string" office:string-value="&quot;c_ms&quot;,">
            <text:p>"c_ms",</text:p>
          </table:table-cell>
          <table:table-cell office:value-type="string">
            <text:p>c_ms</text:p>
          </table:table-cell>
          <table:table-cell table:number-columns-repeated="2"/>
          <table:table-cell office:value-type="string">
            <text:p>c_al</text:p>
          </table:table-cell>
          <table:table-cell office:value-type="string">
            <text:p>Alabam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_al</text:p>
          </table:table-cell>
          <table:table-cell office:value-type="string">
            <text:p>Alabama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_sc</text:p>
          </table:table-cell>
          <table:table-cell office:value-type="string">
            <text:p>c_sc</text:p>
          </table:table-cell>
          <table:table-cell office:value-type="string">
            <text:p>South Carolin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30">
            <text:p>30</text:p>
          </table:table-cell>
          <table:table-cell/>
          <table:table-cell table:formula="of:=[.AB60]" office:value-type="string" office:string-value="c_sc">
            <text:p>c_sc</text:p>
          </table:table-cell>
          <table:table-cell table:formula="of:=INT([.AJ60]*[.AN60])"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fl</text:p>
          </table:table-cell>
          <table:table-cell office:value-type="float" office:value="11">
            <text:p>11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&quot;&quot;&quot;&quot;&amp;[.K61]&amp;&quot;&quot;&quot;,&quot;" office:value-type="string" office:string-value="&quot;c_tn&quot;,">
            <text:p>"c_tn",</text:p>
          </table:table-cell>
          <table:table-cell office:value-type="string">
            <text:p>c_tn</text:p>
          </table:table-cell>
          <table:table-cell table:number-columns-repeated="2"/>
          <table:table-cell office:value-type="string">
            <text:p>c_tn</text:p>
          </table:table-cell>
          <table:table-cell office:value-type="string">
            <text:p>Tennessee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_tn</text:p>
          </table:table-cell>
          <table:table-cell office:value-type="string">
            <text:p>Tennessee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string">
            <text:p>c_tn</text:p>
          </table:table-cell>
          <table:table-cell office:value-type="string">
            <text:p>Tennessee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0">
            <text:p>60</text:p>
          </table:table-cell>
          <table:table-cell/>
          <table:table-cell table:formula="of:=[.AB61]" office:value-type="string" office:string-value="c_tn">
            <text:p>c_tn</text:p>
          </table:table-cell>
          <table:table-cell table:formula="of:=INT([.AJ61]*[.AN61])"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ky</text:p>
          </table:table-cell>
          <table:table-cell office:value-type="float" office:value="9">
            <text:p>9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&quot;&quot;&quot;&quot;&amp;[.K62]&amp;&quot;&quot;&quot;,&quot;" office:value-type="string" office:string-value="&quot;c_ar&quot;,">
            <text:p>"c_ar",</text:p>
          </table:table-cell>
          <table:table-cell office:value-type="string">
            <text:p>c_ar</text:p>
          </table:table-cell>
          <table:table-cell table:number-columns-repeated="2"/>
          <table:table-cell office:value-type="string">
            <text:p>c_ga</text:p>
          </table:table-cell>
          <table:table-cell office:value-type="string">
            <text:p>Georgi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_ga</text:p>
          </table:table-cell>
          <table:table-cell office:value-type="string">
            <text:p>Georgia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_tx</text:p>
          </table:table-cell>
          <table:table-cell office:value-type="string">
            <text:p>c_tx</text:p>
          </table:table-cell>
          <table:table-cell office:value-type="string">
            <text:p>Texas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23">
            <text:p>23</text:p>
          </table:table-cell>
          <table:table-cell/>
          <table:table-cell table:formula="of:=[.AB62]" office:value-type="string" office:string-value="c_tx">
            <text:p>c_tx</text:p>
          </table:table-cell>
          <table:table-cell table:formula="of:=INT([.AJ62]*[.AN62])"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cs</text:p>
          </table:table-cell>
          <table:table-cell office:value-type="float" office:value="7">
            <text:p>7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&quot;&quot;&quot;&quot;&amp;[.K63]&amp;&quot;&quot;&quot;,&quot;" office:value-type="string" office:string-value="&quot;c_la&quot;,">
            <text:p>"c_la",</text:p>
          </table:table-cell>
          <table:table-cell office:value-type="string">
            <text:p>c_la</text:p>
          </table:table-cell>
          <table:table-cell table:number-columns-repeated="2"/>
          <table:table-cell office:value-type="string">
            <text:p>c_va</text:p>
          </table:table-cell>
          <table:table-cell office:value-type="string">
            <text:p>Virgini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_va</text:p>
          </table:table-cell>
          <table:table-cell office:value-type="string">
            <text:p>Virginia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_va</text:p>
          </table:table-cell>
          <table:table-cell office:value-type="string">
            <text:p>c_va</text:p>
          </table:table-cell>
          <table:table-cell office:value-type="string">
            <text:p>Virgini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64">
            <text:p>64</text:p>
          </table:table-cell>
          <table:table-cell/>
          <table:table-cell table:formula="of:=[.AB63]" office:value-type="string" office:string-value="c_va">
            <text:p>c_va</text:p>
          </table:table-cell>
          <table:table-cell table:formula="of:=INT([.AJ63]*[.AN63])"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_vam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&quot;&quot;&quot;&quot;&amp;[.K64]&amp;&quot;&quot;&quot;,&quot;" office:value-type="string" office:string-value="&quot;c_nc&quot;,">
            <text:p>"c_nc",</text:p>
          </table:table-cell>
          <table:table-cell office:value-type="string">
            <text:p>c_nc</text:p>
          </table:table-cell>
          <table:table-cell table:number-columns-repeated="2"/>
          <table:table-cell office:value-type="string">
            <text:p>c_ms</text:p>
          </table:table-cell>
          <table:table-cell office:value-type="string">
            <text:p>Mississippi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_ms</text:p>
          </table:table-cell>
          <table:table-cell office:value-type="string">
            <text:p>Mississipp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_vam</text:p>
          </table:table-cell>
          <table:table-cell office:value-type="string">
            <text:p>c_va</text:p>
          </table:table-cell>
          <table:table-cell office:value-type="string">
            <text:p>Virginia Militi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40">
            <text:p>40</text:p>
          </table:table-cell>
          <table:table-cell/>
          <table:table-cell table:formula="of:=[.AB64]" office:value-type="string" office:string-value="c_vam">
            <text:p>c_vam</text:p>
          </table:table-cell>
          <table:table-cell table:formula="of:=INT([.AJ64]*[.AN64])" office:value-type="float" office:value="4">
            <text:p>4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c_md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&quot;&quot;&quot;&quot;&amp;[.K65]&amp;&quot;&quot;&quot;,&quot;" office:value-type="string" office:string-value="&quot;c_ky&quot;,">
            <text:p>"c_ky",</text:p>
          </table:table-cell>
          <table:table-cell office:value-type="string">
            <text:p>c_ky</text:p>
          </table:table-cell>
          <table:table-cell table:number-columns-repeated="2"/>
          <table:table-cell office:value-type="string">
            <text:p>c_ar</text:p>
          </table:table-cell>
          <table:table-cell office:value-type="string">
            <text:p>Arkansas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_ar</text:p>
          </table:table-cell>
          <table:table-cell office:value-type="string">
            <text:p>Arkansas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34"/>
        </table:table-row>
        <table:table-row table:style-name="ro1">
          <table:table-cell table:number-columns-repeated="9"/>
          <table:table-cell table:formula="of:=&quot;&quot;&quot;&quot;&amp;[.K66]&amp;&quot;&quot;&quot;,&quot;" office:value-type="string" office:string-value="&quot;c_tx&quot;,">
            <text:p>"c_tx",</text:p>
          </table:table-cell>
          <table:table-cell office:value-type="string">
            <text:p>c_tx</text:p>
          </table:table-cell>
          <table:table-cell table:number-columns-repeated="2"/>
          <table:table-cell office:value-type="string">
            <text:p>c_la</text:p>
          </table:table-cell>
          <table:table-cell office:value-type="string">
            <text:p>Louisian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_la</text:p>
          </table:table-cell>
          <table:table-cell office:value-type="string">
            <text:p>Louisiana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string">
            <text:p>c_sc</text:p>
          </table:table-cell>
          <table:table-cell office:value-type="string">
            <text:p>South Carolin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_sc</text:p>
          </table:table-cell>
          <table:table-cell office:value-type="string">
            <text:p>South Carolina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string">
            <text:p>c_fl</text:p>
          </table:table-cell>
          <table:table-cell office:value-type="string">
            <text:p>Florida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_fl</text:p>
          </table:table-cell>
          <table:table-cell office:value-type="string">
            <text:p>Florid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string">
            <text:p>c_ky</text:p>
          </table:table-cell>
          <table:table-cell office:value-type="string">
            <text:p>Kentucky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_ky</text:p>
          </table:table-cell>
          <table:table-cell office:value-type="string">
            <text:p>Kentucky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string">
            <text:p>c_tx</text:p>
          </table:table-cell>
          <table:table-cell office:value-type="string">
            <text:p>Texas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_tx</text:p>
          </table:table-cell>
          <table:table-cell office:value-type="string">
            <text:p>Texa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string">
            <text:p>c_md</text:p>
          </table:table-cell>
          <table:table-cell office:value-type="string">
            <text:p>Maryland</text:p>
          </table:table-cell>
          <table:table-cell office:value-type="float" office:value="2">
            <text:p>2</text:p>
          </table:table-cell>
          <table:table-cell office:value-type="string">
            <text:p>c_regt</text:p>
          </table:table-cell>
          <table:table-cell office:value-type="string">
            <text:p>c_regt2</text:p>
          </table:table-cell>
          <table:table-cell office:value-type="string">
            <text:p>c_regt</text:p>
          </table:table-cell>
          <table:table-cell office:value-type="string">
            <text:p>c_reg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_md</text:p>
          </table:table-cell>
          <table:table-cell office:value-type="string">
            <text:p>Maryl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4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8"/>
          <table:table-cell/>
          <table:table-cell office:value-type="string">
            <text:p>New York</text:p>
          </table:table-cell>
          <table:table-cell office:value-type="string">
            <text:p>u_c_</text:p>
          </table:table-cell>
          <table:table-cell office:value-type="string">
            <text:p>ny</text:p>
          </table:table-cell>
          <table:table-cell/>
          <table:table-cell table:formula="of:=[.K73]&amp;[.L73]" office:value-type="string" office:string-value="u_c_ny">
            <text:p>u_c_ny</text:p>
          </table:table-cell>
          <table:table-cell table:formula="of:=[.J73]&amp;&quot; Cavalry&quot;" office:value-type="string" office:string-value="New York Cavalry">
            <text:p>New York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73]" office:value-type="string" office:string-value="u_ny">
            <text:p>u_ny</text:p>
          </table:table-cell>
          <table:table-cell table:formula="of:=[.J73]&amp;&quot;&quot;&amp;[.I73]" office:value-type="string" office:string-value="New York">
            <text:p>New York</text:p>
          </table:table-cell>
          <table:table-cell table:number-columns-repeated="4"/>
          <table:table-cell office:value-type="string">
            <text:p>hvy</text:p>
          </table:table-cell>
          <table:table-cell office:value-type="string">
            <text:p>sharps companies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Arkansas</text:p>
          </table:table-cell>
          <table:table-cell office:value-type="string">
            <text:p>u_c_</text:p>
          </table:table-cell>
          <table:table-cell office:value-type="string">
            <text:p>ar</text:p>
          </table:table-cell>
          <table:table-cell/>
          <table:table-cell table:formula="of:=[.K74]&amp;[.L74]" office:value-type="string" office:string-value="u_c_ar">
            <text:p>u_c_ar</text:p>
          </table:table-cell>
          <table:table-cell table:formula="of:=[.J74]&amp;&quot; Cavalry&quot;" office:value-type="string" office:string-value="Arkansas Cavalry">
            <text:p>Arkansas Cavalry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&quot;u_&quot;&amp;[.L74]" office:value-type="string" office:string-value="u_ar">
            <text:p>u_ar</text:p>
          </table:table-cell>
          <table:table-cell table:formula="of:=[.J74]&amp;&quot;&quot;&amp;[.I74]" office:value-type="string" office:string-value="Arkansas Volunteers">
            <text:p>Arkansas Volunteer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Alabama</text:p>
          </table:table-cell>
          <table:table-cell office:value-type="string">
            <text:p>u_c_</text:p>
          </table:table-cell>
          <table:table-cell office:value-type="string">
            <text:p>al</text:p>
          </table:table-cell>
          <table:table-cell/>
          <table:table-cell table:formula="of:=[.K75]&amp;[.L75]" office:value-type="string" office:string-value="u_c_al">
            <text:p>u_c_al</text:p>
          </table:table-cell>
          <table:table-cell table:formula="of:=[.J75]&amp;&quot; Cavalry&quot;" office:value-type="string" office:string-value="Alabama Cavalry">
            <text:p>Alabama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75]" office:value-type="string" office:string-value="u_al">
            <text:p>u_al</text:p>
          </table:table-cell>
          <table:table-cell table:formula="of:=[.J75]&amp;&quot;&quot;&amp;[.I75]" office:value-type="string" office:string-value="Alabama Volunteers">
            <text:p>Alabama Volunteer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California</text:p>
          </table:table-cell>
          <table:table-cell office:value-type="string">
            <text:p>u_c_</text:p>
          </table:table-cell>
          <table:table-cell office:value-type="string">
            <text:p>ca</text:p>
          </table:table-cell>
          <table:table-cell/>
          <table:table-cell table:formula="of:=[.K76]&amp;[.L76]" office:value-type="string" office:string-value="u_c_ca">
            <text:p>u_c_ca</text:p>
          </table:table-cell>
          <table:table-cell table:formula="of:=[.J76]&amp;&quot; Cavalry&quot;" office:value-type="string" office:string-value="California Cavalry">
            <text:p>California Cavalr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&quot;u_&quot;&amp;[.L76]" office:value-type="string" office:string-value="u_ca">
            <text:p>u_ca</text:p>
          </table:table-cell>
          <table:table-cell table:formula="of:=[.J76]&amp;&quot;&quot;&amp;[.I76]" office:value-type="string" office:string-value="California Volunteers">
            <text:p>California Volunteers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Colorado</text:p>
          </table:table-cell>
          <table:table-cell office:value-type="string">
            <text:p>u_c_</text:p>
          </table:table-cell>
          <table:table-cell office:value-type="string">
            <text:p>co</text:p>
          </table:table-cell>
          <table:table-cell/>
          <table:table-cell table:formula="of:=[.K77]&amp;[.L77]" office:value-type="string" office:string-value="u_c_co">
            <text:p>u_c_co</text:p>
          </table:table-cell>
          <table:table-cell table:formula="of:=[.J77]&amp;&quot; Cavalry&quot;" office:value-type="string" office:string-value="Colorado Cavalry">
            <text:p>Colorado Cavalry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&quot;u_&quot;&amp;[.L77]" office:value-type="string" office:string-value="u_co">
            <text:p>u_co</text:p>
          </table:table-cell>
          <table:table-cell table:formula="of:=[.J77]&amp;&quot;&quot;&amp;[.I77]" office:value-type="string" office:string-value="Colorado Volunteers">
            <text:p>Colorado Volunteers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Connecticut</text:p>
          </table:table-cell>
          <table:table-cell office:value-type="string">
            <text:p>u_c_</text:p>
          </table:table-cell>
          <table:table-cell office:value-type="string">
            <text:p>ct</text:p>
          </table:table-cell>
          <table:table-cell/>
          <table:table-cell table:formula="of:=[.K78]&amp;[.L78]" office:value-type="string" office:string-value="u_c_ct">
            <text:p>u_c_ct</text:p>
          </table:table-cell>
          <table:table-cell table:formula="of:=[.J78]&amp;&quot; Cavalry&quot;" office:value-type="string" office:string-value="Connecticut Cavalry">
            <text:p>Connecticut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78]" office:value-type="string" office:string-value="u_ct">
            <text:p>u_ct</text:p>
          </table:table-cell>
          <table:table-cell table:formula="of:=[.J78]&amp;&quot;&quot;&amp;[.I78]" office:value-type="string" office:string-value="Connecticut">
            <text:p>Connecticut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Delaware</text:p>
          </table:table-cell>
          <table:table-cell office:value-type="string">
            <text:p>u_c_</text:p>
          </table:table-cell>
          <table:table-cell office:value-type="string">
            <text:p>de</text:p>
          </table:table-cell>
          <table:table-cell/>
          <table:table-cell table:formula="of:=[.K79]&amp;[.L79]" office:value-type="string" office:string-value="u_c_de">
            <text:p>u_c_de</text:p>
          </table:table-cell>
          <table:table-cell table:formula="of:=[.J79]&amp;&quot; Cavalry&quot;" office:value-type="string" office:string-value="Delaware Cavalry">
            <text:p>Delaware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79]" office:value-type="string" office:string-value="u_de">
            <text:p>u_de</text:p>
          </table:table-cell>
          <table:table-cell table:formula="of:=[.J79]&amp;&quot;&quot;&amp;[.I79]" office:value-type="string" office:string-value="Delaware">
            <text:p>Delaware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Georgia</text:p>
          </table:table-cell>
          <table:table-cell office:value-type="string">
            <text:p>u_c_</text:p>
          </table:table-cell>
          <table:table-cell office:value-type="string">
            <text:p>ga</text:p>
          </table:table-cell>
          <table:table-cell/>
          <table:table-cell table:formula="of:=[.K80]&amp;[.L80]" office:value-type="string" office:string-value="u_c_ga">
            <text:p>u_c_ga</text:p>
          </table:table-cell>
          <table:table-cell table:formula="of:=[.J80]&amp;&quot; Cavalry&quot;" office:value-type="string" office:string-value="Georgia Cavalry">
            <text:p>Georgia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80]" office:value-type="string" office:string-value="u_ga">
            <text:p>u_ga</text:p>
          </table:table-cell>
          <table:table-cell table:formula="of:=[.J80]&amp;&quot;&quot;&amp;[.I80]" office:value-type="string" office:string-value="Georgia">
            <text:p>Georgi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Illinois</text:p>
          </table:table-cell>
          <table:table-cell office:value-type="string">
            <text:p>u_c_</text:p>
          </table:table-cell>
          <table:table-cell office:value-type="string">
            <text:p>il</text:p>
          </table:table-cell>
          <table:table-cell/>
          <table:table-cell table:formula="of:=[.K81]&amp;[.L81]" office:value-type="string" office:string-value="u_c_il">
            <text:p>u_c_il</text:p>
          </table:table-cell>
          <table:table-cell table:formula="of:=[.J81]&amp;&quot; Cavalry&quot;" office:value-type="string" office:string-value="Illinois Cavalry">
            <text:p>Illinois Cavalry</text:p>
          </table:table-cell>
          <table:table-cell office:value-type="float" office:value="17">
            <text:p>17</text:p>
          </table:table-cell>
          <table:table-cell table:number-columns-repeated="3"/>
          <table:table-cell table:formula="of:=&quot;u_&quot;&amp;[.L81]" office:value-type="string" office:string-value="u_il">
            <text:p>u_il</text:p>
          </table:table-cell>
          <table:table-cell table:formula="of:=[.J81]&amp;&quot;&quot;&amp;[.I81]" office:value-type="string" office:string-value="Illinois">
            <text:p>Illinois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Indiana</text:p>
          </table:table-cell>
          <table:table-cell office:value-type="string">
            <text:p>u_c_</text:p>
          </table:table-cell>
          <table:table-cell office:value-type="string">
            <text:p>in</text:p>
          </table:table-cell>
          <table:table-cell/>
          <table:table-cell table:formula="of:=[.K82]&amp;[.L82]" office:value-type="string" office:string-value="u_c_in">
            <text:p>u_c_in</text:p>
          </table:table-cell>
          <table:table-cell table:formula="of:=[.J82]&amp;&quot; Cavalry&quot;" office:value-type="string" office:string-value="Indiana Cavalry">
            <text:p>Indiana Cavalry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&quot;u_&quot;&amp;[.L82]" office:value-type="string" office:string-value="u_in">
            <text:p>u_in</text:p>
          </table:table-cell>
          <table:table-cell table:formula="of:=[.J82]&amp;&quot;&quot;&amp;[.I82]" office:value-type="string" office:string-value="Indiana">
            <text:p>Indiana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Iowa</text:p>
          </table:table-cell>
          <table:table-cell office:value-type="string">
            <text:p>u_c_</text:p>
          </table:table-cell>
          <table:table-cell office:value-type="string">
            <text:p>ia</text:p>
          </table:table-cell>
          <table:table-cell/>
          <table:table-cell table:formula="of:=[.K83]&amp;[.L83]" office:value-type="string" office:string-value="u_c_ia">
            <text:p>u_c_ia</text:p>
          </table:table-cell>
          <table:table-cell table:formula="of:=[.J83]&amp;&quot; Cavalry&quot;" office:value-type="string" office:string-value="Iowa Cavalry">
            <text:p>Iowa Cavalry</text:p>
          </table:table-cell>
          <table:table-cell office:value-type="float" office:value="9">
            <text:p>9</text:p>
          </table:table-cell>
          <table:table-cell table:number-columns-repeated="3"/>
          <table:table-cell table:formula="of:=&quot;u_&quot;&amp;[.L83]" office:value-type="string" office:string-value="u_ia">
            <text:p>u_ia</text:p>
          </table:table-cell>
          <table:table-cell table:formula="of:=[.J83]&amp;&quot;&quot;&amp;[.I83]" office:value-type="string" office:string-value="Iowa">
            <text:p>Iowa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7"/>
          <table:table-cell table:formula="of:=&quot;.skl.u-&quot;&amp;[.AK83]&amp;&quot; { color:#&quot;&amp;[.AI83]&amp;&quot;; } &quot;" office:value-type="string" office:string-value=".skl.u-0 { color:#000000; } ">
            <text:p>.skl.u-0 { color:#000000; } </text:p>
          </table:table-cell>
          <table:table-cell/>
          <table:table-cell table:formula="of:=[.AL83]&amp;[.AM83]&amp;[.AN83]" office:value-type="string" office:string-value="000000">
            <text:p>000000</text:p>
          </table:table-cell>
          <table:table-cell/>
          <table:table-cell office:value-type="float" office:value="0">
            <text:p>0</text:p>
          </table:table-cell>
          <table:table-cell table:formula="of:=DEC2HEX([.AO83];2)" office:value-type="string" office:string-value="00">
            <text:p>00</text:p>
          </table:table-cell>
          <table:table-cell table:formula="of:=DEC2HEX([.AP83];2)" office:value-type="string" office:string-value="00">
            <text:p>00</text:p>
          </table:table-cell>
          <table:table-cell table:formula="of:=DEC2HEX([.AQ83];2)" office:value-type="string" office:string-value="00">
            <text:p>00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Kansas</text:p>
          </table:table-cell>
          <table:table-cell office:value-type="string">
            <text:p>u_c_</text:p>
          </table:table-cell>
          <table:table-cell office:value-type="string">
            <text:p>ks</text:p>
          </table:table-cell>
          <table:table-cell/>
          <table:table-cell table:formula="of:=[.K84]&amp;[.L84]" office:value-type="string" office:string-value="u_c_ks">
            <text:p>u_c_ks</text:p>
          </table:table-cell>
          <table:table-cell table:formula="of:=[.J84]&amp;&quot; Cavalry&quot;" office:value-type="string" office:string-value="Kansas Cavalry">
            <text:p>Kansas Cavalry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&quot;u_&quot;&amp;[.L84]" office:value-type="string" office:string-value="u_ks">
            <text:p>u_ks</text:p>
          </table:table-cell>
          <table:table-cell table:formula="of:=[.J84]&amp;&quot;&quot;&amp;[.I84]" office:value-type="string" office:string-value="Kansas Volunteers">
            <text:p>Kansas Volunteers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/>
          <table:table-cell table:formula="of:=&quot;.skl.u-&quot;&amp;[.AK84]&amp;&quot; { color:#&quot;&amp;[.AI84]&amp;&quot;; } &quot;" office:value-type="string" office:string-value=".skl.u-1 { color:#000018; } ">
            <text:p>.skl.u-1 { color:#000018; } </text:p>
          </table:table-cell>
          <table:table-cell/>
          <table:table-cell table:formula="of:=[.AL84]&amp;[.AM84]&amp;[.AN84]" office:value-type="string" office:string-value="000018">
            <text:p>000018</text:p>
          </table:table-cell>
          <table:table-cell/>
          <table:table-cell office:value-type="float" office:value="1">
            <text:p>1</text:p>
          </table:table-cell>
          <table:table-cell table:formula="of:=DEC2HEX([.AO84];2)" office:value-type="string" office:string-value="00">
            <text:p>00</text:p>
          </table:table-cell>
          <table:table-cell table:formula="of:=DEC2HEX([.AP84];2)" office:value-type="string" office:string-value="00">
            <text:p>00</text:p>
          </table:table-cell>
          <table:table-cell table:formula="of:=DEC2HEX([.AQ84];2)" office:value-type="string" office:string-value="18">
            <text:p>18</text:p>
          </table:table-cell>
          <table:table-cell table:number-columns-repeated="2" office:value-type="float" office:value="0">
            <text:p>0</text:p>
          </table:table-cell>
          <table:table-cell table:formula="of:=[.AQ83]+24" office:value-type="float" office:value="24">
            <text:p>24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Kansas Militia</text:p>
          </table:table-cell>
          <table:table-cell office:value-type="string">
            <text:p>u_c_</text:p>
          </table:table-cell>
          <table:table-cell office:value-type="string">
            <text:p>ksm</text:p>
          </table:table-cell>
          <table:table-cell/>
          <table:table-cell table:formula="of:=[.K85]&amp;[.L85]" office:value-type="string" office:string-value="u_c_ksm">
            <text:p>u_c_ksm</text:p>
          </table:table-cell>
          <table:table-cell table:formula="of:=[.J85]&amp;&quot; Cavalry&quot;" office:value-type="string" office:string-value="Kansas Militia Cavalry">
            <text:p>Kansas Militia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85]" office:value-type="string" office:string-value="u_ksm">
            <text:p>u_ksm</text:p>
          </table:table-cell>
          <table:table-cell table:formula="of:=[.J85]&amp;&quot;&quot;&amp;[.I85]" office:value-type="string" office:string-value="Kansas Militia">
            <text:p>Kansas Militia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table:formula="of:=&quot;.skl.u-&quot;&amp;[.AK85]&amp;&quot; { color:#&quot;&amp;[.AI85]&amp;&quot;; } &quot;" office:value-type="string" office:string-value=".skl.u-2 { color:#000030; } ">
            <text:p>.skl.u-2 { color:#000030; } </text:p>
          </table:table-cell>
          <table:table-cell/>
          <table:table-cell table:formula="of:=[.AL85]&amp;[.AM85]&amp;[.AN85]" office:value-type="string" office:string-value="000030">
            <text:p>000030</text:p>
          </table:table-cell>
          <table:table-cell/>
          <table:table-cell office:value-type="float" office:value="2">
            <text:p>2</text:p>
          </table:table-cell>
          <table:table-cell table:formula="of:=DEC2HEX([.AO85];2)" office:value-type="string" office:string-value="00">
            <text:p>00</text:p>
          </table:table-cell>
          <table:table-cell table:formula="of:=DEC2HEX([.AP85];2)" office:value-type="string" office:string-value="00">
            <text:p>00</text:p>
          </table:table-cell>
          <table:table-cell table:formula="of:=DEC2HEX([.AQ85];2)" office:value-type="string" office:string-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AQ84]+24" office:value-type="float" office:value="48">
            <text:p>48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Kentucky</text:p>
          </table:table-cell>
          <table:table-cell office:value-type="string">
            <text:p>u_c_</text:p>
          </table:table-cell>
          <table:table-cell office:value-type="string">
            <text:p>ky</text:p>
          </table:table-cell>
          <table:table-cell/>
          <table:table-cell table:formula="of:=[.K86]&amp;[.L86]" office:value-type="string" office:string-value="u_c_ky">
            <text:p>u_c_ky</text:p>
          </table:table-cell>
          <table:table-cell table:formula="of:=[.J86]&amp;&quot; Cavalry&quot;" office:value-type="string" office:string-value="Kentucky Cavalry">
            <text:p>Kentucky Cavalry</text:p>
          </table:table-cell>
          <table:table-cell office:value-type="float" office:value="17">
            <text:p>17</text:p>
          </table:table-cell>
          <table:table-cell table:number-columns-repeated="3"/>
          <table:table-cell table:formula="of:=&quot;u_&quot;&amp;[.L86]" office:value-type="string" office:string-value="u_ky">
            <text:p>u_ky</text:p>
          </table:table-cell>
          <table:table-cell table:formula="of:=[.J86]&amp;&quot;&quot;&amp;[.I86]" office:value-type="string" office:string-value="Kentucky">
            <text:p>Kentucky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table:formula="of:=&quot;.skl.u-&quot;&amp;[.AK86]&amp;&quot; { color:#&quot;&amp;[.AI86]&amp;&quot;; } &quot;" office:value-type="string" office:string-value=".skl.u-3 { color:#000048; } ">
            <text:p>.skl.u-3 { color:#000048; } </text:p>
          </table:table-cell>
          <table:table-cell/>
          <table:table-cell table:formula="of:=[.AL86]&amp;[.AM86]&amp;[.AN86]" office:value-type="string" office:string-value="000048">
            <text:p>000048</text:p>
          </table:table-cell>
          <table:table-cell/>
          <table:table-cell office:value-type="float" office:value="3">
            <text:p>3</text:p>
          </table:table-cell>
          <table:table-cell table:formula="of:=DEC2HEX([.AO86];2)" office:value-type="string" office:string-value="00">
            <text:p>00</text:p>
          </table:table-cell>
          <table:table-cell table:formula="of:=DEC2HEX([.AP86];2)" office:value-type="string" office:string-value="00">
            <text:p>00</text:p>
          </table:table-cell>
          <table:table-cell table:formula="of:=DEC2HEX([.AQ86];2)" office:value-type="string" office:string-value="48">
            <text:p>48</text:p>
          </table:table-cell>
          <table:table-cell table:number-columns-repeated="2" office:value-type="float" office:value="0">
            <text:p>0</text:p>
          </table:table-cell>
          <table:table-cell table:formula="of:=[.AQ85]+24" office:value-type="float" office:value="72">
            <text:p>72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Louisiana</text:p>
          </table:table-cell>
          <table:table-cell office:value-type="string">
            <text:p>u_c_</text:p>
          </table:table-cell>
          <table:table-cell office:value-type="string">
            <text:p>la</text:p>
          </table:table-cell>
          <table:table-cell/>
          <table:table-cell table:formula="of:=[.K87]&amp;[.L87]" office:value-type="string" office:string-value="u_c_la">
            <text:p>u_c_la</text:p>
          </table:table-cell>
          <table:table-cell table:formula="of:=[.J87]&amp;&quot; Cavalry&quot;" office:value-type="string" office:string-value="Louisiana Cavalry">
            <text:p>Louisiana Cavalr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&quot;u_&quot;&amp;[.L87]" office:value-type="string" office:string-value="u_la">
            <text:p>u_la</text:p>
          </table:table-cell>
          <table:table-cell table:formula="of:=[.J87]&amp;&quot;&quot;&amp;[.I87]" office:value-type="string" office:string-value="Louisiana">
            <text:p>Louisiana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7"/>
          <table:table-cell table:formula="of:=&quot;.skl.u-&quot;&amp;[.AK87]&amp;&quot; { color:#&quot;&amp;[.AI87]&amp;&quot;; } &quot;" office:value-type="string" office:string-value=".skl.u-4 { color:#000060; } ">
            <text:p>.skl.u-4 { color:#000060; } </text:p>
          </table:table-cell>
          <table:table-cell/>
          <table:table-cell table:formula="of:=[.AL87]&amp;[.AM87]&amp;[.AN87]" office:value-type="string" office:string-value="000060">
            <text:p>000060</text:p>
          </table:table-cell>
          <table:table-cell/>
          <table:table-cell office:value-type="float" office:value="4">
            <text:p>4</text:p>
          </table:table-cell>
          <table:table-cell table:formula="of:=DEC2HEX([.AO87];2)" office:value-type="string" office:string-value="00">
            <text:p>00</text:p>
          </table:table-cell>
          <table:table-cell table:formula="of:=DEC2HEX([.AP87];2)" office:value-type="string" office:string-value="00">
            <text:p>00</text:p>
          </table:table-cell>
          <table:table-cell table:formula="of:=DEC2HEX([.AQ87];2)" office:value-type="string" office:string-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AQ86]+24" office:value-type="float" office:value="96">
            <text:p>96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aine</text:p>
          </table:table-cell>
          <table:table-cell office:value-type="string">
            <text:p>u_c_</text:p>
          </table:table-cell>
          <table:table-cell office:value-type="string">
            <text:p>me</text:p>
          </table:table-cell>
          <table:table-cell/>
          <table:table-cell table:formula="of:=[.K88]&amp;[.L88]" office:value-type="string" office:string-value="u_c_me">
            <text:p>u_c_me</text:p>
          </table:table-cell>
          <table:table-cell table:formula="of:=[.J88]&amp;&quot; Cavalry&quot;" office:value-type="string" office:string-value="Maine Cavalry">
            <text:p>Maine Cavalr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&quot;u_&quot;&amp;[.L88]" office:value-type="string" office:string-value="u_me">
            <text:p>u_me</text:p>
          </table:table-cell>
          <table:table-cell table:formula="of:=[.J88]&amp;&quot;&quot;&amp;[.I88]" office:value-type="string" office:string-value="Maine">
            <text:p>Maine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&quot;.skl.u-&quot;&amp;[.AK88]&amp;&quot; { color:#&quot;&amp;[.AI88]&amp;&quot;; } &quot;" office:value-type="string" office:string-value=".skl.u-5 { color:#000078; } ">
            <text:p>.skl.u-5 { color:#000078; } </text:p>
          </table:table-cell>
          <table:table-cell/>
          <table:table-cell table:formula="of:=[.AL88]&amp;[.AM88]&amp;[.AN88]" office:value-type="string" office:string-value="000078">
            <text:p>000078</text:p>
          </table:table-cell>
          <table:table-cell/>
          <table:table-cell office:value-type="float" office:value="5">
            <text:p>5</text:p>
          </table:table-cell>
          <table:table-cell table:formula="of:=DEC2HEX([.AO88];2)" office:value-type="string" office:string-value="00">
            <text:p>00</text:p>
          </table:table-cell>
          <table:table-cell table:formula="of:=DEC2HEX([.AP88];2)" office:value-type="string" office:string-value="00">
            <text:p>00</text:p>
          </table:table-cell>
          <table:table-cell table:formula="of:=DEC2HEX([.AQ88];2)" office:value-type="string" office:string-value="78">
            <text:p>78</text:p>
          </table:table-cell>
          <table:table-cell table:number-columns-repeated="2" office:value-type="float" office:value="0">
            <text:p>0</text:p>
          </table:table-cell>
          <table:table-cell table:formula="of:=[.AQ87]+24" office:value-type="float" office:value="120">
            <text:p>12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aryland</text:p>
          </table:table-cell>
          <table:table-cell office:value-type="string">
            <text:p>u_c_</text:p>
          </table:table-cell>
          <table:table-cell office:value-type="string">
            <text:p>md</text:p>
          </table:table-cell>
          <table:table-cell/>
          <table:table-cell table:formula="of:=[.K89]&amp;[.L89]" office:value-type="string" office:string-value="u_c_md">
            <text:p>u_c_md</text:p>
          </table:table-cell>
          <table:table-cell table:formula="of:=[.J89]&amp;&quot; Cavalry&quot;" office:value-type="string" office:string-value="Maryland Cavalry">
            <text:p>Maryland Cavalry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&quot;u_&quot;&amp;[.L89]" office:value-type="string" office:string-value="u_md">
            <text:p>u_md</text:p>
          </table:table-cell>
          <table:table-cell table:formula="of:=[.J89]&amp;&quot;&quot;&amp;[.I89]" office:value-type="string" office:string-value="Maryland">
            <text:p>Maryland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/>
          <table:table-cell table:formula="of:=&quot;.skl.u-&quot;&amp;[.AK89]&amp;&quot; { color:#&quot;&amp;[.AI89]&amp;&quot;; } &quot;" office:value-type="string" office:string-value=".skl.u-6 { color:#000090; } ">
            <text:p>.skl.u-6 { color:#000090; } </text:p>
          </table:table-cell>
          <table:table-cell/>
          <table:table-cell table:formula="of:=[.AL89]&amp;[.AM89]&amp;[.AN89]" office:value-type="string" office:string-value="000090">
            <text:p>000090</text:p>
          </table:table-cell>
          <table:table-cell/>
          <table:table-cell office:value-type="float" office:value="6">
            <text:p>6</text:p>
          </table:table-cell>
          <table:table-cell table:formula="of:=DEC2HEX([.AO89];2)" office:value-type="string" office:string-value="00">
            <text:p>00</text:p>
          </table:table-cell>
          <table:table-cell table:formula="of:=DEC2HEX([.AP89];2)" office:value-type="string" office:string-value="00">
            <text:p>00</text:p>
          </table:table-cell>
          <table:table-cell table:formula="of:=DEC2HEX([.AQ89];2)" office:value-type="string" office:string-value="90">
            <text:p>90</text:p>
          </table:table-cell>
          <table:table-cell table:number-columns-repeated="2" office:value-type="float" office:value="0">
            <text:p>0</text:p>
          </table:table-cell>
          <table:table-cell table:formula="of:=[.AQ88]+24" office:value-type="float" office:value="144">
            <text:p>144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assachusetts</text:p>
          </table:table-cell>
          <table:table-cell office:value-type="string">
            <text:p>u_c_</text:p>
          </table:table-cell>
          <table:table-cell office:value-type="string">
            <text:p>ma</text:p>
          </table:table-cell>
          <table:table-cell/>
          <table:table-cell table:formula="of:=[.K90]&amp;[.L90]" office:value-type="string" office:string-value="u_c_ma">
            <text:p>u_c_ma</text:p>
          </table:table-cell>
          <table:table-cell table:formula="of:=[.J90]&amp;&quot; Cavalry&quot;" office:value-type="string" office:string-value="Massachusetts Cavalry">
            <text:p>Massachusetts Cavalry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&quot;u_&quot;&amp;[.L90]" office:value-type="string" office:string-value="u_ma">
            <text:p>u_ma</text:p>
          </table:table-cell>
          <table:table-cell table:formula="of:=[.J90]&amp;&quot;&quot;&amp;[.I90]" office:value-type="string" office:string-value="Massachusetts">
            <text:p>Massachusetts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&quot;.skl.u-&quot;&amp;[.AK90]&amp;&quot; { color:#&quot;&amp;[.AI90]&amp;&quot;; } &quot;" office:value-type="string" office:string-value=".skl.u-7 { color:#0000A8; } ">
            <text:p>.skl.u-7 { color:#0000A8; } </text:p>
          </table:table-cell>
          <table:table-cell/>
          <table:table-cell table:formula="of:=[.AL90]&amp;[.AM90]&amp;[.AN90]" office:value-type="string" office:string-value="0000A8">
            <text:p>0000A8</text:p>
          </table:table-cell>
          <table:table-cell/>
          <table:table-cell office:value-type="float" office:value="7">
            <text:p>7</text:p>
          </table:table-cell>
          <table:table-cell table:formula="of:=DEC2HEX([.AO90];2)" office:value-type="string" office:string-value="00">
            <text:p>00</text:p>
          </table:table-cell>
          <table:table-cell table:formula="of:=DEC2HEX([.AP90];2)" office:value-type="string" office:string-value="00">
            <text:p>00</text:p>
          </table:table-cell>
          <table:table-cell table:formula="of:=DEC2HEX([.AQ90];2)" office:value-type="string" office:string-value="A8">
            <text:p>A8</text:p>
          </table:table-cell>
          <table:table-cell table:number-columns-repeated="2" office:value-type="float" office:value="0">
            <text:p>0</text:p>
          </table:table-cell>
          <table:table-cell table:formula="of:=[.AQ89]+24" office:value-type="float" office:value="168">
            <text:p>168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ichigan</text:p>
          </table:table-cell>
          <table:table-cell office:value-type="string">
            <text:p>u_c_</text:p>
          </table:table-cell>
          <table:table-cell office:value-type="string">
            <text:p>mi</text:p>
          </table:table-cell>
          <table:table-cell/>
          <table:table-cell table:formula="of:=[.K91]&amp;[.L91]" office:value-type="string" office:string-value="u_c_mi">
            <text:p>u_c_mi</text:p>
          </table:table-cell>
          <table:table-cell table:formula="of:=[.J91]&amp;&quot; Cavalry&quot;" office:value-type="string" office:string-value="Michigan Cavalry">
            <text:p>Michigan Cavalry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&quot;u_&quot;&amp;[.L91]" office:value-type="string" office:string-value="u_mi">
            <text:p>u_mi</text:p>
          </table:table-cell>
          <table:table-cell table:formula="of:=[.J91]&amp;&quot;&quot;&amp;[.I91]" office:value-type="string" office:string-value="Michigan">
            <text:p>Michigan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10">
            <text:p>10</text:p>
          </table:table-cell>
          <table:table-cell table:number-columns-repeated="5"/>
          <table:table-cell table:formula="of:=&quot;.skl.u-&quot;&amp;[.AK91]&amp;&quot; { color:#&quot;&amp;[.AI91]&amp;&quot;; } &quot;" office:value-type="string" office:string-value=".skl.u-8 { color:#0000C0; } ">
            <text:p>.skl.u-8 { color:#0000C0; } </text:p>
          </table:table-cell>
          <table:table-cell/>
          <table:table-cell table:formula="of:=[.AL91]&amp;[.AM91]&amp;[.AN91]" office:value-type="string" office:string-value="0000C0">
            <text:p>0000C0</text:p>
          </table:table-cell>
          <table:table-cell/>
          <table:table-cell office:value-type="float" office:value="8">
            <text:p>8</text:p>
          </table:table-cell>
          <table:table-cell table:formula="of:=DEC2HEX([.AO91];2)" office:value-type="string" office:string-value="00">
            <text:p>00</text:p>
          </table:table-cell>
          <table:table-cell table:formula="of:=DEC2HEX([.AP91];2)" office:value-type="string" office:string-value="00">
            <text:p>00</text:p>
          </table:table-cell>
          <table:table-cell table:formula="of:=DEC2HEX([.AQ91];2)" office:value-type="string" office:string-value="C0">
            <text:p>C0</text:p>
          </table:table-cell>
          <table:table-cell table:number-columns-repeated="2" office:value-type="float" office:value="0">
            <text:p>0</text:p>
          </table:table-cell>
          <table:table-cell table:formula="of:=[.AQ90]+24" office:value-type="float" office:value="192">
            <text:p>192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innesota</text:p>
          </table:table-cell>
          <table:table-cell office:value-type="string">
            <text:p>u_c_</text:p>
          </table:table-cell>
          <table:table-cell office:value-type="string">
            <text:p>mn</text:p>
          </table:table-cell>
          <table:table-cell/>
          <table:table-cell table:formula="of:=[.K92]&amp;[.L92]" office:value-type="string" office:string-value="u_c_mn">
            <text:p>u_c_mn</text:p>
          </table:table-cell>
          <table:table-cell table:formula="of:=[.J92]&amp;&quot; Cavalry&quot;" office:value-type="string" office:string-value="Minnesota Cavalry">
            <text:p>Minnesota Cavalry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&quot;u_&quot;&amp;[.L92]" office:value-type="string" office:string-value="u_mn">
            <text:p>u_mn</text:p>
          </table:table-cell>
          <table:table-cell table:formula="of:=[.J92]&amp;&quot;&quot;&amp;[.I92]" office:value-type="string" office:string-value="Minnesota">
            <text:p>Minnesota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7"/>
          <table:table-cell table:formula="of:=&quot;.skl.u-&quot;&amp;[.AK92]&amp;&quot; { color:#&quot;&amp;[.AI92]&amp;&quot;; } &quot;" office:value-type="string" office:string-value=".skl.u-9 { color:#0000D8; } ">
            <text:p>.skl.u-9 { color:#0000D8; } </text:p>
          </table:table-cell>
          <table:table-cell/>
          <table:table-cell table:formula="of:=[.AL92]&amp;[.AM92]&amp;[.AN92]" office:value-type="string" office:string-value="0000D8">
            <text:p>0000D8</text:p>
          </table:table-cell>
          <table:table-cell/>
          <table:table-cell office:value-type="float" office:value="9">
            <text:p>9</text:p>
          </table:table-cell>
          <table:table-cell table:formula="of:=DEC2HEX([.AO92];2)" office:value-type="string" office:string-value="00">
            <text:p>00</text:p>
          </table:table-cell>
          <table:table-cell table:formula="of:=DEC2HEX([.AP92];2)" office:value-type="string" office:string-value="00">
            <text:p>00</text:p>
          </table:table-cell>
          <table:table-cell table:formula="of:=DEC2HEX([.AQ92];2)" office:value-type="string" office:string-value="D8">
            <text:p>D8</text:p>
          </table:table-cell>
          <table:table-cell table:number-columns-repeated="2" office:value-type="float" office:value="0">
            <text:p>0</text:p>
          </table:table-cell>
          <table:table-cell table:formula="of:=[.AQ91]+24" office:value-type="float" office:value="216">
            <text:p>216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issouri</text:p>
          </table:table-cell>
          <table:table-cell office:value-type="string">
            <text:p>u_c_</text:p>
          </table:table-cell>
          <table:table-cell office:value-type="string">
            <text:p>mo</text:p>
          </table:table-cell>
          <table:table-cell/>
          <table:table-cell table:formula="of:=[.K93]&amp;[.L93]" office:value-type="string" office:string-value="u_c_mo">
            <text:p>u_c_mo</text:p>
          </table:table-cell>
          <table:table-cell table:formula="of:=[.J93]&amp;&quot; Cavalry&quot;" office:value-type="string" office:string-value="Missouri Cavalry">
            <text:p>Missouri Cavalry</text:p>
          </table:table-cell>
          <table:table-cell office:value-type="float" office:value="18">
            <text:p>18</text:p>
          </table:table-cell>
          <table:table-cell table:number-columns-repeated="3"/>
          <table:table-cell table:formula="of:=&quot;u_&quot;&amp;[.L93]" office:value-type="string" office:string-value="u_mo">
            <text:p>u_mo</text:p>
          </table:table-cell>
          <table:table-cell table:formula="of:=[.J93]&amp;&quot;&quot;&amp;[.I93]" office:value-type="string" office:string-value="Missouri">
            <text:p>Missouri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Nebraska</text:p>
          </table:table-cell>
          <table:table-cell office:value-type="string">
            <text:p>u_c_</text:p>
          </table:table-cell>
          <table:table-cell office:value-type="string">
            <text:p>ne</text:p>
          </table:table-cell>
          <table:table-cell/>
          <table:table-cell table:formula="of:=[.K94]&amp;[.L94]" office:value-type="string" office:string-value="u_c_ne">
            <text:p>u_c_ne</text:p>
          </table:table-cell>
          <table:table-cell table:formula="of:=[.J94]&amp;&quot; Cavalry&quot;" office:value-type="string" office:string-value="Nebraska Cavalry">
            <text:p>Nebraska Cavalry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&quot;u_&quot;&amp;[.L94]" office:value-type="string" office:string-value="u_ne">
            <text:p>u_ne</text:p>
          </table:table-cell>
          <table:table-cell table:formula="of:=[.J94]&amp;&quot;&quot;&amp;[.I94]" office:value-type="string" office:string-value="Nebraska Volunteers">
            <text:p>Nebraska Voluntee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Nevada</text:p>
          </table:table-cell>
          <table:table-cell office:value-type="string">
            <text:p>u_c_</text:p>
          </table:table-cell>
          <table:table-cell office:value-type="string">
            <text:p>nv</text:p>
          </table:table-cell>
          <table:table-cell/>
          <table:table-cell table:formula="of:=[.K95]&amp;[.L95]" office:value-type="string" office:string-value="u_c_nv">
            <text:p>u_c_nv</text:p>
          </table:table-cell>
          <table:table-cell table:formula="of:=[.J95]&amp;&quot; Cavalry&quot;" office:value-type="string" office:string-value="Nevada Cavalry">
            <text:p>Nevada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95]" office:value-type="string" office:string-value="u_nv">
            <text:p>u_nv</text:p>
          </table:table-cell>
          <table:table-cell table:formula="of:=[.J95]&amp;&quot;&quot;&amp;[.I95]" office:value-type="string" office:string-value="Nevada Volunteers">
            <text:p>Nevada Voluntee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  <table:table-cell office:value-type="float" office:value="22">
            <text:p>22</text:p>
          </table:table-cell>
          <table:table-cell table:number-columns-repeated="20"/>
        </table:table-row>
        <table:table-row table:style-name="ro1">
          <table:table-cell table:number-columns-repeated="8"/>
          <table:table-cell/>
          <table:table-cell office:value-type="string">
            <text:p>New Hampshire</text:p>
          </table:table-cell>
          <table:table-cell office:value-type="string">
            <text:p>u_c_</text:p>
          </table:table-cell>
          <table:table-cell office:value-type="string">
            <text:p>nh</text:p>
          </table:table-cell>
          <table:table-cell/>
          <table:table-cell table:formula="of:=[.K96]&amp;[.L96]" office:value-type="string" office:string-value="u_c_nh">
            <text:p>u_c_nh</text:p>
          </table:table-cell>
          <table:table-cell table:formula="of:=[.J96]&amp;&quot; Cavalry&quot;" office:value-type="string" office:string-value="New Hampshire Cavalry">
            <text:p>New Hampshire Cavalr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&quot;u_&quot;&amp;[.L96]" office:value-type="string" office:string-value="u_nh">
            <text:p>u_nh</text:p>
          </table:table-cell>
          <table:table-cell table:formula="of:=[.J96]&amp;&quot;&quot;&amp;[.I96]" office:value-type="string" office:string-value="New Hampshire">
            <text:p>New Hampshire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string">
            <text:p>=</text:p>
          </table:table-cell>
          <table:table-cell table:number-columns-repeated="20"/>
        </table:table-row>
        <table:table-row table:style-name="ro1">
          <table:table-cell table:number-columns-repeated="8"/>
          <table:table-cell/>
          <table:table-cell office:value-type="string">
            <text:p>New Jersey</text:p>
          </table:table-cell>
          <table:table-cell office:value-type="string">
            <text:p>u_c_</text:p>
          </table:table-cell>
          <table:table-cell office:value-type="string">
            <text:p>nj</text:p>
          </table:table-cell>
          <table:table-cell/>
          <table:table-cell table:formula="of:=[.K97]&amp;[.L97]" office:value-type="string" office:string-value="u_c_nj">
            <text:p>u_c_nj</text:p>
          </table:table-cell>
          <table:table-cell table:formula="of:=[.J97]&amp;&quot; Cavalry&quot;" office:value-type="string" office:string-value="New Jersey Cavalry">
            <text:p>New Jersey Cavalry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&quot;u_&quot;&amp;[.L97]" office:value-type="string" office:string-value="u_nj">
            <text:p>u_nj</text:p>
          </table:table-cell>
          <table:table-cell table:formula="of:=[.J97]&amp;&quot;&quot;&amp;[.I97]" office:value-type="string" office:string-value="New Jersey">
            <text:p>New Jersey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New York</text:p>
          </table:table-cell>
          <table:table-cell office:value-type="string">
            <text:p>u_c_</text:p>
          </table:table-cell>
          <table:table-cell office:value-type="string">
            <text:p>ny</text:p>
          </table:table-cell>
          <table:table-cell/>
          <table:table-cell table:formula="of:=[.K98]&amp;[.L98]" office:value-type="string" office:string-value="u_c_ny">
            <text:p>u_c_ny</text:p>
          </table:table-cell>
          <table:table-cell table:formula="of:=[.J98]&amp;&quot; Cavalry&quot;" office:value-type="string" office:string-value="New York Cavalry">
            <text:p>New York Cavalry</text:p>
          </table:table-cell>
          <table:table-cell office:value-type="float" office:value="26">
            <text:p>26</text:p>
          </table:table-cell>
          <table:table-cell table:number-columns-repeated="3"/>
          <table:table-cell table:formula="of:=&quot;u_&quot;&amp;[.L98]" office:value-type="string" office:string-value="u_ny">
            <text:p>u_ny</text:p>
          </table:table-cell>
          <table:table-cell table:formula="of:=[.J98]&amp;&quot;&quot;&amp;[.I98]" office:value-type="string" office:string-value="New York">
            <text:p>New York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&quot;.skl.s-&quot;&amp;[.AK98]&amp;&quot; { color:#&quot;&amp;[.AI98]&amp;&quot;; } &quot;" office:value-type="string" office:string-value=".skl.s-0 { color:#C70100; } ">
            <text:p>.skl.s-0 { color:#C70100; } </text:p>
          </table:table-cell>
          <table:table-cell/>
          <table:table-cell table:formula="of:=[.AL98]&amp;[.AM98]&amp;[.AN98]" office:value-type="string" office:string-value="C70100">
            <text:p>C70100</text:p>
          </table:table-cell>
          <table:table-cell/>
          <table:table-cell office:value-type="float" office:value="0">
            <text:p>0</text:p>
          </table:table-cell>
          <table:table-cell table:formula="of:=DEC2HEX([.AO98];2)" office:value-type="string" office:string-value="C7">
            <text:p>C7</text:p>
          </table:table-cell>
          <table:table-cell table:formula="of:=DEC2HEX([.AP98];2)" office:value-type="string" office:string-value="01">
            <text:p>01</text:p>
          </table:table-cell>
          <table:table-cell table:formula="of:=DEC2HEX([.AQ98];2)" office:value-type="string" office:string-value="00">
            <text:p>00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New York Militia</text:p>
          </table:table-cell>
          <table:table-cell office:value-type="string">
            <text:p>u_c_</text:p>
          </table:table-cell>
          <table:table-cell office:value-type="string">
            <text:p>nym</text:p>
          </table:table-cell>
          <table:table-cell/>
          <table:table-cell table:formula="of:=[.K99]&amp;[.L99]" office:value-type="string" office:string-value="u_c_nym">
            <text:p>u_c_nym</text:p>
          </table:table-cell>
          <table:table-cell table:formula="of:=[.J99]&amp;&quot; Cavalry&quot;" office:value-type="string" office:string-value="New York Militia Cavalry">
            <text:p>New York Militia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99]" office:value-type="string" office:string-value="u_nym">
            <text:p>u_nym</text:p>
          </table:table-cell>
          <table:table-cell table:formula="of:=[.J99]&amp;&quot;&quot;&amp;[.I99]" office:value-type="string" office:string-value="New York Militia">
            <text:p>New York Militia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table:formula="of:=&quot;.skl.s-&quot;&amp;[.AK99]&amp;&quot; { color:#&quot;&amp;[.AI99]&amp;&quot;; } &quot;" office:value-type="string" office:string-value=".skl.s-1 { color:#B11700; } ">
            <text:p>.skl.s-1 { color:#B11700; } </text:p>
          </table:table-cell>
          <table:table-cell/>
          <table:table-cell table:formula="of:=[.AL99]&amp;[.AM99]&amp;[.AN99]" office:value-type="string" office:string-value="B11700">
            <text:p>B11700</text:p>
          </table:table-cell>
          <table:table-cell/>
          <table:table-cell office:value-type="float" office:value="1">
            <text:p>1</text:p>
          </table:table-cell>
          <table:table-cell table:formula="of:=DEC2HEX([.AO99];2)" office:value-type="string" office:string-value="B1">
            <text:p>B1</text:p>
          </table:table-cell>
          <table:table-cell table:formula="of:=DEC2HEX([.AP99];2)" office:value-type="string" office:string-value="17">
            <text:p>17</text:p>
          </table:table-cell>
          <table:table-cell table:formula="of:=DEC2HEX([.AQ99];2)" office:value-type="string" office:string-value="00">
            <text:p>00</text:p>
          </table:table-cell>
          <table:table-cell table:formula="of:=[.AO98]-[.$AN$95]" office:value-type="float" office:value="177">
            <text:p>177</text:p>
          </table:table-cell>
          <table:table-cell table:formula="of:=[.AP98]+[.$AN$9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North Carolina</text:p>
          </table:table-cell>
          <table:table-cell office:value-type="string">
            <text:p>u_c_</text:p>
          </table:table-cell>
          <table:table-cell office:value-type="string">
            <text:p>nc</text:p>
          </table:table-cell>
          <table:table-cell/>
          <table:table-cell table:formula="of:=[.K100]&amp;[.L100]" office:value-type="string" office:string-value="u_c_nc">
            <text:p>u_c_nc</text:p>
          </table:table-cell>
          <table:table-cell table:formula="of:=[.J100]&amp;&quot; Cavalry&quot;" office:value-type="string" office:string-value="North Carolina Cavalry">
            <text:p>North Carolina Cavalr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&quot;u_&quot;&amp;[.L100]" office:value-type="string" office:string-value="u_nc">
            <text:p>u_nc</text:p>
          </table:table-cell>
          <table:table-cell table:formula="of:=[.J100]&amp;&quot;&quot;&amp;[.I100]" office:value-type="string" office:string-value="North Carolina Volunteers">
            <text:p>North Carolina Volunteers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table:formula="of:=&quot;.skl.s-&quot;&amp;[.AK100]&amp;&quot; { color:#&quot;&amp;[.AI100]&amp;&quot;; } &quot;" office:value-type="string" office:string-value=".skl.s-2 { color:#9B2D00; } ">
            <text:p>.skl.s-2 { color:#9B2D00; } </text:p>
          </table:table-cell>
          <table:table-cell/>
          <table:table-cell table:formula="of:=[.AL100]&amp;[.AM100]&amp;[.AN100]" office:value-type="string" office:string-value="9B2D00">
            <text:p>9B2D00</text:p>
          </table:table-cell>
          <table:table-cell/>
          <table:table-cell office:value-type="float" office:value="2">
            <text:p>2</text:p>
          </table:table-cell>
          <table:table-cell table:formula="of:=DEC2HEX([.AO100];2)" office:value-type="string" office:string-value="9B">
            <text:p>9B</text:p>
          </table:table-cell>
          <table:table-cell table:formula="of:=DEC2HEX([.AP100];2)" office:value-type="string" office:string-value="2D">
            <text:p>2D</text:p>
          </table:table-cell>
          <table:table-cell table:formula="of:=DEC2HEX([.AQ100];2)" office:value-type="string" office:string-value="00">
            <text:p>00</text:p>
          </table:table-cell>
          <table:table-cell table:formula="of:=[.AO99]-[.$AN$95]" office:value-type="float" office:value="155">
            <text:p>155</text:p>
          </table:table-cell>
          <table:table-cell table:formula="of:=[.AP99]+[.$AN$95]"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Ohio</text:p>
          </table:table-cell>
          <table:table-cell office:value-type="string">
            <text:p>u_c_</text:p>
          </table:table-cell>
          <table:table-cell office:value-type="string">
            <text:p>oh</text:p>
          </table:table-cell>
          <table:table-cell/>
          <table:table-cell table:formula="of:=[.K101]&amp;[.L101]" office:value-type="string" office:string-value="u_c_oh">
            <text:p>u_c_oh</text:p>
          </table:table-cell>
          <table:table-cell table:formula="of:=[.J101]&amp;&quot; Cavalry&quot;" office:value-type="string" office:string-value="Ohio Cavalry">
            <text:p>Ohio Cavalry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&quot;u_&quot;&amp;[.L101]" office:value-type="string" office:string-value="u_oh">
            <text:p>u_oh</text:p>
          </table:table-cell>
          <table:table-cell table:formula="of:=[.J101]&amp;&quot;&quot;&amp;[.I101]" office:value-type="string" office:string-value="Ohio">
            <text:p>Ohio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&quot;.skl.s-&quot;&amp;[.AK101]&amp;&quot; { color:#&quot;&amp;[.AI101]&amp;&quot;; } &quot;" office:value-type="string" office:string-value=".skl.s-3 { color:#854300; } ">
            <text:p>.skl.s-3 { color:#854300; } </text:p>
          </table:table-cell>
          <table:table-cell/>
          <table:table-cell table:formula="of:=[.AL101]&amp;[.AM101]&amp;[.AN101]" office:value-type="string" office:string-value="854300">
            <text:p>854300</text:p>
          </table:table-cell>
          <table:table-cell/>
          <table:table-cell office:value-type="float" office:value="3">
            <text:p>3</text:p>
          </table:table-cell>
          <table:table-cell table:formula="of:=DEC2HEX([.AO101];2)" office:value-type="string" office:string-value="85">
            <text:p>85</text:p>
          </table:table-cell>
          <table:table-cell table:formula="of:=DEC2HEX([.AP101];2)" office:value-type="string" office:string-value="43">
            <text:p>43</text:p>
          </table:table-cell>
          <table:table-cell table:formula="of:=DEC2HEX([.AQ101];2)" office:value-type="string" office:string-value="00">
            <text:p>00</text:p>
          </table:table-cell>
          <table:table-cell table:formula="of:=[.AO100]-[.$AN$95]" office:value-type="float" office:value="133">
            <text:p>133</text:p>
          </table:table-cell>
          <table:table-cell table:formula="of:=[.AP100]+[.$AN$95]"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Oregon</text:p>
          </table:table-cell>
          <table:table-cell office:value-type="string">
            <text:p>u_c_</text:p>
          </table:table-cell>
          <table:table-cell office:value-type="string">
            <text:p>or</text:p>
          </table:table-cell>
          <table:table-cell/>
          <table:table-cell table:formula="of:=[.K102]&amp;[.L102]" office:value-type="string" office:string-value="u_c_or">
            <text:p>u_c_or</text:p>
          </table:table-cell>
          <table:table-cell table:formula="of:=[.J102]&amp;&quot; Cavalry&quot;" office:value-type="string" office:string-value="Oregon Cavalry">
            <text:p>Oregon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102]" office:value-type="string" office:string-value="u_or">
            <text:p>u_or</text:p>
          </table:table-cell>
          <table:table-cell table:formula="of:=[.J102]&amp;&quot;&quot;&amp;[.I102]" office:value-type="string" office:string-value="Oregon Volunteers">
            <text:p>Oregon Voluntee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table:formula="of:=&quot;.skl.s-&quot;&amp;[.AK102]&amp;&quot; { color:#&quot;&amp;[.AI102]&amp;&quot;; } &quot;" office:value-type="string" office:string-value=".skl.s-4 { color:#6F5900; } ">
            <text:p>.skl.s-4 { color:#6F5900; } </text:p>
          </table:table-cell>
          <table:table-cell/>
          <table:table-cell table:formula="of:=[.AL102]&amp;[.AM102]&amp;[.AN102]" office:value-type="string" office:string-value="6F5900">
            <text:p>6F5900</text:p>
          </table:table-cell>
          <table:table-cell/>
          <table:table-cell office:value-type="float" office:value="4">
            <text:p>4</text:p>
          </table:table-cell>
          <table:table-cell table:formula="of:=DEC2HEX([.AO102];2)" office:value-type="string" office:string-value="6F">
            <text:p>6F</text:p>
          </table:table-cell>
          <table:table-cell table:formula="of:=DEC2HEX([.AP102];2)" office:value-type="string" office:string-value="59">
            <text:p>59</text:p>
          </table:table-cell>
          <table:table-cell table:formula="of:=DEC2HEX([.AQ102];2)" office:value-type="string" office:string-value="00">
            <text:p>00</text:p>
          </table:table-cell>
          <table:table-cell table:formula="of:=[.AO101]-[.$AN$95]" office:value-type="float" office:value="111">
            <text:p>111</text:p>
          </table:table-cell>
          <table:table-cell table:formula="of:=[.AP101]+[.$AN$95]"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Pennsylvania</text:p>
          </table:table-cell>
          <table:table-cell office:value-type="string">
            <text:p>u_c_</text:p>
          </table:table-cell>
          <table:table-cell office:value-type="string">
            <text:p>pa</text:p>
          </table:table-cell>
          <table:table-cell/>
          <table:table-cell table:formula="of:=[.K103]&amp;[.L103]" office:value-type="string" office:string-value="u_c_pa">
            <text:p>u_c_pa</text:p>
          </table:table-cell>
          <table:table-cell table:formula="of:=[.J103]&amp;&quot; Cavalry&quot;" office:value-type="string" office:string-value="Pennsylvania Cavalry">
            <text:p>Pennsylvania Cavalry</text:p>
          </table:table-cell>
          <table:table-cell office:value-type="float" office:value="23">
            <text:p>23</text:p>
          </table:table-cell>
          <table:table-cell table:number-columns-repeated="3"/>
          <table:table-cell table:formula="of:=&quot;u_&quot;&amp;[.L103]" office:value-type="string" office:string-value="u_pa">
            <text:p>u_pa</text:p>
          </table:table-cell>
          <table:table-cell table:formula="of:=[.J103]&amp;&quot;&quot;&amp;[.I103]" office:value-type="string" office:string-value="Pennsylvania">
            <text:p>Pennsylvania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7"/>
          <table:table-cell table:formula="of:=&quot;.skl.s-&quot;&amp;[.AK103]&amp;&quot; { color:#&quot;&amp;[.AI103]&amp;&quot;; } &quot;" office:value-type="string" office:string-value=".skl.s-5 { color:#596F00; } ">
            <text:p>.skl.s-5 { color:#596F00; } </text:p>
          </table:table-cell>
          <table:table-cell/>
          <table:table-cell table:formula="of:=[.AL103]&amp;[.AM103]&amp;[.AN103]" office:value-type="string" office:string-value="596F00">
            <text:p>596F00</text:p>
          </table:table-cell>
          <table:table-cell/>
          <table:table-cell office:value-type="float" office:value="5">
            <text:p>5</text:p>
          </table:table-cell>
          <table:table-cell table:formula="of:=DEC2HEX([.AO103];2)" office:value-type="string" office:string-value="59">
            <text:p>59</text:p>
          </table:table-cell>
          <table:table-cell table:formula="of:=DEC2HEX([.AP103];2)" office:value-type="string" office:string-value="6F">
            <text:p>6F</text:p>
          </table:table-cell>
          <table:table-cell table:formula="of:=DEC2HEX([.AQ103];2)" office:value-type="string" office:string-value="00">
            <text:p>00</text:p>
          </table:table-cell>
          <table:table-cell table:formula="of:=[.AO102]-[.$AN$95]" office:value-type="float" office:value="89">
            <text:p>89</text:p>
          </table:table-cell>
          <table:table-cell table:formula="of:=[.AP102]+[.$AN$95]"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Pennsylvania Reserves</text:p>
          </table:table-cell>
          <table:table-cell office:value-type="string">
            <text:p>u_c_</text:p>
          </table:table-cell>
          <table:table-cell office:value-type="string">
            <text:p>par</text:p>
          </table:table-cell>
          <table:table-cell/>
          <table:table-cell table:formula="of:=[.K104]&amp;[.L104]" office:value-type="string" office:string-value="u_c_par">
            <text:p>u_c_par</text:p>
          </table:table-cell>
          <table:table-cell table:formula="of:=[.J104]&amp;&quot; Cavalry&quot;" office:value-type="string" office:string-value="Pennsylvania Reserves Cavalry">
            <text:p>Pennsylvania Reserves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104]" office:value-type="string" office:string-value="u_par">
            <text:p>u_par</text:p>
          </table:table-cell>
          <table:table-cell table:formula="of:=[.J104]&amp;&quot;&quot;&amp;[.I104]" office:value-type="string" office:string-value="Pennsylvania Reserves">
            <text:p>Pennsylvania Reserves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  <table:table-cell table:formula="of:=&quot;.skl.s-&quot;&amp;[.AK104]&amp;&quot; { color:#&quot;&amp;[.AI104]&amp;&quot;; } &quot;" office:value-type="string" office:string-value=".skl.s-6 { color:#438500; } ">
            <text:p>.skl.s-6 { color:#438500; } </text:p>
          </table:table-cell>
          <table:table-cell/>
          <table:table-cell table:formula="of:=[.AL104]&amp;[.AM104]&amp;[.AN104]" office:value-type="string" office:string-value="438500">
            <text:p>438500</text:p>
          </table:table-cell>
          <table:table-cell/>
          <table:table-cell office:value-type="float" office:value="6">
            <text:p>6</text:p>
          </table:table-cell>
          <table:table-cell table:formula="of:=DEC2HEX([.AO104];2)" office:value-type="string" office:string-value="43">
            <text:p>43</text:p>
          </table:table-cell>
          <table:table-cell table:formula="of:=DEC2HEX([.AP104];2)" office:value-type="string" office:string-value="85">
            <text:p>85</text:p>
          </table:table-cell>
          <table:table-cell table:formula="of:=DEC2HEX([.AQ104];2)" office:value-type="string" office:string-value="00">
            <text:p>00</text:p>
          </table:table-cell>
          <table:table-cell table:formula="of:=[.AO103]-[.$AN$95]" office:value-type="float" office:value="67">
            <text:p>67</text:p>
          </table:table-cell>
          <table:table-cell table:formula="of:=[.AP103]+[.$AN$95]" office:value-type="float" office:value="133">
            <text:p>13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Rhode Island</text:p>
          </table:table-cell>
          <table:table-cell office:value-type="string">
            <text:p>u_c_</text:p>
          </table:table-cell>
          <table:table-cell office:value-type="string">
            <text:p>ri</text:p>
          </table:table-cell>
          <table:table-cell/>
          <table:table-cell table:formula="of:=[.K105]&amp;[.L105]" office:value-type="string" office:string-value="u_c_ri">
            <text:p>u_c_ri</text:p>
          </table:table-cell>
          <table:table-cell table:formula="of:=[.J105]&amp;&quot; Cavalry&quot;" office:value-type="string" office:string-value="Rhode Island Cavalry">
            <text:p>Rhode Island Cavalry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&quot;u_&quot;&amp;[.L105]" office:value-type="string" office:string-value="u_ri">
            <text:p>u_ri</text:p>
          </table:table-cell>
          <table:table-cell table:formula="of:=[.J105]&amp;&quot;&quot;&amp;[.I105]" office:value-type="string" office:string-value="Rhode Island">
            <text:p>Rhode Island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&quot;.skl.s-&quot;&amp;[.AK105]&amp;&quot; { color:#&quot;&amp;[.AI105]&amp;&quot;; } &quot;" office:value-type="string" office:string-value=".skl.s-7 { color:#2D9B00; } ">
            <text:p>.skl.s-7 { color:#2D9B00; } </text:p>
          </table:table-cell>
          <table:table-cell/>
          <table:table-cell table:formula="of:=[.AL105]&amp;[.AM105]&amp;[.AN105]" office:value-type="string" office:string-value="2D9B00">
            <text:p>2D9B00</text:p>
          </table:table-cell>
          <table:table-cell/>
          <table:table-cell office:value-type="float" office:value="7">
            <text:p>7</text:p>
          </table:table-cell>
          <table:table-cell table:formula="of:=DEC2HEX([.AO105];2)" office:value-type="string" office:string-value="2D">
            <text:p>2D</text:p>
          </table:table-cell>
          <table:table-cell table:formula="of:=DEC2HEX([.AP105];2)" office:value-type="string" office:string-value="9B">
            <text:p>9B</text:p>
          </table:table-cell>
          <table:table-cell table:formula="of:=DEC2HEX([.AQ105];2)" office:value-type="string" office:string-value="00">
            <text:p>00</text:p>
          </table:table-cell>
          <table:table-cell table:formula="of:=[.AO104]-[.$AN$95]" office:value-type="float" office:value="45">
            <text:p>45</text:p>
          </table:table-cell>
          <table:table-cell table:formula="of:=[.AP104]+[.$AN$95]" office:value-type="float" office:value="155">
            <text:p>15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4"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South Carolina</text:p>
          </table:table-cell>
          <table:table-cell office:value-type="string">
            <text:p>u_c_</text:p>
          </table:table-cell>
          <table:table-cell office:value-type="string">
            <text:p>sc</text:p>
          </table:table-cell>
          <table:table-cell/>
          <table:table-cell table:formula="of:=[.K106]&amp;[.L106]" office:value-type="string" office:string-value="u_c_sc">
            <text:p>u_c_sc</text:p>
          </table:table-cell>
          <table:table-cell table:formula="of:=[.J106]&amp;&quot; Cavalry&quot;" office:value-type="string" office:string-value="South Carolina Cavalry">
            <text:p>South Carolina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106]" office:value-type="string" office:string-value="u_sc">
            <text:p>u_sc</text:p>
          </table:table-cell>
          <table:table-cell table:formula="of:=[.J106]&amp;&quot;&quot;&amp;[.I106]" office:value-type="string" office:string-value="South Carolina Volunteers">
            <text:p>South Carolina Volunteer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table:formula="of:=&quot;.skl.s-&quot;&amp;[.AK106]&amp;&quot; { color:#&quot;&amp;[.AI106]&amp;&quot;; } &quot;" office:value-type="string" office:string-value=".skl.s-8 { color:#17B100; } ">
            <text:p>.skl.s-8 { color:#17B100; } </text:p>
          </table:table-cell>
          <table:table-cell/>
          <table:table-cell table:formula="of:=[.AL106]&amp;[.AM106]&amp;[.AN106]" office:value-type="string" office:string-value="17B100">
            <text:p>17B100</text:p>
          </table:table-cell>
          <table:table-cell/>
          <table:table-cell office:value-type="float" office:value="8">
            <text:p>8</text:p>
          </table:table-cell>
          <table:table-cell table:formula="of:=DEC2HEX([.AO106];2)" office:value-type="string" office:string-value="17">
            <text:p>17</text:p>
          </table:table-cell>
          <table:table-cell table:formula="of:=DEC2HEX([.AP106];2)" office:value-type="string" office:string-value="B1">
            <text:p>B1</text:p>
          </table:table-cell>
          <table:table-cell table:formula="of:=DEC2HEX([.AQ106];2)" office:value-type="string" office:string-value="00">
            <text:p>00</text:p>
          </table:table-cell>
          <table:table-cell table:formula="of:=[.AO105]-[.$AN$95]" office:value-type="float" office:value="23">
            <text:p>23</text:p>
          </table:table-cell>
          <table:table-cell table:formula="of:=[.AP105]+[.$AN$95]" office:value-type="float" office:value="177">
            <text:p>17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Tennessee</text:p>
          </table:table-cell>
          <table:table-cell office:value-type="string">
            <text:p>u_c_</text:p>
          </table:table-cell>
          <table:table-cell office:value-type="string">
            <text:p>tn</text:p>
          </table:table-cell>
          <table:table-cell/>
          <table:table-cell table:formula="of:=[.K107]&amp;[.L107]" office:value-type="string" office:string-value="u_c_tn">
            <text:p>u_c_tn</text:p>
          </table:table-cell>
          <table:table-cell table:formula="of:=[.J107]&amp;&quot; Cavalry&quot;" office:value-type="string" office:string-value="Tennessee Cavalry">
            <text:p>Tennessee Cavalry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&quot;u_&quot;&amp;[.L107]" office:value-type="string" office:string-value="u_tn">
            <text:p>u_tn</text:p>
          </table:table-cell>
          <table:table-cell table:formula="of:=[.J107]&amp;&quot;&quot;&amp;[.I107]" office:value-type="string" office:string-value="Tennessee Volunteers">
            <text:p>Tennessee Volunteer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&quot;.skl.s-&quot;&amp;[.AK107]&amp;&quot; { color:#&quot;&amp;[.AI107]&amp;&quot;; } &quot;" office:value-type="string" office:string-value=".skl.s-9 { color:#01C700; } ">
            <text:p>.skl.s-9 { color:#01C700; } </text:p>
          </table:table-cell>
          <table:table-cell/>
          <table:table-cell table:formula="of:=[.AL107]&amp;[.AM107]&amp;[.AN107]" office:value-type="string" office:string-value="01C700">
            <text:p>01C700</text:p>
          </table:table-cell>
          <table:table-cell/>
          <table:table-cell office:value-type="float" office:value="9">
            <text:p>9</text:p>
          </table:table-cell>
          <table:table-cell table:formula="of:=DEC2HEX([.AO107];2)" office:value-type="string" office:string-value="01">
            <text:p>01</text:p>
          </table:table-cell>
          <table:table-cell table:formula="of:=DEC2HEX([.AP107];2)" office:value-type="string" office:string-value="C7">
            <text:p>C7</text:p>
          </table:table-cell>
          <table:table-cell table:formula="of:=DEC2HEX([.AQ107];2)" office:value-type="string" office:string-value="00">
            <text:p>00</text:p>
          </table:table-cell>
          <table:table-cell table:formula="of:=[.AO106]-[.$AN$95]" office:value-type="float" office:value="1">
            <text:p>1</text:p>
          </table:table-cell>
          <table:table-cell table:formula="of:=[.AP106]+[.$AN$95]" office:value-type="float" office:value="199">
            <text:p>19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Vermont</text:p>
          </table:table-cell>
          <table:table-cell office:value-type="string">
            <text:p>u_c_</text:p>
          </table:table-cell>
          <table:table-cell office:value-type="string">
            <text:p>vt</text:p>
          </table:table-cell>
          <table:table-cell/>
          <table:table-cell table:formula="of:=[.K108]&amp;[.L108]" office:value-type="string" office:string-value="u_c_vt">
            <text:p>u_c_vt</text:p>
          </table:table-cell>
          <table:table-cell table:formula="of:=[.J108]&amp;&quot; Cavalry&quot;" office:value-type="string" office:string-value="Vermont Cavalry">
            <text:p>Vermont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108]" office:value-type="string" office:string-value="u_vt">
            <text:p>u_vt</text:p>
          </table:table-cell>
          <table:table-cell table:formula="of:=[.J108]&amp;&quot;&quot;&amp;[.I108]" office:value-type="string" office:string-value="Vermont">
            <text:p>Vermont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/>
          <table:table-cell table:formula="of:=DEC2HEX([.AO108];2)" office:value-type="string" office:string-value="FFFFFFFFEB">
            <text:p>FFFFFFFFEB</text:p>
          </table:table-cell>
          <table:table-cell table:formula="of:=DEC2HEX([.AP108];2)" office:value-type="string" office:string-value="DD">
            <text:p>DD</text:p>
          </table:table-cell>
          <table:table-cell table:formula="of:=DEC2HEX([.AQ108];2)" office:value-type="string" office:string-value="00">
            <text:p>00</text:p>
          </table:table-cell>
          <table:table-cell table:formula="of:=[.AO107]-[.$AN$95]" office:value-type="float" office:value="-21">
            <text:p>-21</text:p>
          </table:table-cell>
          <table:table-cell table:formula="of:=[.AP107]+[.$AN$95]" office:value-type="float" office:value="221">
            <text:p>2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 table:number-columns-repeated="8"/>
          <table:table-cell/>
          <table:table-cell office:value-type="string">
            <text:p>West Virginia</text:p>
          </table:table-cell>
          <table:table-cell office:value-type="string">
            <text:p>u_c_</text:p>
          </table:table-cell>
          <table:table-cell office:value-type="string">
            <text:p>wv</text:p>
          </table:table-cell>
          <table:table-cell/>
          <table:table-cell table:formula="of:=[.K109]&amp;[.L109]" office:value-type="string" office:string-value="u_c_wv">
            <text:p>u_c_wv</text:p>
          </table:table-cell>
          <table:table-cell table:formula="of:=[.J109]&amp;&quot; Cavalry&quot;" office:value-type="string" office:string-value="West Virginia Cavalry">
            <text:p>West Virginia Cavalry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&quot;u_&quot;&amp;[.L109]" office:value-type="string" office:string-value="u_wv">
            <text:p>u_wv</text:p>
          </table:table-cell>
          <table:table-cell table:formula="of:=[.J109]&amp;&quot;&quot;&amp;[.I109]" office:value-type="string" office:string-value="West Virginia">
            <text:p>West Virginia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2"/>
          <table:table-cell table:formula="of:=DEC2HEX([.AO109];2)" office:value-type="string" office:string-value="FFFFFFFFD5">
            <text:p>FFFFFFFFD5</text:p>
          </table:table-cell>
          <table:table-cell table:formula="of:=DEC2HEX([.AP109];2)" office:value-type="string" office:string-value="F3">
            <text:p>F3</text:p>
          </table:table-cell>
          <table:table-cell table:formula="of:=DEC2HEX([.AQ109];2)" office:value-type="string" office:string-value="00">
            <text:p>00</text:p>
          </table:table-cell>
          <table:table-cell table:formula="of:=[.AO108]-[.$AN$95]" office:value-type="float" office:value="-43">
            <text:p>-43</text:p>
          </table:table-cell>
          <table:table-cell table:formula="of:=[.AP108]+[.$AN$95]" office:value-type="float" office:value="243">
            <text:p>24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Wisconsin</text:p>
          </table:table-cell>
          <table:table-cell office:value-type="string">
            <text:p>u_c_</text:p>
          </table:table-cell>
          <table:table-cell office:value-type="string">
            <text:p>wi</text:p>
          </table:table-cell>
          <table:table-cell/>
          <table:table-cell table:formula="of:=[.K110]&amp;[.L110]" office:value-type="string" office:string-value="u_c_wi">
            <text:p>u_c_wi</text:p>
          </table:table-cell>
          <table:table-cell table:formula="of:=[.J110]&amp;&quot; Cavalry&quot;" office:value-type="string" office:string-value="Wisconsin Cavalry">
            <text:p>Wisconsin Cavalry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&quot;u_&quot;&amp;[.L110]" office:value-type="string" office:string-value="u_wi">
            <text:p>u_wi</text:p>
          </table:table-cell>
          <table:table-cell table:formula="of:=[.J110]&amp;&quot;&quot;&amp;[.I110]" office:value-type="string" office:string-value="Wisconsin">
            <text:p>Wisconsin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1"/>
          <table:table-cell table:formula="of:=DEC2HEX([.AO110];2)" office:value-type="string" office:string-value="00">
            <text:p>00</text:p>
          </table:table-cell>
          <table:table-cell table:formula="of:=DEC2HEX([.AP110];2)" office:value-type="string" office:string-value="00">
            <text:p>00</text:p>
          </table:table-cell>
          <table:table-cell table:formula="of:=DEC2HEX([.AQ110];2)" office:value-type="string" office:string-value="0A">
            <text:p>0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AT108]/[.AT110]" office:value-type="float" office:value="4.5">
            <text:p>4.5</text:p>
          </table:table-cell>
          <table:table-cell table:number-columns-repeated="13"/>
        </table:table-row>
        <table:table-row table:style-name="ro1">
          <table:table-cell table:number-columns-repeated="8"/>
          <table:table-cell/>
          <table:table-cell office:value-type="string">
            <text:p>U.S. Infantry</text:p>
          </table:table-cell>
          <table:table-cell office:value-type="string">
            <text:p>u_c_</text:p>
          </table:table-cell>
          <table:table-cell office:value-type="string">
            <text:p>usv</text:p>
          </table:table-cell>
          <table:table-cell/>
          <table:table-cell table:formula="of:=[.K111]&amp;[.L111]" office:value-type="string" office:string-value="u_c_usv">
            <text:p>u_c_usv</text:p>
          </table:table-cell>
          <table:table-cell table:formula="of:=[.J111]&amp;&quot; Cavalry&quot;" office:value-type="string" office:string-value="U.S. Infantry Cavalry">
            <text:p>U.S. Infantry Cavalry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&quot;u_&quot;&amp;[.L111]" office:value-type="string" office:string-value="u_usv">
            <text:p>u_usv</text:p>
          </table:table-cell>
          <table:table-cell table:formula="of:=[.J111]&amp;&quot;&quot;&amp;[.I111]" office:value-type="string" office:string-value="U.S. Infantry">
            <text:p>U.S. Infantry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2"/>
          <table:table-cell table:formula="of:=DEC2HEX([.AO111];2)" office:value-type="string" office:string-value="00">
            <text:p>00</text:p>
          </table:table-cell>
          <table:table-cell table:formula="of:=DEC2HEX([.AP111];2)" office:value-type="string" office:string-value="00">
            <text:p>00</text:p>
          </table:table-cell>
          <table:table-cell table:formula="of:=DEC2HEX([.AQ111];2)" office:value-type="string" office:string-value="0A">
            <text:p>0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U.S. Volunteers</text:p>
          </table:table-cell>
          <table:table-cell office:value-type="string">
            <text:p>u_c_</text:p>
          </table:table-cell>
          <table:table-cell office:value-type="string">
            <text:p>usv</text:p>
          </table:table-cell>
          <table:table-cell/>
          <table:table-cell table:formula="of:=[.K112]&amp;[.L112]" office:value-type="string" office:string-value="u_c_usv">
            <text:p>u_c_usv</text:p>
          </table:table-cell>
          <table:table-cell table:formula="of:=[.J112]&amp;&quot; Cavalry&quot;" office:value-type="string" office:string-value="U.S. Volunteers Cavalry">
            <text:p>U.S. Volunteers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112]" office:value-type="string" office:string-value="u_usv">
            <text:p>u_usv</text:p>
          </table:table-cell>
          <table:table-cell table:formula="of:=[.J112]&amp;&quot;&quot;&amp;[.I112]" office:value-type="string" office:string-value="U.S. Volunteers">
            <text:p>U.S. Volunteer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number-columns-repeated="10"/>
          <table:table-cell table:formula="of:=DEC2HEX([.AO112];2)" office:value-type="string" office:string-value="00">
            <text:p>00</text:p>
          </table:table-cell>
          <table:table-cell table:formula="of:=DEC2HEX([.AP112];2)" office:value-type="string" office:string-value="00">
            <text:p>00</text:p>
          </table:table-cell>
          <table:table-cell table:formula="of:=DEC2HEX([.AQ112];2)" office:value-type="string" office:string-value="0A">
            <text:p>0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U.S. Colored Troops</text:p>
          </table:table-cell>
          <table:table-cell office:value-type="string">
            <text:p>u_c_</text:p>
          </table:table-cell>
          <table:table-cell office:value-type="string">
            <text:p>usct</text:p>
          </table:table-cell>
          <table:table-cell/>
          <table:table-cell table:formula="of:=[.K113]&amp;[.L113]" office:value-type="string" office:string-value="u_c_usct">
            <text:p>u_c_usct</text:p>
          </table:table-cell>
          <table:table-cell table:formula="of:=[.J113]&amp;&quot; Cavalry&quot;" office:value-type="string" office:string-value="U.S. Colored Troops Cavalry">
            <text:p>U.S. Colored Troops Cavalry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&quot;u_&quot;&amp;[.L113]" office:value-type="string" office:string-value="u_usct">
            <text:p>u_usct</text:p>
          </table:table-cell>
          <table:table-cell table:formula="of:=[.J113]&amp;&quot;&quot;&amp;[.I113]" office:value-type="string" office:string-value="U.S. Colored Troops">
            <text:p>U.S. Colored Troops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1"/>
          <table:table-cell table:formula="of:=DEC2HEX([.AO113];2)" office:value-type="string" office:string-value="00">
            <text:p>00</text:p>
          </table:table-cell>
          <table:table-cell table:formula="of:=DEC2HEX([.AP113];2)" office:value-type="string" office:string-value="00">
            <text:p>00</text:p>
          </table:table-cell>
          <table:table-cell table:formula="of:=DEC2HEX([.AQ113];2)" office:value-type="string" office:string-value="0A">
            <text:p>0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New Mexico</text:p>
          </table:table-cell>
          <table:table-cell office:value-type="string">
            <text:p>u_c_</text:p>
          </table:table-cell>
          <table:table-cell office:value-type="string">
            <text:p>nm</text:p>
          </table:table-cell>
          <table:table-cell/>
          <table:table-cell table:formula="of:=[.K114]&amp;[.L114]" office:value-type="string" office:string-value="u_c_nm">
            <text:p>u_c_nm</text:p>
          </table:table-cell>
          <table:table-cell table:formula="of:=[.J114]&amp;&quot; Cavalry&quot;" office:value-type="string" office:string-value="New Mexico Cavalry">
            <text:p>New Mexico Cavalry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&quot;u_&quot;&amp;[.L114]" office:value-type="string" office:string-value="u_nm">
            <text:p>u_nm</text:p>
          </table:table-cell>
          <table:table-cell table:formula="of:=[.J114]&amp;&quot;&quot;&amp;[.I114]" office:value-type="string" office:string-value="New Mexico Volunteers">
            <text:p>New Mexico Volunteer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1"/>
          <table:table-cell table:formula="of:=au110au111" office:value-type="float" office:value="0">
            <text:p>#NAME?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<text:s/>Volunteers</text:p>
          </table:table-cell>
          <table:table-cell office:value-type="string">
            <text:p>Washington</text:p>
          </table:table-cell>
          <table:table-cell office:value-type="string">
            <text:p>u_c_</text:p>
          </table:table-cell>
          <table:table-cell office:value-type="string">
            <text:p>wa</text:p>
          </table:table-cell>
          <table:table-cell/>
          <table:table-cell table:formula="of:=[.K115]&amp;[.L115]" office:value-type="string" office:string-value="u_c_wa">
            <text:p>u_c_wa</text:p>
          </table:table-cell>
          <table:table-cell table:formula="of:=[.J115]&amp;&quot; Cavalry&quot;" office:value-type="string" office:string-value="Washington Cavalry">
            <text:p>Washington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u_&quot;&amp;[.L115]" office:value-type="string" office:string-value="u_wa">
            <text:p>u_wa</text:p>
          </table:table-cell>
          <table:table-cell table:formula="of:=[.J115]&amp;&quot;&quot;&amp;[.I115]" office:value-type="string" office:string-value="Washington Volunteers">
            <text:p>Washington Voluntee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39"/>
          <table:table-cell office:value-type="float" office:value="33">
            <text:p>33</text:p>
          </table:table-cell>
          <table:table-cell table:number-columns-repeated="20"/>
        </table:table-row>
        <table:table-row table:style-name="ro1">
          <table:table-cell table:number-columns-repeated="8"/>
          <table:table-cell/>
          <table:table-cell office:value-type="string">
            <text:p>Confederate</text:p>
          </table:table-cell>
          <table:table-cell office:value-type="string">
            <text:p>c_c_</text:p>
          </table:table-cell>
          <table:table-cell office:value-type="string">
            <text:p>cs</text:p>
          </table:table-cell>
          <table:table-cell/>
          <table:table-cell table:formula="of:=[.K118]&amp;[.L118]" office:value-type="string" office:string-value="c_c_cs">
            <text:p>c_c_cs</text:p>
          </table:table-cell>
          <table:table-cell table:formula="of:=[.J118]&amp;&quot; Cavalry&quot;" office:value-type="string" office:string-value="Confederate Cavalry">
            <text:p>Confederate Cavalry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&quot;c_&quot;&amp;[.L118]" office:value-type="string" office:string-value="c_cs">
            <text:p>c_cs</text:p>
          </table:table-cell>
          <table:table-cell table:formula="of:=[.J118]&amp;&quot;&quot;&amp;[.I118]" office:value-type="string" office:string-value="Confederate">
            <text:p>Confederat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Alabama</text:p>
          </table:table-cell>
          <table:table-cell office:value-type="string">
            <text:p>c_c_</text:p>
          </table:table-cell>
          <table:table-cell office:value-type="string">
            <text:p>al</text:p>
          </table:table-cell>
          <table:table-cell/>
          <table:table-cell table:formula="of:=[.K119]&amp;[.L119]" office:value-type="string" office:string-value="c_c_al">
            <text:p>c_c_al</text:p>
          </table:table-cell>
          <table:table-cell table:formula="of:=[.J119]&amp;&quot; Cavalry&quot;" office:value-type="string" office:string-value="Alabama Cavalry">
            <text:p>Alabama Cavalry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f:=&quot;c_&quot;&amp;[.L119]" office:value-type="string" office:string-value="c_al">
            <text:p>c_al</text:p>
          </table:table-cell>
          <table:table-cell table:formula="of:=[.J119]&amp;&quot;&quot;&amp;[.I119]" office:value-type="string" office:string-value="Alabama">
            <text:p>Alabama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7"/>
          <table:table-cell table:formula="of:=&quot;.skl.sc-&quot;&amp;[.AK119]&amp;&quot; { color:#&quot;&amp;[.AI119]&amp;&quot;; } &quot;" office:value-type="string" office:string-value=".skl.sc-0 { color:#C70100; } ">
            <text:p>.skl.sc-0 { color:#C70100; } </text:p>
          </table:table-cell>
          <table:table-cell/>
          <table:table-cell table:formula="of:=[.AL119]&amp;[.AM119]&amp;[.AN119]" office:value-type="string" office:string-value="C70100">
            <text:p>C70100</text:p>
          </table:table-cell>
          <table:table-cell/>
          <table:table-cell office:value-type="float" office:value="0">
            <text:p>0</text:p>
          </table:table-cell>
          <table:table-cell table:formula="of:=DEC2HEX([.AO119];2)" office:value-type="string" office:string-value="C7">
            <text:p>C7</text:p>
          </table:table-cell>
          <table:table-cell table:formula="of:=DEC2HEX([.AP119];2)" office:value-type="string" office:string-value="01">
            <text:p>01</text:p>
          </table:table-cell>
          <table:table-cell table:formula="of:=DEC2HEX([.AQ119];2)" office:value-type="string" office:string-value="00">
            <text:p>00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Arkansas</text:p>
          </table:table-cell>
          <table:table-cell office:value-type="string">
            <text:p>c_c_</text:p>
          </table:table-cell>
          <table:table-cell office:value-type="string">
            <text:p>ar</text:p>
          </table:table-cell>
          <table:table-cell/>
          <table:table-cell table:formula="of:=[.K120]&amp;[.L120]" office:value-type="string" office:string-value="c_c_ar">
            <text:p>c_c_ar</text:p>
          </table:table-cell>
          <table:table-cell table:formula="of:=[.J120]&amp;&quot; Cavalry&quot;" office:value-type="string" office:string-value="Arkansas Cavalry">
            <text:p>Arkansas Cavalry</text:p>
          </table:table-cell>
          <table:table-cell office:value-type="float" office:value="20">
            <text:p>20</text:p>
          </table:table-cell>
          <table:table-cell table:number-columns-repeated="3"/>
          <table:table-cell table:formula="of:=&quot;c_&quot;&amp;[.L120]" office:value-type="string" office:string-value="c_ar">
            <text:p>c_ar</text:p>
          </table:table-cell>
          <table:table-cell table:formula="of:=[.J120]&amp;&quot;&quot;&amp;[.I120]" office:value-type="string" office:string-value="Arkansas">
            <text:p>Arkansas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  <table:table-cell table:formula="of:=&quot;.skl.sc-&quot;&amp;[.AK120]&amp;&quot; { color:#&quot;&amp;[.AI120]&amp;&quot;; } &quot;" office:value-type="string" office:string-value=".skl.sc-1 { color:#A62200; } ">
            <text:p>.skl.sc-1 { color:#A62200; } </text:p>
          </table:table-cell>
          <table:table-cell/>
          <table:table-cell table:formula="of:=[.AL120]&amp;[.AM120]&amp;[.AN120]" office:value-type="string" office:string-value="A62200">
            <text:p>A62200</text:p>
          </table:table-cell>
          <table:table-cell/>
          <table:table-cell office:value-type="float" office:value="1">
            <text:p>1</text:p>
          </table:table-cell>
          <table:table-cell table:formula="of:=DEC2HEX([.AO120];2)" office:value-type="string" office:string-value="A6">
            <text:p>A6</text:p>
          </table:table-cell>
          <table:table-cell table:formula="of:=DEC2HEX([.AP120];2)" office:value-type="string" office:string-value="22">
            <text:p>22</text:p>
          </table:table-cell>
          <table:table-cell table:formula="of:=DEC2HEX([.AQ120];2)" office:value-type="string" office:string-value="00">
            <text:p>00</text:p>
          </table:table-cell>
          <table:table-cell table:formula="of:=[.AO119]-[.$AN$117]" office:value-type="float" office:value="166">
            <text:p>166</text:p>
          </table:table-cell>
          <table:table-cell table:formula="of:=[.AP119]+[.$AN$11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Florida</text:p>
          </table:table-cell>
          <table:table-cell office:value-type="string">
            <text:p>c_c_</text:p>
          </table:table-cell>
          <table:table-cell office:value-type="string">
            <text:p>fl</text:p>
          </table:table-cell>
          <table:table-cell/>
          <table:table-cell table:formula="of:=[.K121]&amp;[.L121]" office:value-type="string" office:string-value="c_c_fl">
            <text:p>c_c_fl</text:p>
          </table:table-cell>
          <table:table-cell table:formula="of:=[.J121]&amp;&quot; Cavalry&quot;" office:value-type="string" office:string-value="Florida Cavalry">
            <text:p>Florida Cavalry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&quot;c_&quot;&amp;[.L121]" office:value-type="string" office:string-value="c_fl">
            <text:p>c_fl</text:p>
          </table:table-cell>
          <table:table-cell table:formula="of:=[.J121]&amp;&quot;&quot;&amp;[.I121]" office:value-type="string" office:string-value="Florida">
            <text:p>Florida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table:formula="of:=&quot;.skl.sc-&quot;&amp;[.AK121]&amp;&quot; { color:#&quot;&amp;[.AI121]&amp;&quot;; } &quot;" office:value-type="string" office:string-value=".skl.sc-2 { color:#854300; } ">
            <text:p>.skl.sc-2 { color:#854300; } </text:p>
          </table:table-cell>
          <table:table-cell/>
          <table:table-cell table:formula="of:=[.AL121]&amp;[.AM121]&amp;[.AN121]" office:value-type="string" office:string-value="854300">
            <text:p>854300</text:p>
          </table:table-cell>
          <table:table-cell/>
          <table:table-cell office:value-type="float" office:value="2">
            <text:p>2</text:p>
          </table:table-cell>
          <table:table-cell table:formula="of:=DEC2HEX([.AO121];2)" office:value-type="string" office:string-value="85">
            <text:p>85</text:p>
          </table:table-cell>
          <table:table-cell table:formula="of:=DEC2HEX([.AP121];2)" office:value-type="string" office:string-value="43">
            <text:p>43</text:p>
          </table:table-cell>
          <table:table-cell table:formula="of:=DEC2HEX([.AQ121];2)" office:value-type="string" office:string-value="00">
            <text:p>00</text:p>
          </table:table-cell>
          <table:table-cell table:formula="of:=[.AO120]-[.$AN$117]" office:value-type="float" office:value="133">
            <text:p>133</text:p>
          </table:table-cell>
          <table:table-cell table:formula="of:=[.AP120]+[.$AN$117]"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Georgia</text:p>
          </table:table-cell>
          <table:table-cell office:value-type="string">
            <text:p>c_c_</text:p>
          </table:table-cell>
          <table:table-cell office:value-type="string">
            <text:p>ga</text:p>
          </table:table-cell>
          <table:table-cell/>
          <table:table-cell table:formula="of:=[.K122]&amp;[.L122]" office:value-type="string" office:string-value="c_c_ga">
            <text:p>c_c_ga</text:p>
          </table:table-cell>
          <table:table-cell table:formula="of:=[.J122]&amp;&quot; Cavalry&quot;" office:value-type="string" office:string-value="Georgia Cavalry">
            <text:p>Georgia Cavalry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&quot;c_&quot;&amp;[.L122]" office:value-type="string" office:string-value="c_ga">
            <text:p>c_ga</text:p>
          </table:table-cell>
          <table:table-cell table:formula="of:=[.J122]&amp;&quot;&quot;&amp;[.I122]" office:value-type="string" office:string-value="Georgia">
            <text:p>Georgia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7"/>
          <table:table-cell table:formula="of:=&quot;.skl.sc-&quot;&amp;[.AK122]&amp;&quot; { color:#&quot;&amp;[.AI122]&amp;&quot;; } &quot;" office:value-type="string" office:string-value=".skl.sc-3 { color:#646400; } ">
            <text:p>.skl.sc-3 { color:#646400; } </text:p>
          </table:table-cell>
          <table:table-cell/>
          <table:table-cell table:formula="of:=[.AL122]&amp;[.AM122]&amp;[.AN122]" office:value-type="string" office:string-value="646400">
            <text:p>646400</text:p>
          </table:table-cell>
          <table:table-cell/>
          <table:table-cell office:value-type="float" office:value="3">
            <text:p>3</text:p>
          </table:table-cell>
          <table:table-cell table:formula="of:=DEC2HEX([.AO122];2)" office:value-type="string" office:string-value="64">
            <text:p>64</text:p>
          </table:table-cell>
          <table:table-cell table:formula="of:=DEC2HEX([.AP122];2)" office:value-type="string" office:string-value="64">
            <text:p>64</text:p>
          </table:table-cell>
          <table:table-cell table:formula="of:=DEC2HEX([.AQ122];2)" office:value-type="string" office:string-value="00">
            <text:p>00</text:p>
          </table:table-cell>
          <table:table-cell table:formula="of:=[.AO121]-[.$AN$117]" office:value-type="float" office:value="100">
            <text:p>100</text:p>
          </table:table-cell>
          <table:table-cell table:formula="of:=[.AP121]+[.$AN$117]"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Kentucky</text:p>
          </table:table-cell>
          <table:table-cell office:value-type="string">
            <text:p>c_c_</text:p>
          </table:table-cell>
          <table:table-cell office:value-type="string">
            <text:p>ky</text:p>
          </table:table-cell>
          <table:table-cell/>
          <table:table-cell table:formula="of:=[.K123]&amp;[.L123]" office:value-type="string" office:string-value="c_c_ky">
            <text:p>c_c_ky</text:p>
          </table:table-cell>
          <table:table-cell table:formula="of:=[.J123]&amp;&quot; Cavalry&quot;" office:value-type="string" office:string-value="Kentucky Cavalry">
            <text:p>Kentucky Cavalry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&quot;c_&quot;&amp;[.L123]" office:value-type="string" office:string-value="c_ky">
            <text:p>c_ky</text:p>
          </table:table-cell>
          <table:table-cell table:formula="of:=[.J123]&amp;&quot;&quot;&amp;[.I123]" office:value-type="string" office:string-value="Kentucky">
            <text:p>Kentucky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7"/>
          <table:table-cell table:formula="of:=&quot;.skl.sc-&quot;&amp;[.AK123]&amp;&quot; { color:#&quot;&amp;[.AI123]&amp;&quot;; } &quot;" office:value-type="string" office:string-value=".skl.sc-4 { color:#438500; } ">
            <text:p>.skl.sc-4 { color:#438500; } </text:p>
          </table:table-cell>
          <table:table-cell/>
          <table:table-cell table:formula="of:=[.AL123]&amp;[.AM123]&amp;[.AN123]" office:value-type="string" office:string-value="438500">
            <text:p>438500</text:p>
          </table:table-cell>
          <table:table-cell/>
          <table:table-cell office:value-type="float" office:value="4">
            <text:p>4</text:p>
          </table:table-cell>
          <table:table-cell table:formula="of:=DEC2HEX([.AO123];2)" office:value-type="string" office:string-value="43">
            <text:p>43</text:p>
          </table:table-cell>
          <table:table-cell table:formula="of:=DEC2HEX([.AP123];2)" office:value-type="string" office:string-value="85">
            <text:p>85</text:p>
          </table:table-cell>
          <table:table-cell table:formula="of:=DEC2HEX([.AQ123];2)" office:value-type="string" office:string-value="00">
            <text:p>00</text:p>
          </table:table-cell>
          <table:table-cell table:formula="of:=[.AO122]-[.$AN$117]" office:value-type="float" office:value="67">
            <text:p>67</text:p>
          </table:table-cell>
          <table:table-cell table:formula="of:=[.AP122]+[.$AN$117]" office:value-type="float" office:value="133">
            <text:p>13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Louisiana</text:p>
          </table:table-cell>
          <table:table-cell office:value-type="string">
            <text:p>c_c_</text:p>
          </table:table-cell>
          <table:table-cell office:value-type="string">
            <text:p>la</text:p>
          </table:table-cell>
          <table:table-cell/>
          <table:table-cell table:formula="of:=[.K124]&amp;[.L124]" office:value-type="string" office:string-value="c_c_la">
            <text:p>c_c_la</text:p>
          </table:table-cell>
          <table:table-cell table:formula="of:=[.J124]&amp;&quot; Cavalry&quot;" office:value-type="string" office:string-value="Louisiana Cavalry">
            <text:p>Louisiana Cavalry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&quot;c_&quot;&amp;[.L124]" office:value-type="string" office:string-value="c_la">
            <text:p>c_la</text:p>
          </table:table-cell>
          <table:table-cell table:formula="of:=[.J124]&amp;&quot;&quot;&amp;[.I124]" office:value-type="string" office:string-value="Louisiana">
            <text:p>Louisiana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7"/>
          <table:table-cell table:formula="of:=&quot;.skl.sc-&quot;&amp;[.AK124]&amp;&quot; { color:#&quot;&amp;[.AI124]&amp;&quot;; } &quot;" office:value-type="string" office:string-value=".skl.sc-5 { color:#22A600; } ">
            <text:p>.skl.sc-5 { color:#22A600; } </text:p>
          </table:table-cell>
          <table:table-cell/>
          <table:table-cell table:formula="of:=[.AL124]&amp;[.AM124]&amp;[.AN124]" office:value-type="string" office:string-value="22A600">
            <text:p>22A600</text:p>
          </table:table-cell>
          <table:table-cell/>
          <table:table-cell office:value-type="float" office:value="5">
            <text:p>5</text:p>
          </table:table-cell>
          <table:table-cell table:formula="of:=DEC2HEX([.AO124];2)" office:value-type="string" office:string-value="22">
            <text:p>22</text:p>
          </table:table-cell>
          <table:table-cell table:formula="of:=DEC2HEX([.AP124];2)" office:value-type="string" office:string-value="A6">
            <text:p>A6</text:p>
          </table:table-cell>
          <table:table-cell table:formula="of:=DEC2HEX([.AQ124];2)" office:value-type="string" office:string-value="00">
            <text:p>00</text:p>
          </table:table-cell>
          <table:table-cell table:formula="of:=[.AO123]-[.$AN$117]" office:value-type="float" office:value="34">
            <text:p>34</text:p>
          </table:table-cell>
          <table:table-cell table:formula="of:=[.AP123]+[.$AN$117]" office:value-type="float" office:value="166">
            <text:p>16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8"/>
          <table:table-cell/>
          <table:table-cell office:value-type="string">
            <text:p>Maryland</text:p>
          </table:table-cell>
          <table:table-cell office:value-type="string">
            <text:p>c_c_</text:p>
          </table:table-cell>
          <table:table-cell office:value-type="string">
            <text:p>md</text:p>
          </table:table-cell>
          <table:table-cell/>
          <table:table-cell table:formula="of:=[.K125]&amp;[.L125]" office:value-type="string" office:string-value="c_c_md">
            <text:p>c_c_md</text:p>
          </table:table-cell>
          <table:table-cell table:formula="of:=[.J125]&amp;&quot; Cavalry&quot;" office:value-type="string" office:string-value="Maryland Cavalry">
            <text:p>Maryland Cavalr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&quot;c_&quot;&amp;[.L125]" office:value-type="string" office:string-value="c_md">
            <text:p>c_md</text:p>
          </table:table-cell>
          <table:table-cell table:formula="of:=[.J125]&amp;&quot;&quot;&amp;[.I125]" office:value-type="string" office:string-value="Maryland">
            <text:p>Marylan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7"/>
          <table:table-cell table:formula="of:=&quot;.skl.sc-&quot;&amp;[.AK125]&amp;&quot; { color:#&quot;&amp;[.AI125]&amp;&quot;; } &quot;" office:value-type="string" office:string-value=".skl.sc-6 { color:#01C700; } ">
            <text:p>.skl.sc-6 { color:#01C700; } </text:p>
          </table:table-cell>
          <table:table-cell/>
          <table:table-cell table:formula="of:=[.AL125]&amp;[.AM125]&amp;[.AN125]" office:value-type="string" office:string-value="01C700">
            <text:p>01C700</text:p>
          </table:table-cell>
          <table:table-cell/>
          <table:table-cell office:value-type="float" office:value="6">
            <text:p>6</text:p>
          </table:table-cell>
          <table:table-cell table:formula="of:=DEC2HEX([.AO125];2)" office:value-type="string" office:string-value="01">
            <text:p>01</text:p>
          </table:table-cell>
          <table:table-cell table:formula="of:=DEC2HEX([.AP125];2)" office:value-type="string" office:string-value="C7">
            <text:p>C7</text:p>
          </table:table-cell>
          <table:table-cell table:formula="of:=DEC2HEX([.AQ125];2)" office:value-type="string" office:string-value="00">
            <text:p>00</text:p>
          </table:table-cell>
          <table:table-cell table:formula="of:=[.AO124]-[.$AN$117]" office:value-type="float" office:value="1">
            <text:p>1</text:p>
          </table:table-cell>
          <table:table-cell table:formula="of:=[.AP124]+[.$AN$117]"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8"/>
          <table:table-cell/>
          <table:table-cell office:value-type="string">
            <text:p>Mississippi</text:p>
          </table:table-cell>
          <table:table-cell office:value-type="string">
            <text:p>c_c_</text:p>
          </table:table-cell>
          <table:table-cell office:value-type="string">
            <text:p>ms</text:p>
          </table:table-cell>
          <table:table-cell/>
          <table:table-cell table:formula="of:=[.K126]&amp;[.L126]" office:value-type="string" office:string-value="c_c_ms">
            <text:p>c_c_ms</text:p>
          </table:table-cell>
          <table:table-cell table:formula="of:=[.J126]&amp;&quot; Cavalry&quot;" office:value-type="string" office:string-value="Mississippi Cavalry">
            <text:p>Mississippi Cavalry</text:p>
          </table:table-cell>
          <table:table-cell office:value-type="float" office:value="20">
            <text:p>20</text:p>
          </table:table-cell>
          <table:table-cell table:number-columns-repeated="3"/>
          <table:table-cell table:formula="of:=&quot;c_&quot;&amp;[.L126]" office:value-type="string" office:string-value="c_ms">
            <text:p>c_ms</text:p>
          </table:table-cell>
          <table:table-cell table:formula="of:=[.J126]&amp;&quot;&quot;&amp;[.I126]" office:value-type="string" office:string-value="Mississippi">
            <text:p>Mississippi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19"/>
          <table:table-cell table:formula="of:=SQRT([.AS125])" office:value-type="float" office:value="2.82842712474619">
            <text:p>2.8284271247</text:p>
          </table:table-cell>
          <table:table-cell table:formula="of:=SQRT([.AT125])" office:value-type="float" office:value="2.64575131106459">
            <text:p>2.6457513111</text:p>
          </table:table-cell>
          <table:table-cell table:formula="of:=SQRT([.AU125])" office:value-type="float" office:value="2.44948974278318">
            <text:p>2.4494897428</text:p>
          </table:table-cell>
          <table:table-cell table:formula="of:=SQRT([.AV125])" office:value-type="float" office:value="2.23606797749979">
            <text:p>2.2360679775</text:p>
          </table:table-cell>
          <table:table-cell table:formula="of:=SQRT([.AW125])" office:value-type="float" office:value="2">
            <text:p>2</text:p>
          </table:table-cell>
          <table:table-cell table:formula="of:=SQRT([.AX125])" office:value-type="float" office:value="1.73205080756888">
            <text:p>1.7320508076</text:p>
          </table:table-cell>
          <table:table-cell table:number-columns-repeated="10"/>
        </table:table-row>
        <table:table-row table:style-name="ro1">
          <table:table-cell table:number-columns-repeated="8"/>
          <table:table-cell/>
          <table:table-cell office:value-type="string">
            <text:p>Missouri</text:p>
          </table:table-cell>
          <table:table-cell office:value-type="string">
            <text:p>c_c_</text:p>
          </table:table-cell>
          <table:table-cell office:value-type="string">
            <text:p>mo</text:p>
          </table:table-cell>
          <table:table-cell/>
          <table:table-cell table:formula="of:=[.K127]&amp;[.L127]" office:value-type="string" office:string-value="c_c_mo">
            <text:p>c_c_mo</text:p>
          </table:table-cell>
          <table:table-cell table:formula="of:=[.J127]&amp;&quot; Cavalry&quot;" office:value-type="string" office:string-value="Missouri Cavalry">
            <text:p>Missouri Cavalry</text:p>
          </table:table-cell>
          <table:table-cell office:value-type="float" office:value="14">
            <text:p>14</text:p>
          </table:table-cell>
          <table:table-cell table:number-columns-repeated="3"/>
          <table:table-cell table:formula="of:=&quot;c_&quot;&amp;[.L127]" office:value-type="string" office:string-value="c_mo">
            <text:p>c_mo</text:p>
          </table:table-cell>
          <table:table-cell table:formula="of:=[.J127]&amp;&quot;&quot;&amp;[.I127]" office:value-type="string" office:string-value="Missouri">
            <text:p>Missouri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9"/>
          <table:table-cell table:formula="of:=SQRT([.AS126])" office:value-type="float" office:value="1.68179283050743">
            <text:p>1.6817928305</text:p>
          </table:table-cell>
          <table:table-cell table:formula="of:=SQRT([.AT126])" office:value-type="float" office:value="1.62657656169779">
            <text:p>1.6265765617</text:p>
          </table:table-cell>
          <table:table-cell table:formula="of:=SQRT([.AU126])" office:value-type="float" office:value="1.56508458007329">
            <text:p>1.5650845801</text:p>
          </table:table-cell>
          <table:table-cell table:formula="of:=SQRT([.AV126])" office:value-type="float" office:value="1.49534878122122">
            <text:p>1.4953487812</text:p>
          </table:table-cell>
          <table:table-cell table:formula="of:=SQRT([.AW126])" office:value-type="float" office:value="1.4142135623731">
            <text:p>1.4142135624</text:p>
          </table:table-cell>
          <table:table-cell table:formula="of:=SQRT([.AX126])" office:value-type="float" office:value="1.31607401295249">
            <text:p>1.316074013</text:p>
          </table:table-cell>
          <table:table-cell table:number-columns-repeated="10"/>
        </table:table-row>
        <table:table-row table:style-name="ro1">
          <table:table-cell table:number-columns-repeated="8"/>
          <table:table-cell/>
          <table:table-cell office:value-type="string">
            <text:p>North Carolina</text:p>
          </table:table-cell>
          <table:table-cell office:value-type="string">
            <text:p>c_c_</text:p>
          </table:table-cell>
          <table:table-cell office:value-type="string">
            <text:p>nc</text:p>
          </table:table-cell>
          <table:table-cell/>
          <table:table-cell table:formula="of:=[.K128]&amp;[.L128]" office:value-type="string" office:string-value="c_c_nc">
            <text:p>c_c_nc</text:p>
          </table:table-cell>
          <table:table-cell table:formula="of:=[.J128]&amp;&quot; Cavalry&quot;" office:value-type="string" office:string-value="North Carolina Cavalry">
            <text:p>North Carolina Cavalry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&quot;c_&quot;&amp;[.L128]" office:value-type="string" office:string-value="c_nc">
            <text:p>c_nc</text:p>
          </table:table-cell>
          <table:table-cell table:formula="of:=[.J128]&amp;&quot;&quot;&amp;[.I128]" office:value-type="string" office:string-value="North Carolina">
            <text:p>North Carolina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9"/>
          <table:table-cell table:formula="of:=SQRT([.AS127])" office:value-type="float" office:value="1.29683955465101">
            <text:p>1.2968395547</text:p>
          </table:table-cell>
          <table:table-cell table:formula="of:=SQRT([.AT127])" office:value-type="float" office:value="1.27537310685845">
            <text:p>1.2753731069</text:p>
          </table:table-cell>
          <table:table-cell table:formula="of:=SQRT([.AU127])" office:value-type="float" office:value="1.25103340485907">
            <text:p>1.2510334049</text:p>
          </table:table-cell>
          <table:table-cell table:formula="of:=SQRT([.AV127])" office:value-type="float" office:value="1.22284454499385">
            <text:p>1.222844545</text:p>
          </table:table-cell>
          <table:table-cell table:formula="of:=SQRT([.AW127])" office:value-type="float" office:value="1.18920711500272">
            <text:p>1.189207115</text:p>
          </table:table-cell>
          <table:table-cell table:formula="of:=SQRT([.AX127])" office:value-type="float" office:value="1.14720269043988">
            <text:p>1.1472026904</text:p>
          </table:table-cell>
          <table:table-cell table:number-columns-repeated="10"/>
        </table:table-row>
        <table:table-row table:style-name="ro1">
          <table:table-cell table:number-columns-repeated="8"/>
          <table:table-cell/>
          <table:table-cell office:value-type="string">
            <text:p>South Carolina</text:p>
          </table:table-cell>
          <table:table-cell office:value-type="string">
            <text:p>c_c_</text:p>
          </table:table-cell>
          <table:table-cell office:value-type="string">
            <text:p>sc</text:p>
          </table:table-cell>
          <table:table-cell/>
          <table:table-cell table:formula="of:=[.K129]&amp;[.L129]" office:value-type="string" office:string-value="c_c_sc">
            <text:p>c_c_sc</text:p>
          </table:table-cell>
          <table:table-cell table:formula="of:=[.J129]&amp;&quot; Cavalry&quot;" office:value-type="string" office:string-value="South Carolina Cavalry">
            <text:p>South Carolina Cavalry</text:p>
          </table:table-cell>
          <table:table-cell office:value-type="float" office:value="16">
            <text:p>16</text:p>
          </table:table-cell>
          <table:table-cell table:number-columns-repeated="3"/>
          <table:table-cell table:formula="of:=&quot;c_&quot;&amp;[.L129]" office:value-type="string" office:string-value="c_sc">
            <text:p>c_sc</text:p>
          </table:table-cell>
          <table:table-cell table:formula="of:=[.J129]&amp;&quot;&quot;&amp;[.I129]" office:value-type="string" office:string-value="South Carolina">
            <text:p>South Carolina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Tennessee</text:p>
          </table:table-cell>
          <table:table-cell office:value-type="string">
            <text:p>c_c_</text:p>
          </table:table-cell>
          <table:table-cell office:value-type="string">
            <text:p>tn</text:p>
          </table:table-cell>
          <table:table-cell/>
          <table:table-cell table:formula="of:=[.K130]&amp;[.L130]" office:value-type="string" office:string-value="c_c_tn">
            <text:p>c_c_tn</text:p>
          </table:table-cell>
          <table:table-cell table:formula="of:=[.J130]&amp;&quot; Cavalry&quot;" office:value-type="string" office:string-value="Tennessee Cavalry">
            <text:p>Tennessee Cavalry</text:p>
          </table:table-cell>
          <table:table-cell office:value-type="float" office:value="25">
            <text:p>25</text:p>
          </table:table-cell>
          <table:table-cell table:number-columns-repeated="3"/>
          <table:table-cell table:formula="of:=&quot;c_&quot;&amp;[.L130]" office:value-type="string" office:string-value="c_tn">
            <text:p>c_tn</text:p>
          </table:table-cell>
          <table:table-cell table:formula="of:=[.J130]&amp;&quot;&quot;&amp;[.I130]" office:value-type="string" office:string-value="Tennessee">
            <text:p>Tennessee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Texas</text:p>
          </table:table-cell>
          <table:table-cell office:value-type="string">
            <text:p>c_c_</text:p>
          </table:table-cell>
          <table:table-cell office:value-type="string">
            <text:p>tx</text:p>
          </table:table-cell>
          <table:table-cell/>
          <table:table-cell table:formula="of:=[.K131]&amp;[.L131]" office:value-type="string" office:string-value="c_c_tx">
            <text:p>c_c_tx</text:p>
          </table:table-cell>
          <table:table-cell table:formula="of:=[.J131]&amp;&quot; Cavalry&quot;" office:value-type="string" office:string-value="Texas Cavalry">
            <text:p>Texas Cavalry</text:p>
          </table:table-cell>
          <table:table-cell office:value-type="float" office:value="37">
            <text:p>37</text:p>
          </table:table-cell>
          <table:table-cell table:number-columns-repeated="3"/>
          <table:table-cell table:formula="of:=&quot;c_&quot;&amp;[.L131]" office:value-type="string" office:string-value="c_tx">
            <text:p>c_tx</text:p>
          </table:table-cell>
          <table:table-cell table:formula="of:=[.J131]&amp;&quot;&quot;&amp;[.I131]" office:value-type="string" office:string-value="Texas">
            <text:p>Texas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Virginia</text:p>
          </table:table-cell>
          <table:table-cell office:value-type="string">
            <text:p>c_c_</text:p>
          </table:table-cell>
          <table:table-cell office:value-type="string">
            <text:p>va</text:p>
          </table:table-cell>
          <table:table-cell/>
          <table:table-cell table:formula="of:=[.K132]&amp;[.L132]" office:value-type="string" office:string-value="c_c_va">
            <text:p>c_c_va</text:p>
          </table:table-cell>
          <table:table-cell table:formula="of:=[.J132]&amp;&quot; Cavalry&quot;" office:value-type="string" office:string-value="Virginia Cavalry">
            <text:p>Virginia Cavalry</text:p>
          </table:table-cell>
          <table:table-cell office:value-type="float" office:value="35">
            <text:p>35</text:p>
          </table:table-cell>
          <table:table-cell table:number-columns-repeated="3"/>
          <table:table-cell table:formula="of:=&quot;c_&quot;&amp;[.L132]" office:value-type="string" office:string-value="c_va">
            <text:p>c_va</text:p>
          </table:table-cell>
          <table:table-cell table:formula="of:=[.J132]&amp;&quot;&quot;&amp;[.I132]" office:value-type="string" office:string-value="Virginia">
            <text:p>Virginia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/>
          <table:table-cell office:value-type="string">
            <text:p>Virginia Militia</text:p>
          </table:table-cell>
          <table:table-cell office:value-type="string">
            <text:p>c_c_</text:p>
          </table:table-cell>
          <table:table-cell office:value-type="string">
            <text:p>vam</text:p>
          </table:table-cell>
          <table:table-cell/>
          <table:table-cell table:formula="of:=[.K133]&amp;[.L133]" office:value-type="string" office:string-value="c_c_vam">
            <text:p>c_c_vam</text:p>
          </table:table-cell>
          <table:table-cell table:formula="of:=[.J133]&amp;&quot; Cavalry&quot;" office:value-type="string" office:string-value="Virginia Militia Cavalry">
            <text:p>Virginia Militia 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3]" office:value-type="string" office:string-value="c_vam">
            <text:p>c_vam</text:p>
          </table:table-cell>
          <table:table-cell table:formula="of:=[.J133]&amp;&quot;&quot;&amp;[.I133]" office:value-type="string" office:string-value="Virginia Militia">
            <text:p>Virginia Militia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34]&amp;[.L134]" office:value-type="string" office:string-value="c_c_">
            <text:p>c_c_</text:p>
          </table:table-cell>
          <table:table-cell table:formula="of:=[.J134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4]" office:value-type="string" office:string-value="c_">
            <text:p>c_</text:p>
          </table:table-cell>
          <table:table-cell table:formula="of:=[.J134]&amp;&quot;&quot;&amp;[.I134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35]&amp;[.L135]" office:value-type="string" office:string-value="c_c_">
            <text:p>c_c_</text:p>
          </table:table-cell>
          <table:table-cell table:formula="of:=[.J135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5]" office:value-type="string" office:string-value="c_">
            <text:p>c_</text:p>
          </table:table-cell>
          <table:table-cell table:formula="of:=[.J135]&amp;&quot;&quot;&amp;[.I135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36]&amp;[.L136]" office:value-type="string" office:string-value="c_c_">
            <text:p>c_c_</text:p>
          </table:table-cell>
          <table:table-cell table:formula="of:=[.J136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6]" office:value-type="string" office:string-value="c_">
            <text:p>c_</text:p>
          </table:table-cell>
          <table:table-cell table:formula="of:=[.J136]&amp;&quot;&quot;&amp;[.I136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37]&amp;[.L137]" office:value-type="string" office:string-value="c_c_">
            <text:p>c_c_</text:p>
          </table:table-cell>
          <table:table-cell table:formula="of:=[.J137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7]" office:value-type="string" office:string-value="c_">
            <text:p>c_</text:p>
          </table:table-cell>
          <table:table-cell table:formula="of:=[.J137]&amp;&quot;&quot;&amp;[.I137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38]&amp;[.L138]" office:value-type="string" office:string-value="c_c_">
            <text:p>c_c_</text:p>
          </table:table-cell>
          <table:table-cell table:formula="of:=[.J138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8]" office:value-type="string" office:string-value="c_">
            <text:p>c_</text:p>
          </table:table-cell>
          <table:table-cell table:formula="of:=[.J138]&amp;&quot;&quot;&amp;[.I138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39]&amp;[.L139]" office:value-type="string" office:string-value="c_c_">
            <text:p>c_c_</text:p>
          </table:table-cell>
          <table:table-cell table:formula="of:=[.J139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39]" office:value-type="string" office:string-value="c_">
            <text:p>c_</text:p>
          </table:table-cell>
          <table:table-cell table:formula="of:=[.J139]&amp;&quot;&quot;&amp;[.I139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40]&amp;[.L140]" office:value-type="string" office:string-value="c_c_">
            <text:p>c_c_</text:p>
          </table:table-cell>
          <table:table-cell table:formula="of:=[.J140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40]" office:value-type="string" office:string-value="c_">
            <text:p>c_</text:p>
          </table:table-cell>
          <table:table-cell table:formula="of:=[.J140]&amp;&quot;&quot;&amp;[.I140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41]&amp;[.L141]" office:value-type="string" office:string-value="c_c_">
            <text:p>c_c_</text:p>
          </table:table-cell>
          <table:table-cell table:formula="of:=[.J141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41]" office:value-type="string" office:string-value="c_">
            <text:p>c_</text:p>
          </table:table-cell>
          <table:table-cell table:formula="of:=[.J141]&amp;&quot;&quot;&amp;[.I141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 table:number-columns-repeated="8"/>
          <table:table-cell table:number-columns-repeated="2"/>
          <table:table-cell office:value-type="string">
            <text:p>c_c_</text:p>
          </table:table-cell>
          <table:table-cell/>
          <table:table-cell/>
          <table:table-cell table:formula="of:=[.K142]&amp;[.L142]" office:value-type="string" office:string-value="c_c_">
            <text:p>c_c_</text:p>
          </table:table-cell>
          <table:table-cell table:formula="of:=[.J142]&amp;&quot; Cavalry&quot;" office:value-type="string" office:string-value=" Cavalry">
            <text:p><text:s/>Cavalry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&quot;c_&quot;&amp;[.L142]" office:value-type="string" office:string-value="c_">
            <text:p>c_</text:p>
          </table:table-cell>
          <table:table-cell table:formula="of:=[.J142]&amp;&quot;&quot;&amp;[.I142]"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P49:Sheet1.AQ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08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5T13:54:36.12</meta:creation-date>
    <dc:date>2012-02-13T08:15:51.61</dc:date>
    <meta:editing-duration>P6DT13H31M41S</meta:editing-duration>
    <meta:editing-cycles>13</meta:editing-cycles>
    <meta:generator>OpenOffice.org/3.3$Win32 OpenOffice.org_project/330m20$Build-9567</meta:generator>
    <meta:document-statistic meta:table-count="3" meta:cell-count="2832" meta:object-count="0"/>
  </office:meta>
</office:document-meta>
</file>